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1" office:value-type="string" calcext:value-type="string">
            <text:p><text:a xlink:href="https://www.w3schools.com/jsref/prop_attr_isid.asp" xlink:type="simple">attr.isId</text:a></text:p>
          </table:table-cell>
          <table:table-cell office:value-type="string" calcext:value-type="string">
            <text:p>Returns true if the attribute is of type Id, otherwise it returns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1" office:value-type="string" calcext:value-type="string">
            <text:p><text:a xlink:href="https://www.w3schools.com/jsref/prop_attr_name.asp" xlink:type="simple">attr.name</text:a></text:p>
          </table:table-cell>
          <table:table-cell office:value-type="string" calcext:value-type="string">
            <text:p>Returns the name of an attribu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1" office:value-type="string" calcext:value-type="string">
            <text:p><text:a xlink:href="https://www.w3schools.com/jsref/prop_attr_value.asp" xlink:type="simple">attr.value</text:a></text:p>
          </table:table-cell>
          <table:table-cell office:value-type="string" calcext:value-type="string">
            <text:p>Sets or returns the value of the attribu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1" office:value-type="string" calcext:value-type="string">
            <text:p><text:a xlink:href="https://www.w3schools.com/jsref/prop_attr_specified.asp" xlink:type="simple">attr.specified</text:a></text:p>
          </table:table-cell>
          <table:table-cell office:value-type="string" calcext:value-type="string">
            <text:p>Returns true if the attribute has been specified, otherwise it returns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1" office:value-type="string" calcext:value-type="string">
            <text:p><text:a xlink:href="https://www.w3schools.com/jsref/met_namednodemap_getnameditem.asp" xlink:type="simple">nodemap.getNamedItem()</text:a></text:p>
          </table:table-cell>
          <table:table-cell office:value-type="string" calcext:value-type="string">
            <text:p>Returns a specified attribute node from a NamedNodeMa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1" office:value-type="string" calcext:value-type="string">
            <text:p><text:a xlink:href="https://www.w3schools.com/jsref/met_namednodemap_item.asp" xlink:type="simple">nodemap.item()</text:a></text:p>
          </table:table-cell>
          <table:table-cell office:value-type="string" calcext:value-type="string">
            <text:p>Returns the attribute node at a specified index in a NamedNodeMa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1" office:value-type="string" calcext:value-type="string">
            <text:p><text:a xlink:href="https://www.w3schools.com/jsref/prop_namednodemap_length.asp" xlink:type="simple">nodemap.length</text:a></text:p>
          </table:table-cell>
          <table:table-cell office:value-type="string" calcext:value-type="string">
            <text:p>Returns the number of attribute nodes in a NamedNodeMa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1" office:value-type="string" calcext:value-type="string">
            <text:p><text:a xlink:href="https://www.w3schools.com/jsref/met_namednodemap_removenameditem.asp" xlink:type="simple">nodemap.removeNamedItem()</text:a></text:p>
          </table:table-cell>
          <table:table-cell office:value-type="string" calcext:value-type="string">
            <text:p>Removes a specified attribute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1" office:value-type="string" calcext:value-type="string">
            <text:p><text:a xlink:href="https://www.w3schools.com/jsref/met_namednodemap_setnameditem.asp" xlink:type="simple">nodemap.setNamedItem()</text:a></text:p>
          </table:table-cell>
          <table:table-cell office:value-type="string" calcext:value-type="string">
            <text:p>Sets the specified attribute node (by nam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<text:a xlink:href="https://www.w3schools.com/jsref/prop_document_activeelement.asp" xlink:type="simple">activeElement</text:a></text:p>
          </table:table-cell>
          <table:table-cell office:value-type="string" calcext:value-type="string">
            <text:p>Returns the currently focused element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<text:a xlink:href="https://www.w3schools.com/jsref/met_document_addeventlistener.asp" xlink:type="simple">addEventListener()</text:a></text:p>
          </table:table-cell>
          <table:table-cell office:value-type="string" calcext:value-type="string">
            <text:p>Attaches an event handler to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<text:a xlink:href="https://www.w3schools.com/jsref/met_document_adoptnode.asp" xlink:type="simple">adoptNode()</text:a></text:p>
          </table:table-cell>
          <table:table-cell office:value-type="string" calcext:value-type="string">
            <text:p>Adopts a node from another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<text:a xlink:href="https://www.w3schools.com/jsref/coll_doc_anchors.asp" xlink:type="simple">anchors</text:a></text:p>
          </table:table-cell>
          <table:table-cell office:value-type="string" calcext:value-type="string">
            <text:p>Returns a collection of all &lt;a&gt; elements in the document that have a name attribu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<text:a xlink:href="https://www.w3schools.com/jsref/coll_doc_applets.asp" xlink:type="simple">applets</text:a></text:p>
          </table:table-cell>
          <table:table-cell office:value-type="string" calcext:value-type="string">
            <text:p>Returns a collection of all &lt;applet&gt; elements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<text:a xlink:href="https://www.w3schools.com/jsref/prop_doc_baseuri.asp" xlink:type="simple">baseURI</text:a></text:p>
          </table:table-cell>
          <table:table-cell office:value-type="string" calcext:value-type="string">
            <text:p>Returns the absolute base URI of a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<text:a xlink:href="https://www.w3schools.com/jsref/prop_doc_body.asp" xlink:type="simple">body</text:a></text:p>
          </table:table-cell>
          <table:table-cell office:value-type="string" calcext:value-type="string">
            <text:p>Sets or returns the document's body (the &lt;body&gt; elemen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<text:a xlink:href="https://www.w3schools.com/jsref/met_doc_close.asp" xlink:type="simple">close()</text:a></text:p>
          </table:table-cell>
          <table:table-cell office:value-type="string" calcext:value-type="string">
            <text:p>Closes the output stream previously opened with document.open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string" calcext:value-type="string">
            <text:p><text:a xlink:href="https://www.w3schools.com/jsref/prop_doc_cookie.asp" xlink:type="simple">cookie</text:a></text:p>
          </table:table-cell>
          <table:table-cell office:value-type="string" calcext:value-type="string">
            <text:p>Returns all name/value pairs of cookies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<text:a xlink:href="https://www.w3schools.com/jsref/prop_document_characterset.asp" xlink:type="simple">charset</text:a></text:p>
          </table:table-cell>
          <table:table-cell office:value-type="string" calcext:value-type="string">
            <text:p>Deprecated. Use <text:a xlink:href="https://www.w3schools.com/jsref/prop_document_characterset.asp" xlink:type="simple">characterSet</text:a> instead. Returns the character encoding for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string" calcext:value-type="string">
            <text:p><text:a xlink:href="https://www.w3schools.com/jsref/prop_document_characterset.asp" xlink:type="simple">characterSet</text:a></text:p>
          </table:table-cell>
          <table:table-cell office:value-type="string" calcext:value-type="string">
            <text:p>Returns the character encoding for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<text:a xlink:href="https://www.w3schools.com/jsref/met_document_createattribute.asp" xlink:type="simple">createAttribute()</text:a></text:p>
          </table:table-cell>
          <table:table-cell office:value-type="string" calcext:value-type="string">
            <text:p>Creates an attribute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string" calcext:value-type="string">
            <text:p><text:a xlink:href="https://www.w3schools.com/jsref/met_document_createcomment.asp" xlink:type="simple">createComment()</text:a></text:p>
          </table:table-cell>
          <table:table-cell office:value-type="string" calcext:value-type="string">
            <text:p>Creates a Comment node with the specified tex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<text:a xlink:href="https://www.w3schools.com/jsref/met_document_createdocumentfragment.asp" xlink:type="simple">createDocumentFragment()</text:a></text:p>
          </table:table-cell>
          <table:table-cell office:value-type="string" calcext:value-type="string">
            <text:p>Creates an empty DocumentFragment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4</text:p>
          </table:table-cell>
          <table:table-cell office:value-type="string" calcext:value-type="string">
            <text:p><text:a xlink:href="https://www.w3schools.com/jsref/met_document_createelement.asp" xlink:type="simple">createElement()</text:a></text:p>
          </table:table-cell>
          <table:table-cell office:value-type="string" calcext:value-type="string">
            <text:p>Creates an Element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<text:a xlink:href="https://www.w3schools.com/jsref/event_createevent.asp" xlink:type="simple">createEvent()</text:a></text:p>
          </table:table-cell>
          <table:table-cell office:value-type="string" calcext:value-type="string">
            <text:p>Creates a new ev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6</text:p>
          </table:table-cell>
          <table:table-cell office:value-type="string" calcext:value-type="string">
            <text:p><text:a xlink:href="https://www.w3schools.com/jsref/met_document_createtextnode.asp" xlink:type="simple">createTextNode()</text:a></text:p>
          </table:table-cell>
          <table:table-cell office:value-type="string" calcext:value-type="string">
            <text:p>Creates a Text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7</text:p>
          </table:table-cell>
          <table:table-cell office:value-type="string" calcext:value-type="string">
            <text:p><text:a xlink:href="https://www.w3schools.com/jsref/prop_document_defaultview.asp" xlink:type="simple">defaultView</text:a></text:p>
          </table:table-cell>
          <table:table-cell office:value-type="string" calcext:value-type="string">
            <text:p>Returns the window object associated with a document, or null if none is availabl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8</text:p>
          </table:table-cell>
          <table:table-cell office:value-type="string" calcext:value-type="string">
            <text:p><text:a xlink:href="https://www.w3schools.com/jsref/prop_document_designmode.asp" xlink:type="simple">designMode</text:a></text:p>
          </table:table-cell>
          <table:table-cell office:value-type="string" calcext:value-type="string">
            <text:p>Controls whether the entire document should be editable or not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9</text:p>
          </table:table-cell>
          <table:table-cell office:value-type="string" calcext:value-type="string">
            <text:p><text:a xlink:href="https://www.w3schools.com/jsref/prop_document_doctype.asp" xlink:type="simple">doctype</text:a></text:p>
          </table:table-cell>
          <table:table-cell office:value-type="string" calcext:value-type="string">
            <text:p>Returns the Document Type Declaration associated with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0</text:p>
          </table:table-cell>
          <table:table-cell office:value-type="string" calcext:value-type="string">
            <text:p><text:a xlink:href="https://www.w3schools.com/jsref/prop_document_documentelement.asp" xlink:type="simple">documentElement</text:a></text:p>
          </table:table-cell>
          <table:table-cell office:value-type="string" calcext:value-type="string">
            <text:p>Returns the Document Element of the document (the &lt;html&gt; elemen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1</text:p>
          </table:table-cell>
          <table:table-cell office:value-type="string" calcext:value-type="string">
            <text:p><text:a xlink:href="https://www.w3schools.com/jsref/prop_doc_documentmode.asp" xlink:type="simple">documentMode</text:a></text:p>
          </table:table-cell>
          <table:table-cell office:value-type="string" calcext:value-type="string">
            <text:p>Returns the mode used by the browser to render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</text:p>
          </table:table-cell>
          <table:table-cell office:value-type="string" calcext:value-type="string">
            <text:p><text:a xlink:href="https://www.w3schools.com/jsref/prop_document_documenturi.asp" xlink:type="simple">documentURI</text:a></text:p>
          </table:table-cell>
          <table:table-cell office:value-type="string" calcext:value-type="string">
            <text:p>Sets or returns the location of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</text:p>
          </table:table-cell>
          <table:table-cell office:value-type="string" calcext:value-type="string">
            <text:p><text:a xlink:href="https://www.w3schools.com/jsref/prop_doc_domain.asp" xlink:type="simple">domain</text:a></text:p>
          </table:table-cell>
          <table:table-cell office:value-type="string" calcext:value-type="string">
            <text:p>Returns the domain name of the server that loaded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</text:p>
          </table:table-cell>
          <table:table-cell office:value-type="string" calcext:value-type="string">
            <text:p>domConfig</text:p>
          </table:table-cell>
          <table:table-cell office:value-type="string" calcext:value-type="string">
            <text:p>Obsolete. Returns the DOM configuration of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</text:p>
          </table:table-cell>
          <table:table-cell office:value-type="string" calcext:value-type="string">
            <text:p><text:a xlink:href="https://www.w3schools.com/jsref/coll_doc_embeds.asp" xlink:type="simple">embeds</text:a></text:p>
          </table:table-cell>
          <table:table-cell office:value-type="string" calcext:value-type="string">
            <text:p>Returns a collection of all &lt;embed&gt; elements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</text:p>
          </table:table-cell>
          <table:table-cell office:value-type="string" calcext:value-type="string">
            <text:p><text:a xlink:href="https://www.w3schools.com/jsref/met_document_execcommand.asp" xlink:type="simple">execCommand()</text:a></text:p>
          </table:table-cell>
          <table:table-cell office:value-type="string" calcext:value-type="string">
            <text:p>Invokes the specified clipboard operation on the element currently having focus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</text:p>
          </table:table-cell>
          <table:table-cell office:value-type="string" calcext:value-type="string">
            <text:p><text:a xlink:href="https://www.w3schools.com/jsref/coll_doc_forms.asp" xlink:type="simple">forms</text:a></text:p>
          </table:table-cell>
          <table:table-cell office:value-type="string" calcext:value-type="string">
            <text:p>Returns a collection of all &lt;form&gt; elements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<text:a xlink:href="https://www.w3schools.com/jsref/prop_document_fullscreenelement.asp" xlink:type="simple">fullscreenElement</text:a></text:p>
          </table:table-cell>
          <table:table-cell office:value-type="string" calcext:value-type="string">
            <text:p>Returns the current element that is displayed in fullscreen m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9</text:p>
          </table:table-cell>
          <table:table-cell office:value-type="string" calcext:value-type="string">
            <text:p><text:a xlink:href="https://www.w3schools.com/jsref/met_document_fullscreenenabled.asp" xlink:type="simple">fullscreenEnabled()</text:a></text:p>
          </table:table-cell>
          <table:table-cell office:value-type="string" calcext:value-type="string">
            <text:p>Returns a Boolean value indicating whether the document can be viewed in fullscreen m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0</text:p>
          </table:table-cell>
          <table:table-cell office:value-type="string" calcext:value-type="string">
            <text:p><text:a xlink:href="https://www.w3schools.com/jsref/met_document_getelementbyid.asp" xlink:type="simple">getElementById()</text:a></text:p>
          </table:table-cell>
          <table:table-cell office:value-type="string" calcext:value-type="string">
            <text:p>Returns the element that has the ID attribute with the specified 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</text:p>
          </table:table-cell>
          <table:table-cell office:value-type="string" calcext:value-type="string">
            <text:p><text:a xlink:href="https://www.w3schools.com/jsref/met_document_getelementsbyclassname.asp" xlink:type="simple">getElementsByClassName()</text:a></text:p>
          </table:table-cell>
          <table:table-cell office:value-type="string" calcext:value-type="string">
            <text:p>Returns a HTMLCollection containing all elements with the specified class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2</text:p>
          </table:table-cell>
          <table:table-cell office:value-type="string" calcext:value-type="string">
            <text:p><text:a xlink:href="https://www.w3schools.com/jsref/met_doc_getelementsbyname.asp" xlink:type="simple">getElementsByName()</text:a></text:p>
          </table:table-cell>
          <table:table-cell office:value-type="string" calcext:value-type="string">
            <text:p>Returns a HTMLCollection containing all elements with a specified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<text:a xlink:href="https://www.w3schools.com/jsref/met_document_getelementsbytagname.asp" xlink:type="simple">getElementsByTagName()</text:a></text:p>
          </table:table-cell>
          <table:table-cell office:value-type="string" calcext:value-type="string">
            <text:p>Returns a HTMLCollection containing all elements with the specified tag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<text:a xlink:href="https://www.w3schools.com/jsref/met_document_hasfocus.asp" xlink:type="simple">hasFocus()</text:a></text:p>
          </table:table-cell>
          <table:table-cell office:value-type="string" calcext:value-type="string">
            <text:p>Returns a Boolean value indicating whether the document has focu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5</text:p>
          </table:table-cell>
          <table:table-cell office:value-type="string" calcext:value-type="string">
            <text:p><text:a xlink:href="https://www.w3schools.com/jsref/prop_doc_head.asp" xlink:type="simple">head</text:a></text:p>
          </table:table-cell>
          <table:table-cell office:value-type="string" calcext:value-type="string">
            <text:p>Returns the &lt;head&gt; element of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<text:a xlink:href="https://www.w3schools.com/jsref/coll_doc_images.asp" xlink:type="simple">images</text:a></text:p>
          </table:table-cell>
          <table:table-cell office:value-type="string" calcext:value-type="string">
            <text:p>Returns a collection of all &lt;img&gt; elements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7</text:p>
          </table:table-cell>
          <table:table-cell office:value-type="string" calcext:value-type="string">
            <text:p><text:a xlink:href="https://www.w3schools.com/jsref/prop_document_implementation.asp" xlink:type="simple">implementation</text:a></text:p>
          </table:table-cell>
          <table:table-cell office:value-type="string" calcext:value-type="string">
            <text:p>Returns the DOMImplementation object that handles this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8</text:p>
          </table:table-cell>
          <table:table-cell office:value-type="string" calcext:value-type="string">
            <text:p><text:a xlink:href="https://www.w3schools.com/jsref/met_document_importnode.asp" xlink:type="simple">importNode()</text:a></text:p>
          </table:table-cell>
          <table:table-cell office:value-type="string" calcext:value-type="string">
            <text:p>Imports a node from another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9</text:p>
          </table:table-cell>
          <table:table-cell office:value-type="string" calcext:value-type="string">
            <text:p><text:a xlink:href="https://www.w3schools.com/jsref/prop_document_inputencoding.asp" xlink:type="simple">inputEncoding</text:a></text:p>
          </table:table-cell>
          <table:table-cell office:value-type="string" calcext:value-type="string">
            <text:p>Returns the encoding, character set, used for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0</text:p>
          </table:table-cell>
          <table:table-cell office:value-type="string" calcext:value-type="string">
            <text:p><text:a xlink:href="https://www.w3schools.com/jsref/prop_doc_lastmodified.asp" xlink:type="simple">lastModified</text:a></text:p>
          </table:table-cell>
          <table:table-cell office:value-type="string" calcext:value-type="string">
            <text:p>Returns the date and time the document was last modifi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1</text:p>
          </table:table-cell>
          <table:table-cell office:value-type="string" calcext:value-type="string">
            <text:p><text:a xlink:href="https://www.w3schools.com/jsref/coll_doc_links.asp" xlink:type="simple">links</text:a></text:p>
          </table:table-cell>
          <table:table-cell office:value-type="string" calcext:value-type="string">
            <text:p>Returns a collection of all &lt;a&gt; and &lt;area&gt; elements in the document that have a href attribu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2</text:p>
          </table:table-cell>
          <table:table-cell office:value-type="string" calcext:value-type="string">
            <text:p><text:a xlink:href="https://www.w3schools.com/jsref/met_document_normalize.asp" xlink:type="simple">normalize()</text:a></text:p>
          </table:table-cell>
          <table:table-cell office:value-type="string" calcext:value-type="string">
            <text:p>Removes empty Text nodes, and joins adjacent nod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3</text:p>
          </table:table-cell>
          <table:table-cell office:value-type="string" calcext:value-type="string">
            <text:p><text:a xlink:href="https://www.w3schools.com/jsref/met_document_normalizedocument.asp" xlink:type="simple">normalizeDocument()</text:a></text:p>
          </table:table-cell>
          <table:table-cell office:value-type="string" calcext:value-type="string">
            <text:p>Removes empty Text nodes, and joins adjacent nod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4</text:p>
          </table:table-cell>
          <table:table-cell office:value-type="string" calcext:value-type="string">
            <text:p><text:a xlink:href="https://www.w3schools.com/jsref/met_doc_open.asp" xlink:type="simple">open()</text:a></text:p>
          </table:table-cell>
          <table:table-cell office:value-type="string" calcext:value-type="string">
            <text:p>Opens an HTML output stream to collect output from document.write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5</text:p>
          </table:table-cell>
          <table:table-cell office:value-type="string" calcext:value-type="string">
            <text:p><text:a xlink:href="https://www.w3schools.com/jsref/met_document_queryselector.asp" xlink:type="simple">querySelector()</text:a></text:p>
          </table:table-cell>
          <table:table-cell office:value-type="string" calcext:value-type="string">
            <text:p>Returns the first element that matches a specified CSS selector(s)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</text:p>
          </table:table-cell>
          <table:table-cell office:value-type="string" calcext:value-type="string">
            <text:p><text:a xlink:href="https://www.w3schools.com/jsref/met_document_queryselectorall.asp" xlink:type="simple">querySelectorAll()</text:a></text:p>
          </table:table-cell>
          <table:table-cell office:value-type="string" calcext:value-type="string">
            <text:p>Returns a static NodeList containing all elements that matches a specified CSS selector(s)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</text:p>
          </table:table-cell>
          <table:table-cell office:value-type="string" calcext:value-type="string">
            <text:p><text:a xlink:href="https://www.w3schools.com/jsref/prop_doc_readystate.asp" xlink:type="simple">readyState</text:a></text:p>
          </table:table-cell>
          <table:table-cell office:value-type="string" calcext:value-type="string">
            <text:p>Returns the (loading) status of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</text:p>
          </table:table-cell>
          <table:table-cell office:value-type="string" calcext:value-type="string">
            <text:p><text:a xlink:href="https://www.w3schools.com/jsref/prop_doc_referrer.asp" xlink:type="simple">referrer</text:a></text:p>
          </table:table-cell>
          <table:table-cell office:value-type="string" calcext:value-type="string">
            <text:p>Returns the URL of the document that loaded the current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</text:p>
          </table:table-cell>
          <table:table-cell office:value-type="string" calcext:value-type="string">
            <text:p><text:a xlink:href="https://www.w3schools.com/jsref/met_document_removeeventlistener.asp" xlink:type="simple">removeEventListener()</text:a></text:p>
          </table:table-cell>
          <table:table-cell office:value-type="string" calcext:value-type="string">
            <text:p>Removes an event handler from the document (that has been attached with the <text:a xlink:href="https://www.w3schools.com/jsref/met_document_addeventlistener.asp" xlink:type="simple">addEventListener()</text:a> method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</text:p>
          </table:table-cell>
          <table:table-cell office:value-type="string" calcext:value-type="string">
            <text:p><text:a xlink:href="https://www.w3schools.com/jsref/met_document_renamenode.asp" xlink:type="simple">renameNode()</text:a></text:p>
          </table:table-cell>
          <table:table-cell office:value-type="string" calcext:value-type="string">
            <text:p>Renames the specified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</text:p>
          </table:table-cell>
          <table:table-cell office:value-type="string" calcext:value-type="string">
            <text:p><text:a xlink:href="https://www.w3schools.com/jsref/coll_doc_scripts.asp" xlink:type="simple">scripts</text:a></text:p>
          </table:table-cell>
          <table:table-cell office:value-type="string" calcext:value-type="string">
            <text:p>Returns a collection of &lt;script&gt; elements in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2</text:p>
          </table:table-cell>
          <table:table-cell office:value-type="string" calcext:value-type="string">
            <text:p><text:a xlink:href="https://www.w3schools.com/jsref/prop_document_stricterrorchecking.asp" xlink:type="simple">strictErrorChecking</text:a></text:p>
          </table:table-cell>
          <table:table-cell office:value-type="string" calcext:value-type="string">
            <text:p>Sets or returns whether error-checking is enforced or 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3</text:p>
          </table:table-cell>
          <table:table-cell office:value-type="string" calcext:value-type="string">
            <text:p><text:a xlink:href="https://www.w3schools.com/jsref/prop_doc_title.asp" xlink:type="simple">title</text:a></text:p>
          </table:table-cell>
          <table:table-cell office:value-type="string" calcext:value-type="string">
            <text:p>Sets or returns the title of the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4</text:p>
          </table:table-cell>
          <table:table-cell office:value-type="string" calcext:value-type="string">
            <text:p><text:a xlink:href="https://www.w3schools.com/jsref/prop_doc_url.asp" xlink:type="simple">URL</text:a></text:p>
          </table:table-cell>
          <table:table-cell office:value-type="string" calcext:value-type="string">
            <text:p>Returns the full URL of the HTML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5</text:p>
          </table:table-cell>
          <table:table-cell office:value-type="string" calcext:value-type="string">
            <text:p><text:a xlink:href="https://www.w3schools.com/jsref/met_doc_write.asp" xlink:type="simple">write()</text:a></text:p>
          </table:table-cell>
          <table:table-cell office:value-type="string" calcext:value-type="string">
            <text:p>Writes HTML expressions or JavaScript code to a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6</text:p>
          </table:table-cell>
          <table:table-cell office:value-type="string" calcext:value-type="string">
            <text:p><text:a xlink:href="https://www.w3schools.com/jsref/met_doc_writeln.asp" xlink:type="simple">writeln()</text:a></text:p>
          </table:table-cell>
          <table:table-cell office:value-type="string" calcext:value-type="string">
            <text:p>Same as write(), but adds a newline character after each stat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7</text:p>
          </table:table-cell>
          <table:table-cell office:value-type="string" calcext:value-type="string">
            <text:p><text:a xlink:href="https://www.w3schools.com/jsref/prop_html_accesskey.asp" xlink:type="simple">accessKey</text:a></text:p>
          </table:table-cell>
          <table:table-cell office:value-type="string" calcext:value-type="string">
            <text:p>Sets or returns the accesskey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8</text:p>
          </table:table-cell>
          <table:table-cell office:value-type="string" calcext:value-type="string">
            <text:p><text:a xlink:href="https://www.w3schools.com/jsref/met_element_addeventlistener.asp" xlink:type="simple">addEventListener()</text:a></text:p>
          </table:table-cell>
          <table:table-cell office:value-type="string" calcext:value-type="string">
            <text:p>Attaches an event handler to the specified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9</text:p>
          </table:table-cell>
          <table:table-cell office:value-type="string" calcext:value-type="string">
            <text:p><text:a xlink:href="https://www.w3schools.com/jsref/met_node_appendchild.asp" xlink:type="simple">appendChild()</text:a></text:p>
          </table:table-cell>
          <table:table-cell office:value-type="string" calcext:value-type="string">
            <text:p>Adds a new child node, to an element, as the last child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<text:a xlink:href="https://www.w3schools.com/jsref/prop_node_attributes.asp" xlink:type="simple">attributes</text:a></text:p>
          </table:table-cell>
          <table:table-cell office:value-type="string" calcext:value-type="string">
            <text:p>Returns a NamedNodeMap of an element's attribu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1</text:p>
          </table:table-cell>
          <table:table-cell office:value-type="string" calcext:value-type="string">
            <text:p><text:a xlink:href="https://www.w3schools.com/jsref/met_html_blur.asp" xlink:type="simple">blur()</text:a></text:p>
          </table:table-cell>
          <table:table-cell office:value-type="string" calcext:value-type="string">
            <text:p>Removes focus from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2</text:p>
          </table:table-cell>
          <table:table-cell office:value-type="string" calcext:value-type="string">
            <text:p><text:a xlink:href="https://www.w3schools.com/jsref/prop_element_childelementcount.asp" xlink:type="simple">childElementCount</text:a></text:p>
          </table:table-cell>
          <table:table-cell office:value-type="string" calcext:value-type="string">
            <text:p>Returns the number of child elements an element ha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3</text:p>
          </table:table-cell>
          <table:table-cell office:value-type="string" calcext:value-type="string">
            <text:p><text:a xlink:href="https://www.w3schools.com/jsref/prop_node_childnodes.asp" xlink:type="simple">childNodes</text:a></text:p>
          </table:table-cell>
          <table:table-cell office:value-type="string" calcext:value-type="string">
            <text:p>Returns a collection of an element's child nodes (including text and comment node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4</text:p>
          </table:table-cell>
          <table:table-cell office:value-type="string" calcext:value-type="string">
            <text:p><text:a xlink:href="https://www.w3schools.com/jsref/prop_element_children.asp" xlink:type="simple">children</text:a></text:p>
          </table:table-cell>
          <table:table-cell office:value-type="string" calcext:value-type="string">
            <text:p>Returns a collection of an element's child element (excluding text and comment node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5</text:p>
          </table:table-cell>
          <table:table-cell office:value-type="string" calcext:value-type="string">
            <text:p><text:a xlink:href="https://www.w3schools.com/jsref/prop_element_classlist.asp" xlink:type="simple">classList</text:a></text:p>
          </table:table-cell>
          <table:table-cell office:value-type="string" calcext:value-type="string">
            <text:p>Returns the class name(s)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<text:a xlink:href="https://www.w3schools.com/jsref/prop_html_classname.asp" xlink:type="simple">className</text:a></text:p>
          </table:table-cell>
          <table:table-cell office:value-type="string" calcext:value-type="string">
            <text:p>Sets or returns the value of the class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<text:a xlink:href="https://www.w3schools.com/jsref/met_html_click.asp" xlink:type="simple">click()</text:a></text:p>
          </table:table-cell>
          <table:table-cell office:value-type="string" calcext:value-type="string">
            <text:p>Simulates a mouse-click on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8</text:p>
          </table:table-cell>
          <table:table-cell office:value-type="string" calcext:value-type="string">
            <text:p><text:a xlink:href="https://www.w3schools.com/jsref/prop_element_clientheight.asp" xlink:type="simple">clientHeight</text:a></text:p>
          </table:table-cell>
          <table:table-cell office:value-type="string" calcext:value-type="string">
            <text:p>Returns the height of an element, including padd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9</text:p>
          </table:table-cell>
          <table:table-cell office:value-type="string" calcext:value-type="string">
            <text:p><text:a xlink:href="https://www.w3schools.com/jsref/prop_element_clientleft.asp" xlink:type="simple">clientLeft</text:a></text:p>
          </table:table-cell>
          <table:table-cell office:value-type="string" calcext:value-type="string">
            <text:p>Returns the width of the left border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0</text:p>
          </table:table-cell>
          <table:table-cell office:value-type="string" calcext:value-type="string">
            <text:p><text:a xlink:href="https://www.w3schools.com/jsref/prop_element_clienttop.asp" xlink:type="simple">clientTop</text:a></text:p>
          </table:table-cell>
          <table:table-cell office:value-type="string" calcext:value-type="string">
            <text:p>Returns the width of the top border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1</text:p>
          </table:table-cell>
          <table:table-cell office:value-type="string" calcext:value-type="string">
            <text:p><text:a xlink:href="https://www.w3schools.com/jsref/prop_element_clientwidth.asp" xlink:type="simple">clientWidth</text:a></text:p>
          </table:table-cell>
          <table:table-cell office:value-type="string" calcext:value-type="string">
            <text:p>Returns the width of an element, including padd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2</text:p>
          </table:table-cell>
          <table:table-cell office:value-type="string" calcext:value-type="string">
            <text:p><text:a xlink:href="https://www.w3schools.com/jsref/met_node_clonenode.asp" xlink:type="simple">cloneNode()</text:a></text:p>
          </table:table-cell>
          <table:table-cell office:value-type="string" calcext:value-type="string">
            <text:p>Clones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3</text:p>
          </table:table-cell>
          <table:table-cell office:value-type="string" calcext:value-type="string">
            <text:p><text:a xlink:href="https://www.w3schools.com/jsref/met_element_closest.asp" xlink:type="simple">closest()</text:a></text:p>
          </table:table-cell>
          <table:table-cell office:value-type="string" calcext:value-type="string">
            <text:p>Searches up the DOM tree for the closest element which matches a specified CSS select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<text:a xlink:href="https://www.w3schools.com/jsref/met_node_comparedocumentposition.asp" xlink:type="simple">compareDocumentPosition()</text:a></text:p>
          </table:table-cell>
          <table:table-cell office:value-type="string" calcext:value-type="string">
            <text:p>Compares the document position of two eleme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5</text:p>
          </table:table-cell>
          <table:table-cell office:value-type="string" calcext:value-type="string">
            <text:p><text:a xlink:href="https://www.w3schools.com/jsref/met_node_contains.asp" xlink:type="simple">contains()</text:a></text:p>
          </table:table-cell>
          <table:table-cell office:value-type="string" calcext:value-type="string">
            <text:p>Returns true if a node is a descendant of a node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<text:a xlink:href="https://www.w3schools.com/jsref/prop_html_contenteditable.asp" xlink:type="simple">contentEditable</text:a></text:p>
          </table:table-cell>
          <table:table-cell office:value-type="string" calcext:value-type="string">
            <text:p>Sets or returns whether the content of an element is editable or 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7</text:p>
          </table:table-cell>
          <table:table-cell office:value-type="string" calcext:value-type="string">
            <text:p><text:a xlink:href="https://www.w3schools.com/jsref/prop_html_dir.asp" xlink:type="simple">dir</text:a></text:p>
          </table:table-cell>
          <table:table-cell office:value-type="string" calcext:value-type="string">
            <text:p>Sets or returns the value of the dir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8</text:p>
          </table:table-cell>
          <table:table-cell office:value-type="string" calcext:value-type="string">
            <text:p><text:a xlink:href="https://www.w3schools.com/jsref/met_element_exitfullscreen.asp" xlink:type="simple">exitFullscreen()</text:a></text:p>
          </table:table-cell>
          <table:table-cell office:value-type="string" calcext:value-type="string">
            <text:p>Cancels an element in fullscreen m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9</text:p>
          </table:table-cell>
          <table:table-cell office:value-type="string" calcext:value-type="string">
            <text:p><text:a xlink:href="https://www.w3schools.com/jsref/prop_node_firstchild.asp" xlink:type="simple">firstChild</text:a></text:p>
          </table:table-cell>
          <table:table-cell office:value-type="string" calcext:value-type="string">
            <text:p>Returns the first child nod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0</text:p>
          </table:table-cell>
          <table:table-cell office:value-type="string" calcext:value-type="string">
            <text:p><text:a xlink:href="https://www.w3schools.com/jsref/prop_element_firstelementchild.asp" xlink:type="simple">firstElementChild</text:a></text:p>
          </table:table-cell>
          <table:table-cell office:value-type="string" calcext:value-type="string">
            <text:p>Returns the first child element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1</text:p>
          </table:table-cell>
          <table:table-cell office:value-type="string" calcext:value-type="string">
            <text:p><text:a xlink:href="https://www.w3schools.com/jsref/met_html_focus.asp" xlink:type="simple">focus()</text:a></text:p>
          </table:table-cell>
          <table:table-cell office:value-type="string" calcext:value-type="string">
            <text:p>Gives focus to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2</text:p>
          </table:table-cell>
          <table:table-cell office:value-type="string" calcext:value-type="string">
            <text:p><text:a xlink:href="https://www.w3schools.com/jsref/met_element_getattribute.asp" xlink:type="simple">getAttribute()</text:a></text:p>
          </table:table-cell>
          <table:table-cell office:value-type="string" calcext:value-type="string">
            <text:p>Returns the specified attribute value of an element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3</text:p>
          </table:table-cell>
          <table:table-cell office:value-type="string" calcext:value-type="string">
            <text:p><text:a xlink:href="https://www.w3schools.com/jsref/met_element_getattributenode.asp" xlink:type="simple">getAttributeNode()</text:a></text:p>
          </table:table-cell>
          <table:table-cell office:value-type="string" calcext:value-type="string">
            <text:p>Returns the specified attribute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4</text:p>
          </table:table-cell>
          <table:table-cell office:value-type="string" calcext:value-type="string">
            <text:p><text:a xlink:href="https://www.w3schools.com/jsref/met_element_getboundingclientrect.asp" xlink:type="simple">getBoundingClientRect()</text:a></text:p>
          </table:table-cell>
          <table:table-cell office:value-type="string" calcext:value-type="string">
            <text:p>Returns the size of an element and its position relative to the viewp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5</text:p>
          </table:table-cell>
          <table:table-cell office:value-type="string" calcext:value-type="string">
            <text:p><text:a xlink:href="https://www.w3schools.com/jsref/met_element_getelementsbyclassname.asp" xlink:type="simple">getElementsByClassName()</text:a></text:p>
          </table:table-cell>
          <table:table-cell office:value-type="string" calcext:value-type="string">
            <text:p>Returns a collection of all child elements with the specified class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6</text:p>
          </table:table-cell>
          <table:table-cell office:value-type="string" calcext:value-type="string">
            <text:p><text:a xlink:href="https://www.w3schools.com/jsref/met_element_getelementsbytagname.asp" xlink:type="simple">getElementsByTagName()</text:a></text:p>
          </table:table-cell>
          <table:table-cell office:value-type="string" calcext:value-type="string">
            <text:p>Returns a collection of all child elements with the specified tag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7</text:p>
          </table:table-cell>
          <table:table-cell office:value-type="string" calcext:value-type="string">
            <text:p><text:a xlink:href="https://www.w3schools.com/jsref/met_element_hasattribute.asp" xlink:type="simple">hasAttribute()</text:a></text:p>
          </table:table-cell>
          <table:table-cell office:value-type="string" calcext:value-type="string">
            <text:p>Returns true if an element has the specified attribute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<text:a xlink:href="https://www.w3schools.com/jsref/met_node_hasattributes.asp" xlink:type="simple">hasAttributes()</text:a></text:p>
          </table:table-cell>
          <table:table-cell office:value-type="string" calcext:value-type="string">
            <text:p>Returns true if an element has any attributes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9</text:p>
          </table:table-cell>
          <table:table-cell office:value-type="string" calcext:value-type="string">
            <text:p><text:a xlink:href="https://www.w3schools.com/jsref/met_node_haschildnodes.asp" xlink:type="simple">hasChildNodes()</text:a></text:p>
          </table:table-cell>
          <table:table-cell office:value-type="string" calcext:value-type="string">
            <text:p>Returns true if an element has any child nodes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<text:a xlink:href="https://www.w3schools.com/jsref/prop_html_id.asp" xlink:type="simple">id</text:a></text:p>
          </table:table-cell>
          <table:table-cell office:value-type="string" calcext:value-type="string">
            <text:p>Sets or returns the value of the id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<text:a xlink:href="https://www.w3schools.com/jsref/prop_html_innerhtml.asp" xlink:type="simple">innerHTML</text:a></text:p>
          </table:table-cell>
          <table:table-cell office:value-type="string" calcext:value-type="string">
            <text:p>Sets or returns the content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2</text:p>
          </table:table-cell>
          <table:table-cell office:value-type="string" calcext:value-type="string">
            <text:p><text:a xlink:href="https://www.w3schools.com/jsref/prop_node_innertext.asp" xlink:type="simple">innerText</text:a></text:p>
          </table:table-cell>
          <table:table-cell office:value-type="string" calcext:value-type="string">
            <text:p>Sets or returns the text content of a node and its descenda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3</text:p>
          </table:table-cell>
          <table:table-cell office:value-type="string" calcext:value-type="string">
            <text:p><text:a xlink:href="https://www.w3schools.com/jsref/met_node_insertadjacentelement.asp" xlink:type="simple">insertAdjacentElement()</text:a></text:p>
          </table:table-cell>
          <table:table-cell office:value-type="string" calcext:value-type="string">
            <text:p>Inserts a HTML element at the specified position relative to the current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4</text:p>
          </table:table-cell>
          <table:table-cell office:value-type="string" calcext:value-type="string">
            <text:p><text:a xlink:href="https://www.w3schools.com/jsref/met_node_insertadjacenthtml.asp" xlink:type="simple">insertAdjacentHTML()</text:a></text:p>
          </table:table-cell>
          <table:table-cell office:value-type="string" calcext:value-type="string">
            <text:p>Inserts a HTML formatted text at the specified position relative to the current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5</text:p>
          </table:table-cell>
          <table:table-cell office:value-type="string" calcext:value-type="string">
            <text:p><text:a xlink:href="https://www.w3schools.com/jsref/met_node_insertadjacenttext.asp" xlink:type="simple">insertAdjacentText()</text:a></text:p>
          </table:table-cell>
          <table:table-cell office:value-type="string" calcext:value-type="string">
            <text:p>Inserts text into the specified position relative to the current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6</text:p>
          </table:table-cell>
          <table:table-cell office:value-type="string" calcext:value-type="string">
            <text:p><text:a xlink:href="https://www.w3schools.com/jsref/met_node_insertbefore.asp" xlink:type="simple">insertBefore()</text:a></text:p>
          </table:table-cell>
          <table:table-cell office:value-type="string" calcext:value-type="string">
            <text:p>Inserts a new child node before a specified, existing, child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7</text:p>
          </table:table-cell>
          <table:table-cell office:value-type="string" calcext:value-type="string">
            <text:p><text:a xlink:href="https://www.w3schools.com/jsref/prop_html_iscontenteditable.asp" xlink:type="simple">isContentEditable</text:a></text:p>
          </table:table-cell>
          <table:table-cell office:value-type="string" calcext:value-type="string">
            <text:p>Returns true if the content of an element is editable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8</text:p>
          </table:table-cell>
          <table:table-cell office:value-type="string" calcext:value-type="string">
            <text:p><text:a xlink:href="https://www.w3schools.com/jsref/met_node_isdefaultnamespace.asp" xlink:type="simple">isDefaultNamespace()</text:a></text:p>
          </table:table-cell>
          <table:table-cell office:value-type="string" calcext:value-type="string">
            <text:p>Returns true if a specified namespaceURI is the default, otherwise fal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9</text:p>
          </table:table-cell>
          <table:table-cell office:value-type="string" calcext:value-type="string">
            <text:p><text:a xlink:href="https://www.w3schools.com/jsref/met_node_isequalnode.asp" xlink:type="simple">isEqualNode()</text:a></text:p>
          </table:table-cell>
          <table:table-cell office:value-type="string" calcext:value-type="string">
            <text:p>Checks if two elements are equ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<text:a xlink:href="https://www.w3schools.com/jsref/met_node_issamenode.asp" xlink:type="simple">isSameNode()</text:a></text:p>
          </table:table-cell>
          <table:table-cell office:value-type="string" calcext:value-type="string">
            <text:p>Checks if two elements are the same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<text:a xlink:href="https://www.w3schools.com/jsref/met_node_issupported.asp" xlink:type="simple">isSupported()</text:a></text:p>
          </table:table-cell>
          <table:table-cell office:value-type="string" calcext:value-type="string">
            <text:p>Returns true if a specified feature is supported on the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2</text:p>
          </table:table-cell>
          <table:table-cell office:value-type="string" calcext:value-type="string">
            <text:p><text:a xlink:href="https://www.w3schools.com/jsref/prop_html_lang.asp" xlink:type="simple">lang</text:a></text:p>
          </table:table-cell>
          <table:table-cell office:value-type="string" calcext:value-type="string">
            <text:p>Sets or returns the value of the lang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3</text:p>
          </table:table-cell>
          <table:table-cell office:value-type="string" calcext:value-type="string">
            <text:p><text:a xlink:href="https://www.w3schools.com/jsref/prop_node_lastchild.asp" xlink:type="simple">lastChild</text:a></text:p>
          </table:table-cell>
          <table:table-cell office:value-type="string" calcext:value-type="string">
            <text:p>Returns the last child nod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4</text:p>
          </table:table-cell>
          <table:table-cell office:value-type="string" calcext:value-type="string">
            <text:p><text:a xlink:href="https://www.w3schools.com/jsref/prop_element_lastelementchild.asp" xlink:type="simple">lastElementChild</text:a></text:p>
          </table:table-cell>
          <table:table-cell office:value-type="string" calcext:value-type="string">
            <text:p>Returns the last child element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<text:a xlink:href="https://www.w3schools.com/jsref/met_element_matches.asp" xlink:type="simple">matches()</text:a></text:p>
          </table:table-cell>
          <table:table-cell office:value-type="string" calcext:value-type="string">
            <text:p>Returns a Boolean value indicating whether an element is matched by a specific CSS selector or 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6</text:p>
          </table:table-cell>
          <table:table-cell office:value-type="string" calcext:value-type="string">
            <text:p><text:a xlink:href="https://www.w3schools.com/jsref/prop_node_namespaceuri.asp" xlink:type="simple">namespaceURI</text:a></text:p>
          </table:table-cell>
          <table:table-cell office:value-type="string" calcext:value-type="string">
            <text:p>Returns the namespace URI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7</text:p>
          </table:table-cell>
          <table:table-cell office:value-type="string" calcext:value-type="string">
            <text:p><text:a xlink:href="https://www.w3schools.com/jsref/prop_node_nextsibling.asp" xlink:type="simple">nextSibling</text:a></text:p>
          </table:table-cell>
          <table:table-cell office:value-type="string" calcext:value-type="string">
            <text:p>Returns the next node at the same node tree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8</text:p>
          </table:table-cell>
          <table:table-cell office:value-type="string" calcext:value-type="string">
            <text:p><text:a xlink:href="https://www.w3schools.com/jsref/prop_element_nextelementsibling.asp" xlink:type="simple">nextElementSibling</text:a></text:p>
          </table:table-cell>
          <table:table-cell office:value-type="string" calcext:value-type="string">
            <text:p>Returns the next element at the same node tree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19</text:p>
          </table:table-cell>
          <table:table-cell office:value-type="string" calcext:value-type="string">
            <text:p><text:a xlink:href="https://www.w3schools.com/jsref/prop_node_nodename.asp" xlink:type="simple">nodeName</text:a></text:p>
          </table:table-cell>
          <table:table-cell office:value-type="string" calcext:value-type="string">
            <text:p>Returns the name of a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0</text:p>
          </table:table-cell>
          <table:table-cell office:value-type="string" calcext:value-type="string">
            <text:p><text:a xlink:href="https://www.w3schools.com/jsref/prop_node_nodetype.asp" xlink:type="simple">nodeType</text:a></text:p>
          </table:table-cell>
          <table:table-cell office:value-type="string" calcext:value-type="string">
            <text:p>Returns the node type of a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1</text:p>
          </table:table-cell>
          <table:table-cell office:value-type="string" calcext:value-type="string">
            <text:p><text:a xlink:href="https://www.w3schools.com/jsref/prop_node_nodevalue.asp" xlink:type="simple">nodeValue</text:a></text:p>
          </table:table-cell>
          <table:table-cell office:value-type="string" calcext:value-type="string">
            <text:p>Sets or returns the value of a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<text:a xlink:href="https://www.w3schools.com/jsref/met_node_normalize.asp" xlink:type="simple">normalize()</text:a></text:p>
          </table:table-cell>
          <table:table-cell office:value-type="string" calcext:value-type="string">
            <text:p>Joins adjacent text nodes and removes empty text nodes in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3</text:p>
          </table:table-cell>
          <table:table-cell office:value-type="string" calcext:value-type="string">
            <text:p><text:a xlink:href="https://www.w3schools.com/jsref/prop_element_offsetheight.asp" xlink:type="simple">offsetHeight</text:a></text:p>
          </table:table-cell>
          <table:table-cell office:value-type="string" calcext:value-type="string">
            <text:p>Returns the height of an element, including padding, border and scrollb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4</text:p>
          </table:table-cell>
          <table:table-cell office:value-type="string" calcext:value-type="string">
            <text:p><text:a xlink:href="https://www.w3schools.com/jsref/prop_element_offsetwidth.asp" xlink:type="simple">offsetWidth</text:a></text:p>
          </table:table-cell>
          <table:table-cell office:value-type="string" calcext:value-type="string">
            <text:p>Returns the width of an element, including padding, border and scrollb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5</text:p>
          </table:table-cell>
          <table:table-cell office:value-type="string" calcext:value-type="string">
            <text:p><text:a xlink:href="https://www.w3schools.com/jsref/prop_element_offsetleft.asp" xlink:type="simple">offsetLeft</text:a></text:p>
          </table:table-cell>
          <table:table-cell office:value-type="string" calcext:value-type="string">
            <text:p>Returns the horizontal offset position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<text:a xlink:href="https://www.w3schools.com/jsref/prop_element_offsetparent.asp" xlink:type="simple">offsetParent</text:a></text:p>
          </table:table-cell>
          <table:table-cell office:value-type="string" calcext:value-type="string">
            <text:p>Returns the offset container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7</text:p>
          </table:table-cell>
          <table:table-cell office:value-type="string" calcext:value-type="string">
            <text:p><text:a xlink:href="https://www.w3schools.com/jsref/prop_element_offsettop.asp" xlink:type="simple">offsetTop</text:a></text:p>
          </table:table-cell>
          <table:table-cell office:value-type="string" calcext:value-type="string">
            <text:p>Returns the vertical offset position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<text:a xlink:href="https://www.w3schools.com/jsref/prop_html_outerhtml.asp" xlink:type="simple">outerHTML</text:a></text:p>
          </table:table-cell>
          <table:table-cell office:value-type="string" calcext:value-type="string">
            <text:p>Sets or returns the content of an element (including the start tag and the end tag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9</text:p>
          </table:table-cell>
          <table:table-cell office:value-type="string" calcext:value-type="string">
            <text:p><text:a xlink:href="https://www.w3schools.com/jsref/prop_node_outertext.asp" xlink:type="simple">outerText</text:a></text:p>
          </table:table-cell>
          <table:table-cell office:value-type="string" calcext:value-type="string">
            <text:p>Sets or returns the outer text content of a node and its descenda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0</text:p>
          </table:table-cell>
          <table:table-cell office:value-type="string" calcext:value-type="string">
            <text:p><text:a xlink:href="https://www.w3schools.com/jsref/prop_node_ownerdocument.asp" xlink:type="simple">ownerDocument</text:a></text:p>
          </table:table-cell>
          <table:table-cell office:value-type="string" calcext:value-type="string">
            <text:p>Returns the root element (document object) for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1</text:p>
          </table:table-cell>
          <table:table-cell office:value-type="string" calcext:value-type="string">
            <text:p><text:a xlink:href="https://www.w3schools.com/jsref/prop_node_parentnode.asp" xlink:type="simple">parentNode</text:a></text:p>
          </table:table-cell>
          <table:table-cell office:value-type="string" calcext:value-type="string">
            <text:p>Returns the parent nod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2</text:p>
          </table:table-cell>
          <table:table-cell office:value-type="string" calcext:value-type="string">
            <text:p><text:a xlink:href="https://www.w3schools.com/jsref/prop_node_parentelement.asp" xlink:type="simple">parentElement</text:a></text:p>
          </table:table-cell>
          <table:table-cell office:value-type="string" calcext:value-type="string">
            <text:p>Returns the parent element nod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<text:a xlink:href="https://www.w3schools.com/jsref/prop_node_previoussibling.asp" xlink:type="simple">previousSibling</text:a></text:p>
          </table:table-cell>
          <table:table-cell office:value-type="string" calcext:value-type="string">
            <text:p>Returns the previous node at the same node tree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4</text:p>
          </table:table-cell>
          <table:table-cell office:value-type="string" calcext:value-type="string">
            <text:p><text:a xlink:href="https://www.w3schools.com/jsref/prop_element_previouselementsibling.asp" xlink:type="simple">previousElementSibling</text:a></text:p>
          </table:table-cell>
          <table:table-cell office:value-type="string" calcext:value-type="string">
            <text:p>Returns the previous element at the same node tree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5</text:p>
          </table:table-cell>
          <table:table-cell office:value-type="string" calcext:value-type="string">
            <text:p><text:a xlink:href="https://www.w3schools.com/jsref/met_element_queryselector.asp" xlink:type="simple">querySelector()</text:a></text:p>
          </table:table-cell>
          <table:table-cell office:value-type="string" calcext:value-type="string">
            <text:p>Returns the first child element that matches a specified CSS selector(s)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6</text:p>
          </table:table-cell>
          <table:table-cell office:value-type="string" calcext:value-type="string">
            <text:p><text:a xlink:href="https://www.w3schools.com/jsref/met_element_queryselectorall.asp" xlink:type="simple">querySelectorAll()</text:a></text:p>
          </table:table-cell>
          <table:table-cell office:value-type="string" calcext:value-type="string">
            <text:p>Returns all child elements that matches a specified CSS selector(s)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7</text:p>
          </table:table-cell>
          <table:table-cell office:value-type="string" calcext:value-type="string">
            <text:p><text:a xlink:href="https://www.w3schools.com/jsref/met_element_remove.asp" xlink:type="simple">remove()</text:a></text:p>
          </table:table-cell>
          <table:table-cell office:value-type="string" calcext:value-type="string">
            <text:p>Removes the element from the DO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8</text:p>
          </table:table-cell>
          <table:table-cell office:value-type="string" calcext:value-type="string">
            <text:p><text:a xlink:href="https://www.w3schools.com/jsref/met_element_removeattribute.asp" xlink:type="simple">removeAttribute()</text:a></text:p>
          </table:table-cell>
          <table:table-cell office:value-type="string" calcext:value-type="string">
            <text:p>Removes a specified attribute from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39</text:p>
          </table:table-cell>
          <table:table-cell office:value-type="string" calcext:value-type="string">
            <text:p><text:a xlink:href="https://www.w3schools.com/jsref/met_element_removeattributenode.asp" xlink:type="simple">removeAttributeNode()</text:a></text:p>
          </table:table-cell>
          <table:table-cell office:value-type="string" calcext:value-type="string">
            <text:p>Removes a specified attribute node, and returns the removed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0</text:p>
          </table:table-cell>
          <table:table-cell office:value-type="string" calcext:value-type="string">
            <text:p><text:a xlink:href="https://www.w3schools.com/jsref/met_node_removechild.asp" xlink:type="simple">removeChild()</text:a></text:p>
          </table:table-cell>
          <table:table-cell office:value-type="string" calcext:value-type="string">
            <text:p>Removes a child node from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1</text:p>
          </table:table-cell>
          <table:table-cell office:value-type="string" calcext:value-type="string">
            <text:p><text:a xlink:href="https://www.w3schools.com/jsref/met_element_removeeventlistener.asp" xlink:type="simple">removeEventListener()</text:a></text:p>
          </table:table-cell>
          <table:table-cell office:value-type="string" calcext:value-type="string">
            <text:p>Removes an event handler that has been attached with the addEventListener() meth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2</text:p>
          </table:table-cell>
          <table:table-cell office:value-type="string" calcext:value-type="string">
            <text:p><text:a xlink:href="https://www.w3schools.com/jsref/met_node_replacechild.asp" xlink:type="simple">replaceChild()</text:a></text:p>
          </table:table-cell>
          <table:table-cell office:value-type="string" calcext:value-type="string">
            <text:p>Replaces a child node in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3</text:p>
          </table:table-cell>
          <table:table-cell office:value-type="string" calcext:value-type="string">
            <text:p><text:a xlink:href="https://www.w3schools.com/jsref/met_element_requestfullscreen.asp" xlink:type="simple">requestFullscreen()</text:a></text:p>
          </table:table-cell>
          <table:table-cell office:value-type="string" calcext:value-type="string">
            <text:p>Shows an element in fullscreen m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4</text:p>
          </table:table-cell>
          <table:table-cell office:value-type="string" calcext:value-type="string">
            <text:p><text:a xlink:href="https://www.w3schools.com/jsref/prop_element_scrollheight.asp" xlink:type="simple">scrollHeight</text:a></text:p>
          </table:table-cell>
          <table:table-cell office:value-type="string" calcext:value-type="string">
            <text:p>Returns the entire height of an element, including padd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5</text:p>
          </table:table-cell>
          <table:table-cell office:value-type="string" calcext:value-type="string">
            <text:p><text:a xlink:href="https://www.w3schools.com/jsref/met_element_scrollintoview.asp" xlink:type="simple">scrollIntoView()</text:a></text:p>
          </table:table-cell>
          <table:table-cell office:value-type="string" calcext:value-type="string">
            <text:p>Scrolls the specified element into the visible area of the browser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6</text:p>
          </table:table-cell>
          <table:table-cell office:value-type="string" calcext:value-type="string">
            <text:p><text:a xlink:href="https://www.w3schools.com/jsref/prop_element_scrollleft.asp" xlink:type="simple">scrollLeft</text:a></text:p>
          </table:table-cell>
          <table:table-cell office:value-type="string" calcext:value-type="string">
            <text:p>Sets or returns the number of pixels an element's content is scrolled horizontal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7</text:p>
          </table:table-cell>
          <table:table-cell office:value-type="string" calcext:value-type="string">
            <text:p><text:a xlink:href="https://www.w3schools.com/jsref/prop_element_scrolltop.asp" xlink:type="simple">scrollTop</text:a></text:p>
          </table:table-cell>
          <table:table-cell office:value-type="string" calcext:value-type="string">
            <text:p>Sets or returns the number of pixels an element's content is scrolled vertical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8</text:p>
          </table:table-cell>
          <table:table-cell office:value-type="string" calcext:value-type="string">
            <text:p><text:a xlink:href="https://www.w3schools.com/jsref/prop_element_scrollwidth.asp" xlink:type="simple">scrollWidth</text:a></text:p>
          </table:table-cell>
          <table:table-cell office:value-type="string" calcext:value-type="string">
            <text:p>Returns the entire width of an element, including padd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49</text:p>
          </table:table-cell>
          <table:table-cell office:value-type="string" calcext:value-type="string">
            <text:p><text:a xlink:href="https://www.w3schools.com/jsref/met_element_setattribute.asp" xlink:type="simple">setAttribute()</text:a></text:p>
          </table:table-cell>
          <table:table-cell office:value-type="string" calcext:value-type="string">
            <text:p>Sets or changes the specified attribute, to the specified 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0</text:p>
          </table:table-cell>
          <table:table-cell office:value-type="string" calcext:value-type="string">
            <text:p><text:a xlink:href="https://www.w3schools.com/jsref/met_element_setattributenode.asp" xlink:type="simple">setAttributeNode()</text:a></text:p>
          </table:table-cell>
          <table:table-cell office:value-type="string" calcext:value-type="string">
            <text:p>Sets or changes the specified attribute no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1</text:p>
          </table:table-cell>
          <table:table-cell office:value-type="string" calcext:value-type="string">
            <text:p><text:a xlink:href="https://www.w3schools.com/jsref/prop_html_style.asp" xlink:type="simple">style</text:a></text:p>
          </table:table-cell>
          <table:table-cell office:value-type="string" calcext:value-type="string">
            <text:p>Sets or returns the value of the style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<text:a xlink:href="https://www.w3schools.com/jsref/prop_html_tabindex.asp" xlink:type="simple">tabIndex</text:a></text:p>
          </table:table-cell>
          <table:table-cell office:value-type="string" calcext:value-type="string">
            <text:p>Sets or returns the value of the tabindex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3</text:p>
          </table:table-cell>
          <table:table-cell office:value-type="string" calcext:value-type="string">
            <text:p><text:a xlink:href="https://www.w3schools.com/jsref/prop_element_tagname.asp" xlink:type="simple">tagName</text:a></text:p>
          </table:table-cell>
          <table:table-cell office:value-type="string" calcext:value-type="string">
            <text:p>Returns the tag nam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4</text:p>
          </table:table-cell>
          <table:table-cell office:value-type="string" calcext:value-type="string">
            <text:p><text:a xlink:href="https://www.w3schools.com/jsref/prop_node_textcontent.asp" xlink:type="simple">textContent</text:a></text:p>
          </table:table-cell>
          <table:table-cell office:value-type="string" calcext:value-type="string">
            <text:p>Sets or returns the textual content of a node and its descenda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5</text:p>
          </table:table-cell>
          <table:table-cell office:value-type="string" calcext:value-type="string">
            <text:p><text:a xlink:href="https://www.w3schools.com/jsref/prop_html_title.asp" xlink:type="simple">title</text:a></text:p>
          </table:table-cell>
          <table:table-cell office:value-type="string" calcext:value-type="string">
            <text:p>Sets or returns the value of the title attribute of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toString()</text:p>
          </table:table-cell>
          <table:table-cell office:value-type="string" calcext:value-type="string">
            <text:p>Converts an element to a st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57</text:p>
          </table:table-cell>
          <table:table-cell office:value-type="string" calcext:value-type="string">
            <text:p><text:a xlink:href="https://www.w3schools.com/jsref/event_onabort_media.asp" xlink:type="simple">abort</text:a></text:p>
          </table:table-cell>
          <table:table-cell office:value-type="string" calcext:value-type="string">
            <text:p>The event occurs when the loading of a media is abort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</text:p>
          </table:table-cell>
          <table:table-cell office:value-type="string" calcext:value-type="string">
            <text:p><text:a xlink:href="https://www.w3schools.com/jsref/event_onafterprint.asp" xlink:type="simple">afterprint</text:a></text:p>
          </table:table-cell>
          <table:table-cell office:value-type="string" calcext:value-type="string">
            <text:p>The event occurs when a page has started printing, or if the print dialogue box has been clos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9</text:p>
          </table:table-cell>
          <table:table-cell office:value-type="string" calcext:value-type="string">
            <text:p><text:a xlink:href="https://www.w3schools.com/jsref/event_animationend.asp" xlink:type="simple">animationend</text:a></text:p>
          </table:table-cell>
          <table:table-cell office:value-type="string" calcext:value-type="string">
            <text:p>The event occurs when a CSS animation has comple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</text:p>
          </table:table-cell>
          <table:table-cell office:value-type="string" calcext:value-type="string">
            <text:p><text:a xlink:href="https://www.w3schools.com/jsref/event_animationiteration.asp" xlink:type="simple">animationiteration</text:a></text:p>
          </table:table-cell>
          <table:table-cell office:value-type="string" calcext:value-type="string">
            <text:p>The event occurs when a CSS animation is repea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1</text:p>
          </table:table-cell>
          <table:table-cell office:value-type="string" calcext:value-type="string">
            <text:p><text:a xlink:href="https://www.w3schools.com/jsref/event_animationstart.asp" xlink:type="simple">animationstart</text:a></text:p>
          </table:table-cell>
          <table:table-cell office:value-type="string" calcext:value-type="string">
            <text:p>The event occurs when a CSS animation has star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<text:a xlink:href="https://www.w3schools.com/jsref/event_onbeforeprint.asp" xlink:type="simple">beforeprint</text:a></text:p>
          </table:table-cell>
          <table:table-cell office:value-type="string" calcext:value-type="string">
            <text:p>The event occurs when a page is about to be prin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3</text:p>
          </table:table-cell>
          <table:table-cell office:value-type="string" calcext:value-type="string">
            <text:p><text:a xlink:href="https://www.w3schools.com/jsref/event_onbeforeunload.asp" xlink:type="simple">beforeunload</text:a></text:p>
          </table:table-cell>
          <table:table-cell office:value-type="string" calcext:value-type="string">
            <text:p>The event occurs before the document is about to be unload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</text:p>
          </table:table-cell>
          <table:table-cell office:value-type="string" calcext:value-type="string">
            <text:p><text:a xlink:href="https://www.w3schools.com/jsref/event_onblur.asp" xlink:type="simple">blur</text:a></text:p>
          </table:table-cell>
          <table:table-cell office:value-type="string" calcext:value-type="string">
            <text:p>The event occurs when an element loses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5</text:p>
          </table:table-cell>
          <table:table-cell office:value-type="string" calcext:value-type="string">
            <text:p><text:a xlink:href="https://www.w3schools.com/jsref/event_oncanplay.asp" xlink:type="simple">canplay</text:a></text:p>
          </table:table-cell>
          <table:table-cell office:value-type="string" calcext:value-type="string">
            <text:p>The event occurs when the browser can start playing the media (when it has buffered enough to begin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</text:p>
          </table:table-cell>
          <table:table-cell office:value-type="string" calcext:value-type="string">
            <text:p><text:a xlink:href="https://www.w3schools.com/jsref/event_oncanplaythrough.asp" xlink:type="simple">canplaythrough</text:a></text:p>
          </table:table-cell>
          <table:table-cell office:value-type="string" calcext:value-type="string">
            <text:p>The event occurs when the browser can play through the media without stopping for buffering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7</text:p>
          </table:table-cell>
          <table:table-cell office:value-type="string" calcext:value-type="string">
            <text:p><text:a xlink:href="https://www.w3schools.com/jsref/event_onchange.asp" xlink:type="simple">change</text:a></text:p>
          </table:table-cell>
          <table:table-cell office:value-type="string" calcext:value-type="string">
            <text:p>The event occurs when the content of a form element, the selection, or the checked state have changed (for &lt;input&gt;, &lt;select&gt;, and &lt;textarea&gt;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</text:p>
          </table:table-cell>
          <table:table-cell office:value-type="string" calcext:value-type="string">
            <text:p><text:a xlink:href="https://www.w3schools.com/jsref/event_onclick.asp" xlink:type="simple">click</text:a></text:p>
          </table:table-cell>
          <table:table-cell office:value-type="string" calcext:value-type="string">
            <text:p>The event occurs when the user clicks on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<text:a xlink:href="https://www.w3schools.com/jsref/event_oncontextmenu.asp" xlink:type="simple">contextmenu</text:a></text:p>
          </table:table-cell>
          <table:table-cell office:value-type="string" calcext:value-type="string">
            <text:p>The event occurs when the user right-clicks on an element to open a context menu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</text:p>
          </table:table-cell>
          <table:table-cell office:value-type="string" calcext:value-type="string">
            <text:p><text:a xlink:href="https://www.w3schools.com/jsref/event_oncopy.asp" xlink:type="simple">copy</text:a></text:p>
          </table:table-cell>
          <table:table-cell office:value-type="string" calcext:value-type="string">
            <text:p>The event occurs when the user copies the content of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1</text:p>
          </table:table-cell>
          <table:table-cell office:value-type="string" calcext:value-type="string">
            <text:p><text:a xlink:href="https://www.w3schools.com/jsref/event_oncut.asp" xlink:type="simple">cut</text:a></text:p>
          </table:table-cell>
          <table:table-cell office:value-type="string" calcext:value-type="string">
            <text:p>The event occurs when the user cuts the content of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</text:p>
          </table:table-cell>
          <table:table-cell office:value-type="string" calcext:value-type="string">
            <text:p><text:a xlink:href="https://www.w3schools.com/jsref/event_ondblclick.asp" xlink:type="simple">dblclick</text:a></text:p>
          </table:table-cell>
          <table:table-cell office:value-type="string" calcext:value-type="string">
            <text:p>The event occurs when the user double-clicks on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3</text:p>
          </table:table-cell>
          <table:table-cell office:value-type="string" calcext:value-type="string">
            <text:p><text:a xlink:href="https://www.w3schools.com/jsref/event_ondrag.asp" xlink:type="simple">drag</text:a></text:p>
          </table:table-cell>
          <table:table-cell office:value-type="string" calcext:value-type="string">
            <text:p>The event occurs when an element is being dragged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<text:a xlink:href="https://www.w3schools.com/jsref/event_ondragend.asp" xlink:type="simple">dragend</text:a></text:p>
          </table:table-cell>
          <table:table-cell office:value-type="string" calcext:value-type="string">
            <text:p>The event occurs when the user has finished dragging an elemen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5</text:p>
          </table:table-cell>
          <table:table-cell office:value-type="string" calcext:value-type="string">
            <text:p><text:a xlink:href="https://www.w3schools.com/jsref/event_ondragenter.asp" xlink:type="simple">dragenter</text:a></text:p>
          </table:table-cell>
          <table:table-cell office:value-type="string" calcext:value-type="string">
            <text:p>The event occurs when the dragged element enters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<text:a xlink:href="https://www.w3schools.com/jsref/event_ondragleave.asp" xlink:type="simple">dragleave</text:a></text:p>
          </table:table-cell>
          <table:table-cell office:value-type="string" calcext:value-type="string">
            <text:p>The event occurs when the dragged element leaves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7</text:p>
          </table:table-cell>
          <table:table-cell office:value-type="string" calcext:value-type="string">
            <text:p><text:a xlink:href="https://www.w3schools.com/jsref/event_ondragover.asp" xlink:type="simple">dragover</text:a></text:p>
          </table:table-cell>
          <table:table-cell office:value-type="string" calcext:value-type="string">
            <text:p>The event occurs when the dragged element is over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8</text:p>
          </table:table-cell>
          <table:table-cell office:value-type="string" calcext:value-type="string">
            <text:p><text:a xlink:href="https://www.w3schools.com/jsref/event_ondragstart.asp" xlink:type="simple">dragstart</text:a></text:p>
          </table:table-cell>
          <table:table-cell office:value-type="string" calcext:value-type="string">
            <text:p>The event occurs when the user starts to drag an elemen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9</text:p>
          </table:table-cell>
          <table:table-cell office:value-type="string" calcext:value-type="string">
            <text:p><text:a xlink:href="https://www.w3schools.com/jsref/event_ondrop.asp" xlink:type="simple">drop</text:a></text:p>
          </table:table-cell>
          <table:table-cell office:value-type="string" calcext:value-type="string">
            <text:p>The event occurs when the dragged element is dropped on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0</text:p>
          </table:table-cell>
          <table:table-cell office:value-type="string" calcext:value-type="string">
            <text:p><text:a xlink:href="https://www.w3schools.com/jsref/event_ondurationchange.asp" xlink:type="simple">durationchange</text:a></text:p>
          </table:table-cell>
          <table:table-cell office:value-type="string" calcext:value-type="string">
            <text:p>The event occurs when the duration of the media is chang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1</text:p>
          </table:table-cell>
          <table:table-cell office:value-type="string" calcext:value-type="string">
            <text:p><text:a xlink:href="https://www.w3schools.com/jsref/event_onended.asp" xlink:type="simple">ended</text:a></text:p>
          </table:table-cell>
          <table:table-cell office:value-type="string" calcext:value-type="string">
            <text:p>The event occurs when the media has reach the end (useful for messages like "thanks for listening"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2</text:p>
          </table:table-cell>
          <table:table-cell office:value-type="string" calcext:value-type="string">
            <text:p><text:a xlink:href="https://www.w3schools.com/jsref/event_onerror.asp" xlink:type="simple">error</text:a></text:p>
          </table:table-cell>
          <table:table-cell office:value-type="string" calcext:value-type="string">
            <text:p>The event occurs when an error occurs while loading an external file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, 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3</text:p>
          </table:table-cell>
          <table:table-cell office:value-type="string" calcext:value-type="string">
            <text:p><text:a xlink:href="https://www.w3schools.com/jsref/event_onfocus.asp" xlink:type="simple">focus</text:a></text:p>
          </table:table-cell>
          <table:table-cell office:value-type="string" calcext:value-type="string">
            <text:p>The event occurs when an element gets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4</text:p>
          </table:table-cell>
          <table:table-cell office:value-type="string" calcext:value-type="string">
            <text:p><text:a xlink:href="https://www.w3schools.com/jsref/event_onfocusin.asp" xlink:type="simple">focusin</text:a></text:p>
          </table:table-cell>
          <table:table-cell office:value-type="string" calcext:value-type="string">
            <text:p>The event occurs when an element is about to get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5</text:p>
          </table:table-cell>
          <table:table-cell office:value-type="string" calcext:value-type="string">
            <text:p><text:a xlink:href="https://www.w3schools.com/jsref/event_onfocusout.asp" xlink:type="simple">focusout</text:a></text:p>
          </table:table-cell>
          <table:table-cell office:value-type="string" calcext:value-type="string">
            <text:p>The event occurs when an element is about to lose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6</text:p>
          </table:table-cell>
          <table:table-cell office:value-type="string" calcext:value-type="string">
            <text:p><text:a xlink:href="https://www.w3schools.com/jsref/event_fullscreenchange.asp" xlink:type="simple">fullscreenchange</text:a></text:p>
          </table:table-cell>
          <table:table-cell office:value-type="string" calcext:value-type="string">
            <text:p>The event occurs when an element is displayed in fullscreen mod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7</text:p>
          </table:table-cell>
          <table:table-cell office:value-type="string" calcext:value-type="string">
            <text:p><text:a xlink:href="https://www.w3schools.com/jsref/event_fullscreenerror.asp" xlink:type="simple">fullscreenerror</text:a></text:p>
          </table:table-cell>
          <table:table-cell office:value-type="string" calcext:value-type="string">
            <text:p>The event occurs when an element can not be displayed in fullscreen mod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8</text:p>
          </table:table-cell>
          <table:table-cell office:value-type="string" calcext:value-type="string">
            <text:p><text:a xlink:href="https://www.w3schools.com/jsref/event_onhashchange.asp" xlink:type="simple">hashchange</text:a></text:p>
          </table:table-cell>
          <table:table-cell office:value-type="string" calcext:value-type="string">
            <text:p>The event occurs when there has been changes to the anchor part of a URL</text:p>
          </table:table-cell>
          <table:table-cell table:style-name="ce2" office:value-type="string" calcext:value-type="string">
            <text:p><text:a xlink:href="https://www.w3schools.com/jsref/obj_hashchangeevent.asp" xlink:type="simple">Hash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9</text:p>
          </table:table-cell>
          <table:table-cell office:value-type="string" calcext:value-type="string">
            <text:p><text:a xlink:href="https://www.w3schools.com/jsref/event_oninput.asp" xlink:type="simple">input</text:a></text:p>
          </table:table-cell>
          <table:table-cell office:value-type="string" calcext:value-type="string">
            <text:p>The event occurs when an element gets user input</text:p>
          </table:table-cell>
          <table:table-cell table:style-name="ce2" office:value-type="string" calcext:value-type="string">
            <text:p><text:a xlink:href="https://www.w3schools.com/jsref/obj_inputevent.asp" xlink:type="simple">Input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0</text:p>
          </table:table-cell>
          <table:table-cell office:value-type="string" calcext:value-type="string">
            <text:p><text:a xlink:href="https://www.w3schools.com/jsref/event_oninvalid.asp" xlink:type="simple">invalid</text:a></text:p>
          </table:table-cell>
          <table:table-cell office:value-type="string" calcext:value-type="string">
            <text:p>The event occurs when an element is invali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1</text:p>
          </table:table-cell>
          <table:table-cell office:value-type="string" calcext:value-type="string">
            <text:p><text:a xlink:href="https://www.w3schools.com/jsref/event_onkeydown.asp" xlink:type="simple">keydown</text:a></text:p>
          </table:table-cell>
          <table:table-cell office:value-type="string" calcext:value-type="string">
            <text:p>The event occurs when the user is pressing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2</text:p>
          </table:table-cell>
          <table:table-cell office:value-type="string" calcext:value-type="string">
            <text:p><text:a xlink:href="https://www.w3schools.com/jsref/event_onkeypress.asp" xlink:type="simple">keypress</text:a></text:p>
          </table:table-cell>
          <table:table-cell office:value-type="string" calcext:value-type="string">
            <text:p>The event occurs when the user presses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3</text:p>
          </table:table-cell>
          <table:table-cell office:value-type="string" calcext:value-type="string">
            <text:p><text:a xlink:href="https://www.w3schools.com/jsref/event_onkeyup.asp" xlink:type="simple">keyup</text:a></text:p>
          </table:table-cell>
          <table:table-cell office:value-type="string" calcext:value-type="string">
            <text:p>The event occurs when the user releases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4</text:p>
          </table:table-cell>
          <table:table-cell office:value-type="string" calcext:value-type="string">
            <text:p><text:a xlink:href="https://www.w3schools.com/jsref/event_onload.asp" xlink:type="simple">load</text:a></text:p>
          </table:table-cell>
          <table:table-cell office:value-type="string" calcext:value-type="string">
            <text:p>The event occurs when an object has load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5</text:p>
          </table:table-cell>
          <table:table-cell office:value-type="string" calcext:value-type="string">
            <text:p><text:a xlink:href="https://www.w3schools.com/jsref/event_onloadeddata.asp" xlink:type="simple">loadeddata</text:a></text:p>
          </table:table-cell>
          <table:table-cell office:value-type="string" calcext:value-type="string">
            <text:p>The event occurs when media data is load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6</text:p>
          </table:table-cell>
          <table:table-cell office:value-type="string" calcext:value-type="string">
            <text:p><text:a xlink:href="https://www.w3schools.com/jsref/event_onloadedmetadata.asp" xlink:type="simple">loadedmetadata</text:a></text:p>
          </table:table-cell>
          <table:table-cell office:value-type="string" calcext:value-type="string">
            <text:p>The event occurs when meta data (like dimensions and duration) are load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<text:a xlink:href="https://www.w3schools.com/jsref/event_onloadstart.asp" xlink:type="simple">loadstart</text:a></text:p>
          </table:table-cell>
          <table:table-cell office:value-type="string" calcext:value-type="string">
            <text:p>The event occurs when the browser starts looking for the specified media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<text:a xlink:href="https://www.w3schools.com/jsref/event_onmessage_sse.asp" xlink:type="simple">message</text:a></text:p>
          </table:table-cell>
          <table:table-cell office:value-type="string" calcext:value-type="string">
            <text:p>The event occurs when a message is received through the event sourc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</text:p>
          </table:table-cell>
          <table:table-cell office:value-type="string" calcext:value-type="string">
            <text:p><text:a xlink:href="https://www.w3schools.com/jsref/event_onmousedown.asp" xlink:type="simple">mousedown</text:a></text:p>
          </table:table-cell>
          <table:table-cell office:value-type="string" calcext:value-type="string">
            <text:p>The event occurs when the user presses a mouse button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</text:p>
          </table:table-cell>
          <table:table-cell office:value-type="string" calcext:value-type="string">
            <text:p><text:a xlink:href="https://www.w3schools.com/jsref/event_onmouseenter.asp" xlink:type="simple">mouseenter</text:a></text:p>
          </table:table-cell>
          <table:table-cell office:value-type="string" calcext:value-type="string">
            <text:p>The event occurs when the pointer is moved onto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1</text:p>
          </table:table-cell>
          <table:table-cell office:value-type="string" calcext:value-type="string">
            <text:p><text:a xlink:href="https://www.w3schools.com/jsref/event_onmouseleave.asp" xlink:type="simple">mouseleave</text:a></text:p>
          </table:table-cell>
          <table:table-cell office:value-type="string" calcext:value-type="string">
            <text:p>The event occurs when the pointer is moved out of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</text:p>
          </table:table-cell>
          <table:table-cell office:value-type="string" calcext:value-type="string">
            <text:p><text:a xlink:href="https://www.w3schools.com/jsref/event_onmousemove.asp" xlink:type="simple">mousemove</text:a></text:p>
          </table:table-cell>
          <table:table-cell office:value-type="string" calcext:value-type="string">
            <text:p>The event occurs when the pointer is moving while it is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3</text:p>
          </table:table-cell>
          <table:table-cell office:value-type="string" calcext:value-type="string">
            <text:p><text:a xlink:href="https://www.w3schools.com/jsref/event_onmouseover.asp" xlink:type="simple">mouseover</text:a></text:p>
          </table:table-cell>
          <table:table-cell office:value-type="string" calcext:value-type="string">
            <text:p>The event occurs when the pointer is moved onto an element, or onto one of its children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<text:a xlink:href="https://www.w3schools.com/jsref/event_onmouseout.asp" xlink:type="simple">mouseout</text:a></text:p>
          </table:table-cell>
          <table:table-cell office:value-type="string" calcext:value-type="string">
            <text:p>The event occurs when a user moves the mouse pointer out of an element, or out of one of its children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5</text:p>
          </table:table-cell>
          <table:table-cell office:value-type="string" calcext:value-type="string">
            <text:p><text:a xlink:href="https://www.w3schools.com/jsref/event_onmouseup.asp" xlink:type="simple">mouseup</text:a></text:p>
          </table:table-cell>
          <table:table-cell office:value-type="string" calcext:value-type="string">
            <text:p>The event occurs when a user releases a mouse button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6</text:p>
          </table:table-cell>
          <table:table-cell office:value-type="string" calcext:value-type="string">
            <text:p>mousewheel</text:p>
          </table:table-cell>
          <table:table-cell office:value-type="string" calcext:value-type="string">
            <text:p>Deprecated. Use the <text:a xlink:href="https://www.w3schools.com/jsref/event_onwheel.asp" xlink:type="simple">wheel</text:a> event instead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7</text:p>
          </table:table-cell>
          <table:table-cell office:value-type="string" calcext:value-type="string">
            <text:p><text:a xlink:href="https://www.w3schools.com/jsref/event_onoffline.asp" xlink:type="simple">offline</text:a></text:p>
          </table:table-cell>
          <table:table-cell office:value-type="string" calcext:value-type="string">
            <text:p>The event occurs when the browser starts to work offlin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8</text:p>
          </table:table-cell>
          <table:table-cell office:value-type="string" calcext:value-type="string">
            <text:p><text:a xlink:href="https://www.w3schools.com/jsref/event_ononline.asp" xlink:type="simple">online</text:a></text:p>
          </table:table-cell>
          <table:table-cell office:value-type="string" calcext:value-type="string">
            <text:p>The event occurs when the browser starts to work onlin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9</text:p>
          </table:table-cell>
          <table:table-cell office:value-type="string" calcext:value-type="string">
            <text:p><text:a xlink:href="https://www.w3schools.com/jsref/event_onopen_sse.asp" xlink:type="simple">open</text:a></text:p>
          </table:table-cell>
          <table:table-cell office:value-type="string" calcext:value-type="string">
            <text:p>The event occurs when a connection with the event source is open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0</text:p>
          </table:table-cell>
          <table:table-cell office:value-type="string" calcext:value-type="string">
            <text:p><text:a xlink:href="https://www.w3schools.com/jsref/event_onpagehide.asp" xlink:type="simple">pagehide</text:a></text:p>
          </table:table-cell>
          <table:table-cell office:value-type="string" calcext:value-type="string">
            <text:p>The event occurs when the user navigates away from a webpage</text:p>
          </table:table-cell>
          <table:table-cell table:style-name="ce2"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1</text:p>
          </table:table-cell>
          <table:table-cell office:value-type="string" calcext:value-type="string">
            <text:p><text:a xlink:href="https://www.w3schools.com/jsref/event_onpageshow.asp" xlink:type="simple">pageshow</text:a></text:p>
          </table:table-cell>
          <table:table-cell office:value-type="string" calcext:value-type="string">
            <text:p>The event occurs when the user navigates to a webpage</text:p>
          </table:table-cell>
          <table:table-cell table:style-name="ce2"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2</text:p>
          </table:table-cell>
          <table:table-cell office:value-type="string" calcext:value-type="string">
            <text:p><text:a xlink:href="https://www.w3schools.com/jsref/event_onpaste.asp" xlink:type="simple">paste</text:a></text:p>
          </table:table-cell>
          <table:table-cell office:value-type="string" calcext:value-type="string">
            <text:p>The event occurs when the user pastes some content in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<text:a xlink:href="https://www.w3schools.com/jsref/event_onpause.asp" xlink:type="simple">pause</text:a></text:p>
          </table:table-cell>
          <table:table-cell office:value-type="string" calcext:value-type="string">
            <text:p>The event occurs when the media is paused either by the user or programmatically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4</text:p>
          </table:table-cell>
          <table:table-cell office:value-type="string" calcext:value-type="string">
            <text:p><text:a xlink:href="https://www.w3schools.com/jsref/event_onplay.asp" xlink:type="simple">play</text:a></text:p>
          </table:table-cell>
          <table:table-cell office:value-type="string" calcext:value-type="string">
            <text:p>The event occurs when the media has been started or is no longer paus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5</text:p>
          </table:table-cell>
          <table:table-cell office:value-type="string" calcext:value-type="string">
            <text:p><text:a xlink:href="https://www.w3schools.com/jsref/event_onplaying.asp" xlink:type="simple">playing</text:a></text:p>
          </table:table-cell>
          <table:table-cell office:value-type="string" calcext:value-type="string">
            <text:p>The event occurs when the media is playing after having been paused or stopped for buffering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6</text:p>
          </table:table-cell>
          <table:table-cell office:value-type="string" calcext:value-type="string">
            <text:p>popstate</text:p>
          </table:table-cell>
          <table:table-cell office:value-type="string" calcext:value-type="string">
            <text:p>The event occurs when the window's history changes</text:p>
          </table:table-cell>
          <table:table-cell table:style-name="ce2" office:value-type="string" calcext:value-type="string">
            <text:p><text:a xlink:href="https://www.w3schools.com/jsref/obj_popstateevent.asp" xlink:type="simple">PopStat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7</text:p>
          </table:table-cell>
          <table:table-cell office:value-type="string" calcext:value-type="string">
            <text:p><text:a xlink:href="https://www.w3schools.com/jsref/event_onprogress.asp" xlink:type="simple">progress</text:a></text:p>
          </table:table-cell>
          <table:table-cell office:value-type="string" calcext:value-type="string">
            <text:p>The event occurs when the browser is in the process of getting the media data (downloading the medi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8</text:p>
          </table:table-cell>
          <table:table-cell office:value-type="string" calcext:value-type="string">
            <text:p><text:a xlink:href="https://www.w3schools.com/jsref/event_onratechange.asp" xlink:type="simple">ratechange</text:a></text:p>
          </table:table-cell>
          <table:table-cell office:value-type="string" calcext:value-type="string">
            <text:p>The event occurs when the playing speed of the media is chang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9</text:p>
          </table:table-cell>
          <table:table-cell office:value-type="string" calcext:value-type="string">
            <text:p><text:a xlink:href="https://www.w3schools.com/jsref/event_onresize.asp" xlink:type="simple">resize</text:a></text:p>
          </table:table-cell>
          <table:table-cell office:value-type="string" calcext:value-type="string">
            <text:p>The event occurs when the document view is resiz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0</text:p>
          </table:table-cell>
          <table:table-cell office:value-type="string" calcext:value-type="string">
            <text:p><text:a xlink:href="https://www.w3schools.com/jsref/event_onreset.asp" xlink:type="simple">reset</text:a></text:p>
          </table:table-cell>
          <table:table-cell office:value-type="string" calcext:value-type="string">
            <text:p>The event occurs when a form is rese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1</text:p>
          </table:table-cell>
          <table:table-cell office:value-type="string" calcext:value-type="string">
            <text:p><text:a xlink:href="https://www.w3schools.com/jsref/event_onscroll.asp" xlink:type="simple">scroll</text:a></text:p>
          </table:table-cell>
          <table:table-cell office:value-type="string" calcext:value-type="string">
            <text:p>The event occurs when an element's scrollbar is being scroll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2</text:p>
          </table:table-cell>
          <table:table-cell office:value-type="string" calcext:value-type="string">
            <text:p><text:a xlink:href="https://www.w3schools.com/jsref/event_onsearch.asp" xlink:type="simple">search</text:a></text:p>
          </table:table-cell>
          <table:table-cell office:value-type="string" calcext:value-type="string">
            <text:p>The event occurs when the user writes something in a search field (for &lt;input="search"&gt;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3</text:p>
          </table:table-cell>
          <table:table-cell office:value-type="string" calcext:value-type="string">
            <text:p><text:a xlink:href="https://www.w3schools.com/jsref/event_onseeked.asp" xlink:type="simple">seeked</text:a></text:p>
          </table:table-cell>
          <table:table-cell office:value-type="string" calcext:value-type="string">
            <text:p>The event occurs when the user is finished moving/skipping to a new position in the medi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4</text:p>
          </table:table-cell>
          <table:table-cell office:value-type="string" calcext:value-type="string">
            <text:p><text:a xlink:href="https://www.w3schools.com/jsref/event_onseeking.asp" xlink:type="simple">seeking</text:a></text:p>
          </table:table-cell>
          <table:table-cell office:value-type="string" calcext:value-type="string">
            <text:p>The event occurs when the user starts moving/skipping to a new position in the medi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5</text:p>
          </table:table-cell>
          <table:table-cell office:value-type="string" calcext:value-type="string">
            <text:p><text:a xlink:href="https://www.w3schools.com/jsref/event_onselect.asp" xlink:type="simple">select</text:a></text:p>
          </table:table-cell>
          <table:table-cell office:value-type="string" calcext:value-type="string">
            <text:p>The event occurs after the user selects some text (for &lt;input&gt; and &lt;textarea&gt;)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6</text:p>
          </table:table-cell>
          <table:table-cell office:value-type="string" calcext:value-type="string">
            <text:p><text:a xlink:href="https://www.w3schools.com/jsref/event_onshow.asp" xlink:type="simple">show</text:a></text:p>
          </table:table-cell>
          <table:table-cell office:value-type="string" calcext:value-type="string">
            <text:p>The event occurs when a &lt;menu&gt; element is shown as a context menu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7</text:p>
          </table:table-cell>
          <table:table-cell office:value-type="string" calcext:value-type="string">
            <text:p><text:a xlink:href="https://www.w3schools.com/jsref/event_onstalled.asp" xlink:type="simple">stalled</text:a></text:p>
          </table:table-cell>
          <table:table-cell office:value-type="string" calcext:value-type="string">
            <text:p>The event occurs when the browser is trying to get media data, but data is not availabl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8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he event occurs when a Web Storage area is updated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9</text:p>
          </table:table-cell>
          <table:table-cell office:value-type="string" calcext:value-type="string">
            <text:p><text:a xlink:href="https://www.w3schools.com/jsref/event_onsubmit.asp" xlink:type="simple">submit</text:a></text:p>
          </table:table-cell>
          <table:table-cell office:value-type="string" calcext:value-type="string">
            <text:p>The event occurs when a form is submit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0</text:p>
          </table:table-cell>
          <table:table-cell office:value-type="string" calcext:value-type="string">
            <text:p><text:a xlink:href="https://www.w3schools.com/jsref/event_onsuspend.asp" xlink:type="simple">suspend</text:a></text:p>
          </table:table-cell>
          <table:table-cell office:value-type="string" calcext:value-type="string">
            <text:p>The event occurs when the browser is intentionally not getting media dat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1</text:p>
          </table:table-cell>
          <table:table-cell office:value-type="string" calcext:value-type="string">
            <text:p><text:a xlink:href="https://www.w3schools.com/jsref/event_ontimeupdate.asp" xlink:type="simple">timeupdate</text:a></text:p>
          </table:table-cell>
          <table:table-cell office:value-type="string" calcext:value-type="string">
            <text:p>The event occurs when the playing position has changed (like when the user fast forwards to a different point in the medi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2</text:p>
          </table:table-cell>
          <table:table-cell office:value-type="string" calcext:value-type="string">
            <text:p><text:a xlink:href="https://www.w3schools.com/jsref/event_ontoggle.asp" xlink:type="simple">toggle</text:a></text:p>
          </table:table-cell>
          <table:table-cell office:value-type="string" calcext:value-type="string">
            <text:p>The event occurs when the user opens or closes the &lt;details&gt; elem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3</text:p>
          </table:table-cell>
          <table:table-cell office:value-type="string" calcext:value-type="string">
            <text:p><text:a xlink:href="https://www.w3schools.com/jsref/event_touchcancel.asp" xlink:type="simple">touchcancel</text:a></text:p>
          </table:table-cell>
          <table:table-cell office:value-type="string" calcext:value-type="string">
            <text:p>The event occurs when the touch is interrupted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4</text:p>
          </table:table-cell>
          <table:table-cell office:value-type="string" calcext:value-type="string">
            <text:p><text:a xlink:href="https://www.w3schools.com/jsref/event_touchend.asp" xlink:type="simple">touchend</text:a></text:p>
          </table:table-cell>
          <table:table-cell office:value-type="string" calcext:value-type="string">
            <text:p>The event occurs when a finger is removed from a touch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5</text:p>
          </table:table-cell>
          <table:table-cell office:value-type="string" calcext:value-type="string">
            <text:p><text:a xlink:href="https://www.w3schools.com/jsref/event_touchmove.asp" xlink:type="simple">touchmove</text:a></text:p>
          </table:table-cell>
          <table:table-cell office:value-type="string" calcext:value-type="string">
            <text:p>The event occurs when a finger is dragged across the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6</text:p>
          </table:table-cell>
          <table:table-cell office:value-type="string" calcext:value-type="string">
            <text:p><text:a xlink:href="https://www.w3schools.com/jsref/event_touchstart.asp" xlink:type="simple">touchstart</text:a></text:p>
          </table:table-cell>
          <table:table-cell office:value-type="string" calcext:value-type="string">
            <text:p>The event occurs when a finger is placed on a touch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7</text:p>
          </table:table-cell>
          <table:table-cell office:value-type="string" calcext:value-type="string">
            <text:p><text:a xlink:href="https://www.w3schools.com/jsref/event_transitionend.asp" xlink:type="simple">transitionend</text:a></text:p>
          </table:table-cell>
          <table:table-cell office:value-type="string" calcext:value-type="string">
            <text:p>The event occurs when a CSS transition has completed</text:p>
          </table:table-cell>
          <table:table-cell table:style-name="ce2" office:value-type="string" calcext:value-type="string">
            <text:p>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8</text:p>
          </table:table-cell>
          <table:table-cell office:value-type="string" calcext:value-type="string">
            <text:p><text:a xlink:href="https://www.w3schools.com/jsref/event_onunload.asp" xlink:type="simple">unload</text:a></text:p>
          </table:table-cell>
          <table:table-cell office:value-type="string" calcext:value-type="string">
            <text:p>The event occurs once a page has unloaded (for &lt;body&gt;)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9</text:p>
          </table:table-cell>
          <table:table-cell office:value-type="string" calcext:value-type="string">
            <text:p><text:a xlink:href="https://www.w3schools.com/jsref/event_onvolumechange.asp" xlink:type="simple">volumechange</text:a></text:p>
          </table:table-cell>
          <table:table-cell office:value-type="string" calcext:value-type="string">
            <text:p>The event occurs when the volume of the media has changed (includes setting the volume to "mute"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0</text:p>
          </table:table-cell>
          <table:table-cell office:value-type="string" calcext:value-type="string">
            <text:p><text:a xlink:href="https://www.w3schools.com/jsref/event_onwaiting.asp" xlink:type="simple">waiting</text:a></text:p>
          </table:table-cell>
          <table:table-cell office:value-type="string" calcext:value-type="string">
            <text:p>The event occurs when the media has paused but is expected to resume (like when the media pauses to buffer more dat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1</text:p>
          </table:table-cell>
          <table:table-cell office:value-type="string" calcext:value-type="string">
            <text:p><text:a xlink:href="https://www.w3schools.com/jsref/event_onwheel.asp" xlink:type="simple">wheel</text:a></text:p>
          </table:table-cell>
          <table:table-cell office:value-type="string" calcext:value-type="string">
            <text:p>The event occurs when the mouse wheel rolls up or down over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42</text:p>
          </table:table-cell>
          <table:table-cell office:value-type="string" calcext:value-type="string">
            <text:p><text:a xlink:href="https://www.w3schools.com/jsref/event_altkey.asp" xlink:type="simple">altKey</text:a></text:p>
          </table:table-cell>
          <table:table-cell office:value-type="string" calcext:value-type="string">
            <text:p>Returns whether the "ALT" key was pressed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3</text:p>
          </table:table-cell>
          <table:table-cell office:value-type="string" calcext:value-type="string">
            <text:p><text:a xlink:href="https://www.w3schools.com/jsref/event_key_altkey.asp" xlink:type="simple">altKey</text:a></text:p>
          </table:table-cell>
          <table:table-cell office:value-type="string" calcext:value-type="string">
            <text:p>Returns whether the "ALT" key was pressed when the key event was triggered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4</text:p>
          </table:table-cell>
          <table:table-cell office:value-type="string" calcext:value-type="string">
            <text:p><text:a xlink:href="https://www.w3schools.com/jsref/event_animation_animationName.asp" xlink:type="simple">animationName</text:a></text:p>
          </table:table-cell>
          <table:table-cell office:value-type="string" calcext:value-type="string">
            <text:p>Returns the name of the animation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5</text:p>
          </table:table-cell>
          <table:table-cell office:value-type="string" calcext:value-type="string">
            <text:p><text:a xlink:href="https://www.w3schools.com/jsref/event_bubbles.asp" xlink:type="simple">bubbles</text:a></text:p>
          </table:table-cell>
          <table:table-cell office:value-type="string" calcext:value-type="string">
            <text:p>Returns whether or not a specific event is a bubbling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6</text:p>
          </table:table-cell>
          <table:table-cell office:value-type="string" calcext:value-type="string">
            <text:p><text:a xlink:href="https://www.w3schools.com/jsref/event_button.asp" xlink:type="simple">button</text:a></text:p>
          </table:table-cell>
          <table:table-cell office:value-type="string" calcext:value-type="string">
            <text:p>Returns which mouse button was pressed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7</text:p>
          </table:table-cell>
          <table:table-cell office:value-type="string" calcext:value-type="string">
            <text:p><text:a xlink:href="https://www.w3schools.com/jsref/event_buttons.asp" xlink:type="simple">buttons</text:a></text:p>
          </table:table-cell>
          <table:table-cell office:value-type="string" calcext:value-type="string">
            <text:p>Returns which mouse buttons were pressed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8</text:p>
          </table:table-cell>
          <table:table-cell office:value-type="string" calcext:value-type="string">
            <text:p><text:a xlink:href="https://www.w3schools.com/jsref/event_cancelable.asp" xlink:type="simple">cancelable</text:a></text:p>
          </table:table-cell>
          <table:table-cell office:value-type="string" calcext:value-type="string">
            <text:p>Returns whether or not an event can have its default action preven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9</text:p>
          </table:table-cell>
          <table:table-cell office:value-type="string" calcext:value-type="string">
            <text:p><text:a xlink:href="https://www.w3schools.com/jsref/event_key_charcode.asp" xlink:type="simple">charCode</text:a></text:p>
          </table:table-cell>
          <table:table-cell office:value-type="string" calcext:value-type="string">
            <text:p>Returns the Unicode character code of the key that triggered the onkeypress even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0</text:p>
          </table:table-cell>
          <table:table-cell office:value-type="string" calcext:value-type="string">
            <text:p>changeTouches</text:p>
          </table:table-cell>
          <table:table-cell office:value-type="string" calcext:value-type="string">
            <text:p>Returns a list of all the touch objects whose state changed between the previous touch and this touch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1</text:p>
          </table:table-cell>
          <table:table-cell office:value-type="string" calcext:value-type="string">
            <text:p><text:a xlink:href="https://www.w3schools.com/jsref/event_clientx.asp" xlink:type="simple">clientX</text:a></text:p>
          </table:table-cell>
          <table:table-cell office:value-type="string" calcext:value-type="string">
            <text:p>Returns the horizontal coordinate of the mouse pointer, relative to the current window,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2</text:p>
          </table:table-cell>
          <table:table-cell office:value-type="string" calcext:value-type="string">
            <text:p><text:a xlink:href="https://www.w3schools.com/jsref/event_clienty.asp" xlink:type="simple">clientY</text:a></text:p>
          </table:table-cell>
          <table:table-cell office:value-type="string" calcext:value-type="string">
            <text:p>Returns the vertical coordinate of the mouse pointer, relative to the current window,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3</text:p>
          </table:table-cell>
          <table:table-cell office:value-type="string" calcext:value-type="string">
            <text:p>clipboardData</text:p>
          </table:table-cell>
          <table:table-cell office:value-type="string" calcext:value-type="string">
            <text:p>Returns an object containing the data affected by the clipboard operation</text:p>
          </table:table-cell>
          <table:table-cell table:style-name="ce2" office:value-type="string" calcext:value-type="string">
            <text:p><text:a xlink:href="https://www.w3schools.com/jsref/obj_clipboardevent.asp" xlink:type="simple">ClipboardData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4</text:p>
          </table:table-cell>
          <table:table-cell office:value-type="string" calcext:value-type="string">
            <text:p><text:a xlink:href="https://www.w3schools.com/jsref/event_key_code.asp" xlink:type="simple">code</text:a></text:p>
          </table:table-cell>
          <table:table-cell office:value-type="string" calcext:value-type="string">
            <text:p>Returns the code of the key that triggered the even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5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Returns whether the event is composed or no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6</text:p>
          </table:table-cell>
          <table:table-cell office:value-type="string" calcext:value-type="string">
            <text:p><text:a xlink:href="https://www.w3schools.com/jsref/event_createevent.asp" xlink:type="simple">createEvent()</text:a></text:p>
          </table:table-cell>
          <table:table-cell office:value-type="string" calcext:value-type="string">
            <text:p>Creates a new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7</text:p>
          </table:table-cell>
          <table:table-cell office:value-type="string" calcext:value-type="string">
            <text:p><text:a xlink:href="https://www.w3schools.com/jsref/event_ctrlkey.asp" xlink:type="simple">ctrlKey</text:a></text:p>
          </table:table-cell>
          <table:table-cell office:value-type="string" calcext:value-type="string">
            <text:p>Returns whether the "CTRL" key was pressed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8</text:p>
          </table:table-cell>
          <table:table-cell office:value-type="string" calcext:value-type="string">
            <text:p><text:a xlink:href="https://www.w3schools.com/jsref/event_key_ctrlkey.asp" xlink:type="simple">ctrlKey</text:a></text:p>
          </table:table-cell>
          <table:table-cell office:value-type="string" calcext:value-type="string">
            <text:p>Returns whether the "CTRL" key was pressed when the key event was triggered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9</text:p>
          </table:table-cell>
          <table:table-cell office:value-type="string" calcext:value-type="string">
            <text:p><text:a xlink:href="https://www.w3schools.com/jsref/event_currenttarget.asp" xlink:type="simple">currentTarget</text:a></text:p>
          </table:table-cell>
          <table:table-cell office:value-type="string" calcext:value-type="string">
            <text:p>Returns the element whose event listeners triggered the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0</text:p>
          </table:table-cell>
          <table:table-cell office:value-type="string" calcext:value-type="string">
            <text:p><text:a xlink:href="https://www.w3schools.com/jsref/event_inputevent_data.asp" xlink:type="simple">data</text:a></text:p>
          </table:table-cell>
          <table:table-cell office:value-type="string" calcext:value-type="string">
            <text:p>Returns the inserted characters</text:p>
          </table:table-cell>
          <table:table-cell table:style-name="ce2"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1</text:p>
          </table:table-cell>
          <table:table-cell office:value-type="string" calcext:value-type="string">
            <text:p>dataTransfer</text:p>
          </table:table-cell>
          <table:table-cell office:value-type="string" calcext:value-type="string">
            <text:p>Returns an object containing the data being dragged/dropped, or inserted/deleted</text:p>
          </table:table-cell>
          <table:table-cell table:style-name="ce2" office:value-type="string" calcext:value-type="string">
            <text:p><text:a xlink:href="https://www.w3schools.com/jsref/obj_dragevent.asp" xlink:type="simple">DragEvent</text:a>, 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2</text:p>
          </table:table-cell>
          <table:table-cell office:value-type="string" calcext:value-type="string">
            <text:p><text:a xlink:href="https://www.w3schools.com/jsref/event_defaultprevented.asp" xlink:type="simple">defaultPrevented</text:a></text:p>
          </table:table-cell>
          <table:table-cell office:value-type="string" calcext:value-type="string">
            <text:p>Returns whether or not the preventDefault() method was called for the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3</text:p>
          </table:table-cell>
          <table:table-cell office:value-type="string" calcext:value-type="string">
            <text:p><text:a xlink:href="https://www.w3schools.com/jsref/event_wheel_deltax.asp" xlink:type="simple">deltaX</text:a></text:p>
          </table:table-cell>
          <table:table-cell office:value-type="string" calcext:value-type="string">
            <text:p>Returns the horizontal scroll amount of a mouse wheel (x-axis)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4</text:p>
          </table:table-cell>
          <table:table-cell office:value-type="string" calcext:value-type="string">
            <text:p><text:a xlink:href="https://www.w3schools.com/jsref/event_wheel_deltay.asp" xlink:type="simple">deltaY</text:a></text:p>
          </table:table-cell>
          <table:table-cell office:value-type="string" calcext:value-type="string">
            <text:p>Returns the vertical scroll amount of a mouse wheel (y-axis)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5</text:p>
          </table:table-cell>
          <table:table-cell office:value-type="string" calcext:value-type="string">
            <text:p><text:a xlink:href="https://www.w3schools.com/jsref/event_wheel_deltaz.asp" xlink:type="simple">deltaZ</text:a></text:p>
          </table:table-cell>
          <table:table-cell office:value-type="string" calcext:value-type="string">
            <text:p>Returns the scroll amount of a mouse wheel for the z-axis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6</text:p>
          </table:table-cell>
          <table:table-cell office:value-type="string" calcext:value-type="string">
            <text:p><text:a xlink:href="https://www.w3schools.com/jsref/event_wheel_deltamode.asp" xlink:type="simple">deltaMode</text:a></text:p>
          </table:table-cell>
          <table:table-cell office:value-type="string" calcext:value-type="string">
            <text:p>Returns a number that represents the unit of measurements for delta values (pixels, lines or pages)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7</text:p>
          </table:table-cell>
          <table:table-cell office:value-type="string" calcext:value-type="string">
            <text:p><text:a xlink:href="https://www.w3schools.com/jsref/event_detail.asp" xlink:type="simple">detail</text:a></text:p>
          </table:table-cell>
          <table:table-cell office:value-type="string" calcext:value-type="string">
            <text:p>Returns a number that indicates how many times the mouse was clicked</text:p>
          </table:table-cell>
          <table:table-cell table:style-name="ce2" office:value-type="string" calcext:value-type="string">
            <text:p><text:a xlink:href="https://www.w3schools.com/jsref/obj_uievent.asp" xlink:type="simple">Ui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8</text:p>
          </table:table-cell>
          <table:table-cell office:value-type="string" calcext:value-type="string">
            <text:p><text:a xlink:href="https://www.w3schools.com/jsref/event_animation_elapsedtime.asp" xlink:type="simple">elapsedTime</text:a></text:p>
          </table:table-cell>
          <table:table-cell office:value-type="string" calcext:value-type="string">
            <text:p>Returns the number of seconds an animation has been running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9</text:p>
          </table:table-cell>
          <table:table-cell office:value-type="string" calcext:value-type="string">
            <text:p><text:a xlink:href="https://www.w3schools.com/jsref/event_transition_elapsedtime.asp" xlink:type="simple">elapsedTime</text:a></text:p>
          </table:table-cell>
          <table:table-cell office:value-type="string" calcext:value-type="string">
            <text:p>Returns the number of seconds a transition has been running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0</text:p>
          </table:table-cell>
          <table:table-cell office:value-type="string" calcext:value-type="string">
            <text:p><text:a xlink:href="https://www.w3schools.com/jsref/event_eventphase.asp" xlink:type="simple">eventPhase</text:a></text:p>
          </table:table-cell>
          <table:table-cell office:value-type="string" calcext:value-type="string">
            <text:p>Returns which phase of the event flow is currently being evalua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1</text:p>
          </table:table-cell>
          <table:table-cell office:value-type="string" calcext:value-type="string">
            <text:p>getTargetRanges()</text:p>
          </table:table-cell>
          <table:table-cell office:value-type="string" calcext:value-type="string">
            <text:p>Returns an array containing target ranges that will be affected by the insertion/deletion</text:p>
          </table:table-cell>
          <table:table-cell table:style-name="ce2"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2</text:p>
          </table:table-cell>
          <table:table-cell office:value-type="string" calcext:value-type="string">
            <text:p><text:a xlink:href="https://www.w3schools.com/jsref/event_mouse_getmodifierstate.asp" xlink:type="simple">getModifierState()</text:a></text:p>
          </table:table-cell>
          <table:table-cell office:value-type="string" calcext:value-type="string">
            <text:p>Returns an array containing target ranges that will be affected by the insertion/deletion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3</text:p>
          </table:table-cell>
          <table:table-cell office:value-type="string" calcext:value-type="string">
            <text:p><text:a xlink:href="https://www.w3schools.com/jsref/event_inputevent_inputtype.asp" xlink:type="simple">inputType</text:a></text:p>
          </table:table-cell>
          <table:table-cell office:value-type="string" calcext:value-type="string">
            <text:p>Returns the type of the change (i.e "inserting" or "deleting")</text:p>
          </table:table-cell>
          <table:table-cell table:style-name="ce2"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4</text:p>
          </table:table-cell>
          <table:table-cell office:value-type="string" calcext:value-type="string">
            <text:p>isComposing</text:p>
          </table:table-cell>
          <table:table-cell office:value-type="string" calcext:value-type="string">
            <text:p>Returns whether the state of the event is composing or not</text:p>
          </table:table-cell>
          <table:table-cell table:style-name="ce2" office:value-type="string" calcext:value-type="string">
            <text:p><text:a xlink:href="https://www.w3schools.com/jsref/obj_inputevent.asp" xlink:type="simple">InputEvent</text:a>, 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5</text:p>
          </table:table-cell>
          <table:table-cell office:value-type="string" calcext:value-type="string">
            <text:p><text:a xlink:href="https://www.w3schools.com/jsref/event_istrusted.asp" xlink:type="simple">isTrusted</text:a></text:p>
          </table:table-cell>
          <table:table-cell office:value-type="string" calcext:value-type="string">
            <text:p>Returns whether or not an event is trus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6</text:p>
          </table:table-cell>
          <table:table-cell office:value-type="string" calcext:value-type="string">
            <text:p><text:a xlink:href="https://www.w3schools.com/jsref/event_key_key.asp" xlink:type="simple">key</text:a></text:p>
          </table:table-cell>
          <table:table-cell office:value-type="string" calcext:value-type="string">
            <text:p>Returns the key value of the key represented by the even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Returns the key of the changed storage item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8</text:p>
          </table:table-cell>
          <table:table-cell office:value-type="string" calcext:value-type="string">
            <text:p><text:a xlink:href="https://www.w3schools.com/jsref/event_key_keycode.asp" xlink:type="simple">keyCode</text:a></text:p>
          </table:table-cell>
          <table:table-cell office:value-type="string" calcext:value-type="string">
            <text:p>Returns the Unicode character code of the key that triggered the onkeypress event, or the Unicode key code of the key that triggered the onkeydown or onkeyup even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9</text:p>
          </table:table-cell>
          <table:table-cell office:value-type="string" calcext:value-type="string">
            <text:p><text:a xlink:href="https://www.w3schools.com/jsref/event_key_location.asp" xlink:type="simple">location</text:a></text:p>
          </table:table-cell>
          <table:table-cell office:value-type="string" calcext:value-type="string">
            <text:p>Returns the location of a key on the keyboard or device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0</text:p>
          </table:table-cell>
          <table:table-cell office:value-type="string" calcext:value-type="string">
            <text:p>lengthComputable</text:p>
          </table:table-cell>
          <table:table-cell office:value-type="string" calcext:value-type="string">
            <text:p>Returns whether the length of the progress can be computable or not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1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Returns how much work has been loaded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2</text:p>
          </table:table-cell>
          <table:table-cell office:value-type="string" calcext:value-type="string">
            <text:p><text:a xlink:href="https://www.w3schools.com/jsref/event_metakey.asp" xlink:type="simple">metaKey</text:a></text:p>
          </table:table-cell>
          <table:table-cell office:value-type="string" calcext:value-type="string">
            <text:p>Returns whether the "META" key was pressed when an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3</text:p>
          </table:table-cell>
          <table:table-cell office:value-type="string" calcext:value-type="string">
            <text:p><text:a xlink:href="https://www.w3schools.com/jsref/event_key_metakey.asp" xlink:type="simple">metaKey</text:a></text:p>
          </table:table-cell>
          <table:table-cell office:value-type="string" calcext:value-type="string">
            <text:p>Returns whether the "meta" key was pressed when the key event was triggered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4</text:p>
          </table:table-cell>
          <table:table-cell office:value-type="string" calcext:value-type="string">
            <text:p>MovementX</text:p>
          </table:table-cell>
          <table:table-cell office:value-type="string" calcext:value-type="string">
            <text:p>Returns the horizontal coordinate of the mouse pointer relative to the position of the last mousemove ev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5</text:p>
          </table:table-cell>
          <table:table-cell office:value-type="string" calcext:value-type="string">
            <text:p>MovementY</text:p>
          </table:table-cell>
          <table:table-cell office:value-type="string" calcext:value-type="string">
            <text:p>Returns the vertical coordinate of the mouse pointer relative to the position of the last mousemove ev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6</text:p>
          </table:table-cell>
          <table:table-cell office:value-type="string" calcext:value-type="string">
            <text:p>newValue</text:p>
          </table:table-cell>
          <table:table-cell office:value-type="string" calcext:value-type="string">
            <text:p>Returns the new value of the changed storage item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7</text:p>
          </table:table-cell>
          <table:table-cell office:value-type="string" calcext:value-type="string">
            <text:p><text:a xlink:href="https://www.w3schools.com/jsref/event_hashchange_newurl.asp" xlink:type="simple">newURL</text:a></text:p>
          </table:table-cell>
          <table:table-cell office:value-type="string" calcext:value-type="string">
            <text:p>Returns the URL of the document, after the hash has been changed</text:p>
          </table:table-cell>
          <table:table-cell table:style-name="ce2" office:value-type="string" calcext:value-type="string">
            <text:p><text:a xlink:href="https://www.w3schools.com/jsref/obj_hashchangeevent.asp" xlink:type="simple">Has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8</text:p>
          </table:table-cell>
          <table:table-cell office:value-type="string" calcext:value-type="string">
            <text:p>offsetX</text:p>
          </table:table-cell>
          <table:table-cell office:value-type="string" calcext:value-type="string">
            <text:p>Returns the horizontal coordinate of the mouse pointer relative to the position of the edge of the target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9</text:p>
          </table:table-cell>
          <table:table-cell office:value-type="string" calcext:value-type="string">
            <text:p>offsetY</text:p>
          </table:table-cell>
          <table:table-cell office:value-type="string" calcext:value-type="string">
            <text:p>Returns the vertical coordinate of the mouse pointer relative to the position of the edge of the target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0</text:p>
          </table:table-cell>
          <table:table-cell office:value-type="string" calcext:value-type="string">
            <text:p>oldValue</text:p>
          </table:table-cell>
          <table:table-cell office:value-type="string" calcext:value-type="string">
            <text:p>Returns the old value of the changed storage item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1</text:p>
          </table:table-cell>
          <table:table-cell office:value-type="string" calcext:value-type="string">
            <text:p><text:a xlink:href="https://www.w3schools.com/jsref/event_hashchange_oldurl.asp" xlink:type="simple">oldURL</text:a></text:p>
          </table:table-cell>
          <table:table-cell office:value-type="string" calcext:value-type="string">
            <text:p>Returns the URL of the document, before the hash was changed</text:p>
          </table:table-cell>
          <table:table-cell table:style-name="ce2" office:value-type="string" calcext:value-type="string">
            <text:p><text:a xlink:href="https://www.w3schools.com/jsref/obj_hashchangeevent.asp" xlink:type="simple">Has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2</text:p>
          </table:table-cell>
          <table:table-cell office:value-type="string" calcext:value-type="string">
            <text:p>onemptied</text:p>
          </table:table-cell>
          <table:table-cell office:value-type="string" calcext:value-type="string">
            <text:p>The event occurs when something bad happens and the media file is suddenly unavailable (like unexpectedly disconnects)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3</text:p>
          </table:table-cell>
          <table:table-cell office:value-type="string" calcext:value-type="string">
            <text:p><text:a xlink:href="https://www.w3schools.com/jsref/event_pagex.asp" xlink:type="simple">pageX</text:a></text:p>
          </table:table-cell>
          <table:table-cell office:value-type="string" calcext:value-type="string">
            <text:p>Returns the horizontal coordinate of the mouse pointer, relative to the document,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4</text:p>
          </table:table-cell>
          <table:table-cell office:value-type="string" calcext:value-type="string">
            <text:p><text:a xlink:href="https://www.w3schools.com/jsref/event_pagey.asp" xlink:type="simple">pageY</text:a></text:p>
          </table:table-cell>
          <table:table-cell office:value-type="string" calcext:value-type="string">
            <text:p>Returns the vertical coordinate of the mouse pointer, relative to the document,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5</text:p>
          </table:table-cell>
          <table:table-cell office:value-type="string" calcext:value-type="string">
            <text:p><text:a xlink:href="https://www.w3schools.com/jsref/event_pagetransition_persisted.asp" xlink:type="simple">persisted</text:a></text:p>
          </table:table-cell>
          <table:table-cell office:value-type="string" calcext:value-type="string">
            <text:p>Returns whether the webpage was cached by the browser</text:p>
          </table:table-cell>
          <table:table-cell table:style-name="ce2"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6</text:p>
          </table:table-cell>
          <table:table-cell office:value-type="string" calcext:value-type="string">
            <text:p><text:a xlink:href="https://www.w3schools.com/jsref/event_preventdefault.asp" xlink:type="simple">preventDefault()</text:a></text:p>
          </table:table-cell>
          <table:table-cell office:value-type="string" calcext:value-type="string">
            <text:p>Cancels the event if it is cancelable, meaning that the default action that belongs to the event will not occur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7</text:p>
          </table:table-cell>
          <table:table-cell office:value-type="string" calcext:value-type="string">
            <text:p><text:a xlink:href="https://www.w3schools.com/jsref/event_transition_propertyName.asp" xlink:type="simple">propertyName</text:a></text:p>
          </table:table-cell>
          <table:table-cell office:value-type="string" calcext:value-type="string">
            <text:p>Returns the name of the CSS property associated with the animation or transition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, 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8</text:p>
          </table:table-cell>
          <table:table-cell office:value-type="string" calcext:value-type="string">
            <text:p>pseudoElement</text:p>
          </table:table-cell>
          <table:table-cell office:value-type="string" calcext:value-type="string">
            <text:p>Returns the name of the pseudo-element of the animation or transition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, 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0</text:p>
          </table:table-cell>
          <table:table-cell office:value-type="string" calcext:value-type="string">
            <text:p><text:a xlink:href="https://www.w3schools.com/jsref/event_relatedtarget.asp" xlink:type="simple">relatedTarget</text:a></text:p>
          </table:table-cell>
          <table:table-cell office:value-type="string" calcext:value-type="string">
            <text:p>Returns the element related to the element that triggered the mouse ev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1</text:p>
          </table:table-cell>
          <table:table-cell office:value-type="string" calcext:value-type="string">
            <text:p><text:a xlink:href="https://www.w3schools.com/jsref/event_focus_relatedtarget.asp" xlink:type="simple">relatedTarget</text:a></text:p>
          </table:table-cell>
          <table:table-cell office:value-type="string" calcext:value-type="string">
            <text:p>Returns the element related to the element that triggered the event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2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turns whether a key is being hold down repeatedly, or no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3</text:p>
          </table:table-cell>
          <table:table-cell office:value-type="string" calcext:value-type="string">
            <text:p><text:a xlink:href="https://www.w3schools.com/jsref/event_screenx.asp" xlink:type="simple">screenX</text:a></text:p>
          </table:table-cell>
          <table:table-cell office:value-type="string" calcext:value-type="string">
            <text:p>Returns the horizontal coordinate of the mouse pointer, relative to the screen, when an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4</text:p>
          </table:table-cell>
          <table:table-cell office:value-type="string" calcext:value-type="string">
            <text:p><text:a xlink:href="https://www.w3schools.com/jsref/event_screeny.asp" xlink:type="simple">screenY</text:a></text:p>
          </table:table-cell>
          <table:table-cell office:value-type="string" calcext:value-type="string">
            <text:p>Returns the vertical coordinate of the mouse pointer, relative to the screen, when an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5</text:p>
          </table:table-cell>
          <table:table-cell office:value-type="string" calcext:value-type="string">
            <text:p><text:a xlink:href="https://www.w3schools.com/jsref/event_shiftkey.asp" xlink:type="simple">shiftKey</text:a></text:p>
          </table:table-cell>
          <table:table-cell office:value-type="string" calcext:value-type="string">
            <text:p>Returns whether the "SHIFT" key was pressed when an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6</text:p>
          </table:table-cell>
          <table:table-cell office:value-type="string" calcext:value-type="string">
            <text:p><text:a xlink:href="https://www.w3schools.com/jsref/event_key_shiftkey.asp" xlink:type="simple">shiftKey</text:a></text:p>
          </table:table-cell>
          <table:table-cell office:value-type="string" calcext:value-type="string">
            <text:p>Returns whether the "SHIFT" key was pressed when the key event was triggered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turns an object containing a copy of the history entries</text:p>
          </table:table-cell>
          <table:table-cell table:style-name="ce2" office:value-type="string" calcext:value-type="string">
            <text:p><text:a xlink:href="https://www.w3schools.com/jsref/obj_popstateevent.asp" xlink:type="simple">PopStat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8</text:p>
          </table:table-cell>
          <table:table-cell office:value-type="string" calcext:value-type="string">
            <text:p><text:a xlink:href="https://www.w3schools.com/jsref/event_stopimmediatepropagation.asp" xlink:type="simple">stopImmediatePropagation()</text:a></text:p>
          </table:table-cell>
          <table:table-cell office:value-type="string" calcext:value-type="string">
            <text:p>Prevents other listeners of the same event from being call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9</text:p>
          </table:table-cell>
          <table:table-cell office:value-type="string" calcext:value-type="string">
            <text:p><text:a xlink:href="https://www.w3schools.com/jsref/event_stoppropagation.asp" xlink:type="simple">stopPropagation()</text:a></text:p>
          </table:table-cell>
          <table:table-cell office:value-type="string" calcext:value-type="string">
            <text:p>Prevents further propagation of an event during event flow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0</text:p>
          </table:table-cell>
          <table:table-cell office:value-type="string" calcext:value-type="string">
            <text:p>storageArea</text:p>
          </table:table-cell>
          <table:table-cell office:value-type="string" calcext:value-type="string">
            <text:p>Returns an object representing the affected storage object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1</text:p>
          </table:table-cell>
          <table:table-cell office:value-type="string" calcext:value-type="string">
            <text:p><text:a xlink:href="https://www.w3schools.com/jsref/event_target.asp" xlink:type="simple">target</text:a></text:p>
          </table:table-cell>
          <table:table-cell office:value-type="string" calcext:value-type="string">
            <text:p>Returns the element that triggered the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2</text:p>
          </table:table-cell>
          <table:table-cell office:value-type="string" calcext:value-type="string">
            <text:p><text:a xlink:href="https://www.w3schools.com/jsref/event_touch_targettouches.asp" xlink:type="simple">targetTouches</text:a></text:p>
          </table:table-cell>
          <table:table-cell office:value-type="string" calcext:value-type="string">
            <text:p>Returns a list of all the touch objects that are in contact with the surface and where the touchstart event occured on the same target element as the current target element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3</text:p>
          </table:table-cell>
          <table:table-cell office:value-type="string" calcext:value-type="string">
            <text:p><text:a xlink:href="https://www.w3schools.com/jsref/event_timestamp.asp" xlink:type="simple">timeStamp</text:a></text:p>
          </table:table-cell>
          <table:table-cell office:value-type="string" calcext:value-type="string">
            <text:p>Returns the time (in milliseconds relative to the epoch) at which the event was crea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turns the total amount of work that will be loaded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5</text:p>
          </table:table-cell>
          <table:table-cell office:value-type="string" calcext:value-type="string">
            <text:p><text:a xlink:href="https://www.w3schools.com/jsref/event_touch_touches.asp" xlink:type="simple">touches</text:a></text:p>
          </table:table-cell>
          <table:table-cell office:value-type="string" calcext:value-type="string">
            <text:p>Returns a list of all the touch objects that are currently in contact with the surface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6</text:p>
          </table:table-cell>
          <table:table-cell office:value-type="string" calcext:value-type="string">
            <text:p><text:a xlink:href="https://www.w3schools.com/jsref/event_transitionend.asp" xlink:type="simple">transitionend</text:a></text:p>
          </table:table-cell>
          <table:table-cell office:value-type="string" calcext:value-type="string">
            <text:p>The event occurs when a CSS transition has completed</text:p>
          </table:table-cell>
          <table:table-cell table:style-name="ce2" office:value-type="string" calcext:value-type="string">
            <text:p>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7</text:p>
          </table:table-cell>
          <table:table-cell office:value-type="string" calcext:value-type="string">
            <text:p><text:a xlink:href="https://www.w3schools.com/jsref/event_type.asp" xlink:type="simple">type</text:a></text:p>
          </table:table-cell>
          <table:table-cell office:value-type="string" calcext:value-type="string">
            <text:p>Returns the name of the ev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8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turns the URL of the changed item's document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9</text:p>
          </table:table-cell>
          <table:table-cell office:value-type="string" calcext:value-type="string">
            <text:p><text:a xlink:href="https://www.w3schools.com/jsref/event_which.asp" xlink:type="simple">which</text:a></text:p>
          </table:table-cell>
          <table:table-cell office:value-type="string" calcext:value-type="string">
            <text:p>Returns which mouse button was pressed when the mouse event was triggered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0</text:p>
          </table:table-cell>
          <table:table-cell office:value-type="string" calcext:value-type="string">
            <text:p><text:a xlink:href="https://www.w3schools.com/jsref/event_key_which.asp" xlink:type="simple">which</text:a></text:p>
          </table:table-cell>
          <table:table-cell office:value-type="string" calcext:value-type="string">
            <text:p>Returns the Unicode character code of the key that triggered the onkeypress event, or the Unicode key code of the key that triggered the onkeydown or onkeyup event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1</text:p>
          </table:table-cell>
          <table:table-cell office:value-type="string" calcext:value-type="string">
            <text:p><text:a xlink:href="https://www.w3schools.com/jsref/event_view.asp" xlink:type="simple">view</text:a></text:p>
          </table:table-cell>
          <table:table-cell office:value-type="string" calcext:value-type="string">
            <text:p>Returns a reference to the Window object where the event occurred</text:p>
          </table:table-cell>
          <table:table-cell table:style-name="ce2" office:value-type="string" calcext:value-type="string">
            <text:p><text:a xlink:href="https://www.w3schools.com/jsref/obj_uievent.asp" xlink:type="simple">Ui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2</text:p>
          </table:table-cell>
          <table:table-cell table:style-name="ce3" office:value-type="string" calcext:value-type="string">
            <text:p><text:a xlink:href="https://www.w3schools.com/jsref/obj_event.asp" xlink:type="simple">Event</text:a></text:p>
          </table:table-cell>
          <table:table-cell table:style-name="ce3" office:value-type="string" calcext:value-type="string">
            <text:p>The parent of all event obj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3</text:p>
          </table:table-cell>
          <table:table-cell table:style-name="ce3" office:value-type="string" calcext:value-type="string">
            <text:p><text:a xlink:href="https://www.w3schools.com/jsref/obj_animationevent.asp" xlink:type="simple">AnimationEvent</text:a></text:p>
          </table:table-cell>
          <table:table-cell table:style-name="ce3" office:value-type="string" calcext:value-type="string">
            <text:p>For CSS anima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4</text:p>
          </table:table-cell>
          <table:table-cell table:style-name="ce3" office:value-type="string" calcext:value-type="string">
            <text:p><text:a xlink:href="https://www.w3schools.com/jsref/obj_clipboardevent.asp" xlink:type="simple">ClipboardEvent</text:a></text:p>
          </table:table-cell>
          <table:table-cell table:style-name="ce3" office:value-type="string" calcext:value-type="string">
            <text:p>For modification of the clipbo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5</text:p>
          </table:table-cell>
          <table:table-cell table:style-name="ce3" office:value-type="string" calcext:value-type="string">
            <text:p><text:a xlink:href="https://www.w3schools.com/jsref/obj_dragevent.asp" xlink:type="simple">DragEvent</text:a></text:p>
          </table:table-cell>
          <table:table-cell table:style-name="ce3" office:value-type="string" calcext:value-type="string">
            <text:p>For drag and drop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6</text:p>
          </table:table-cell>
          <table:table-cell table:style-name="ce3" office:value-type="string" calcext:value-type="string">
            <text:p><text:a xlink:href="https://www.w3schools.com/jsref/obj_focusevent.asp" xlink:type="simple">FocusEvent</text:a></text:p>
          </table:table-cell>
          <table:table-cell table:style-name="ce3" office:value-type="string" calcext:value-type="string">
            <text:p>For focus-related eve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7</text:p>
          </table:table-cell>
          <table:table-cell table:style-name="ce3" office:value-type="string" calcext:value-type="string">
            <text:p><text:a xlink:href="https://www.w3schools.com/jsref/obj_hashchangeevent.asp" xlink:type="simple">HashChangeEvent</text:a></text:p>
          </table:table-cell>
          <table:table-cell table:style-name="ce3" office:value-type="string" calcext:value-type="string">
            <text:p>For changes in the anchor part of the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8</text:p>
          </table:table-cell>
          <table:table-cell table:style-name="ce3" office:value-type="string" calcext:value-type="string">
            <text:p><text:a xlink:href="https://www.w3schools.com/jsref/obj_inputevent.asp" xlink:type="simple">InputEvent</text:a></text:p>
          </table:table-cell>
          <table:table-cell table:style-name="ce3" office:value-type="string" calcext:value-type="string">
            <text:p>For user inp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29</text:p>
          </table:table-cell>
          <table:table-cell table:style-name="ce3" office:value-type="string" calcext:value-type="string">
            <text:p><text:a xlink:href="https://www.w3schools.com/jsref/obj_keyboardevent.asp" xlink:type="simple">KeyboardEvent</text:a></text:p>
          </table:table-cell>
          <table:table-cell table:style-name="ce3" office:value-type="string" calcext:value-type="string">
            <text:p>For keyboard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0</text:p>
          </table:table-cell>
          <table:table-cell table:style-name="ce3" office:value-type="string" calcext:value-type="string">
            <text:p><text:a xlink:href="https://www.w3schools.com/jsref/obj_mouseevent.asp" xlink:type="simple">MouseEvent</text:a></text:p>
          </table:table-cell>
          <table:table-cell table:style-name="ce3" office:value-type="string" calcext:value-type="string">
            <text:p>For mouse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1</text:p>
          </table:table-cell>
          <table:table-cell table:style-name="ce3" office:value-type="string" calcext:value-type="string">
            <text:p><text:a xlink:href="https://www.w3schools.com/jsref/obj_pagetransitionevent.asp" xlink:type="simple">PageTransitionEvent</text:a></text:p>
          </table:table-cell>
          <table:table-cell table:style-name="ce3" office:value-type="string" calcext:value-type="string">
            <text:p>For navigating to, and away from, web pag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2</text:p>
          </table:table-cell>
          <table:table-cell table:style-name="ce3" office:value-type="string" calcext:value-type="string">
            <text:p><text:a xlink:href="https://www.w3schools.com/jsref/obj_popstateevent.asp" xlink:type="simple">PopStateEvent</text:a></text:p>
          </table:table-cell>
          <table:table-cell table:style-name="ce3" office:value-type="string" calcext:value-type="string">
            <text:p>For changes in the history ent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3</text:p>
          </table:table-cell>
          <table:table-cell table:style-name="ce3" office:value-type="string" calcext:value-type="string">
            <text:p><text:a xlink:href="https://www.w3schools.com/jsref/obj_progressevent.asp" xlink:type="simple">ProgressEvent</text:a></text:p>
          </table:table-cell>
          <table:table-cell table:style-name="ce3" office:value-type="string" calcext:value-type="string">
            <text:p>For the progress of loading external resour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4</text:p>
          </table:table-cell>
          <table:table-cell table:style-name="ce3" office:value-type="string" calcext:value-type="string">
            <text:p><text:a xlink:href="https://www.w3schools.com/jsref/obj_storageevent.asp" xlink:type="simple">StorageEvent</text:a></text:p>
          </table:table-cell>
          <table:table-cell table:style-name="ce3" office:value-type="string" calcext:value-type="string">
            <text:p>For changes in the window's storage area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5</text:p>
          </table:table-cell>
          <table:table-cell table:style-name="ce3" office:value-type="string" calcext:value-type="string">
            <text:p><text:a xlink:href="https://www.w3schools.com/jsref/obj_touchevent.asp" xlink:type="simple">TouchEvent</text:a></text:p>
          </table:table-cell>
          <table:table-cell table:style-name="ce3" office:value-type="string" calcext:value-type="string">
            <text:p>For touch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6</text:p>
          </table:table-cell>
          <table:table-cell table:style-name="ce3" office:value-type="string" calcext:value-type="string">
            <text:p><text:a xlink:href="https://www.w3schools.com/jsref/obj_transitionevent.asp" xlink:type="simple">TransitionEvent</text:a></text:p>
          </table:table-cell>
          <table:table-cell table:style-name="ce3" office:value-type="string" calcext:value-type="string">
            <text:p>For CSS transi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7</text:p>
          </table:table-cell>
          <table:table-cell table:style-name="ce3" office:value-type="string" calcext:value-type="string">
            <text:p><text:a xlink:href="https://www.w3schools.com/jsref/obj_uievent.asp" xlink:type="simple">UiEvent</text:a></text:p>
          </table:table-cell>
          <table:table-cell table:style-name="ce3" office:value-type="string" calcext:value-type="string">
            <text:p>For user interface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8</text:p>
          </table:table-cell>
          <table:table-cell table:style-name="ce3" office:value-type="string" calcext:value-type="string">
            <text:p><text:a xlink:href="https://www.w3schools.com/jsref/obj_wheelevent.asp" xlink:type="simple">WheelEvent</text:a></text:p>
          </table:table-cell>
          <table:table-cell table:style-name="ce3" office:value-type="string" calcext:value-type="string">
            <text:p>For mousewheel inter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<text:a xlink:href="https://www.w3schools.com/jsref/met_htmlcollection_item.asp" xlink:type="simple">item()</text:a></text:p>
          </table:table-cell>
          <table:table-cell office:value-type="string" calcext:value-type="string">
            <text:p>Returns the element at the specified index in an HTMLColl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0</text:p>
          </table:table-cell>
          <table:table-cell office:value-type="string" calcext:value-type="string">
            <text:p><text:a xlink:href="https://www.w3schools.com/jsref/prop_htmlcollection_length.asp" xlink:type="simple">length</text:a></text:p>
          </table:table-cell>
          <table:table-cell office:value-type="string" calcext:value-type="string">
            <text:p>Returns the number of elements in an HTMLColl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1</text:p>
          </table:table-cell>
          <table:table-cell office:value-type="string" calcext:value-type="string">
            <text:p><text:a xlink:href="https://www.w3schools.com/jsref/met_htmlcollection_nameditem.asp" xlink:type="simple">namedItem()</text:a></text:p>
          </table:table-cell>
          <table:table-cell office:value-type="string" calcext:value-type="string">
            <text:p>Returns the element with the specified ID, or name, in an HTMLColl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2</text:p>
          </table:table-cell>
          <table:table-cell office:value-type="string" calcext:value-type="string">
            <text:p><text:a xlink:href="https://www.w3schools.com/jsref/prop_loc_hash.asp" xlink:type="simple">hash</text:a></text:p>
          </table:table-cell>
          <table:table-cell office:value-type="string" calcext:value-type="string">
            <text:p>Sets or returns the anchor part (#)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3</text:p>
          </table:table-cell>
          <table:table-cell office:value-type="string" calcext:value-type="string">
            <text:p><text:a xlink:href="https://www.w3schools.com/jsref/prop_loc_host.asp" xlink:type="simple">host</text:a></text:p>
          </table:table-cell>
          <table:table-cell office:value-type="string" calcext:value-type="string">
            <text:p>Sets or returns the hostname and port number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4</text:p>
          </table:table-cell>
          <table:table-cell office:value-type="string" calcext:value-type="string">
            <text:p><text:a xlink:href="https://www.w3schools.com/jsref/prop_loc_hostname.asp" xlink:type="simple">hostname</text:a></text:p>
          </table:table-cell>
          <table:table-cell office:value-type="string" calcext:value-type="string">
            <text:p>Sets or returns the hostname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5</text:p>
          </table:table-cell>
          <table:table-cell office:value-type="string" calcext:value-type="string">
            <text:p><text:a xlink:href="https://www.w3schools.com/jsref/prop_loc_href.asp" xlink:type="simple">href</text:a></text:p>
          </table:table-cell>
          <table:table-cell office:value-type="string" calcext:value-type="string">
            <text:p>Sets or returns the entire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6</text:p>
          </table:table-cell>
          <table:table-cell office:value-type="string" calcext:value-type="string">
            <text:p><text:a xlink:href="https://www.w3schools.com/jsref/prop_loc_origin.asp" xlink:type="simple">origin</text:a></text:p>
          </table:table-cell>
          <table:table-cell office:value-type="string" calcext:value-type="string">
            <text:p>Returns the protocol, hostname and port number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7</text:p>
          </table:table-cell>
          <table:table-cell office:value-type="string" calcext:value-type="string">
            <text:p><text:a xlink:href="https://www.w3schools.com/jsref/prop_loc_pathname.asp" xlink:type="simple">pathname</text:a></text:p>
          </table:table-cell>
          <table:table-cell office:value-type="string" calcext:value-type="string">
            <text:p>Sets or returns the path name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8</text:p>
          </table:table-cell>
          <table:table-cell office:value-type="string" calcext:value-type="string">
            <text:p><text:a xlink:href="https://www.w3schools.com/jsref/prop_loc_port.asp" xlink:type="simple">port</text:a></text:p>
          </table:table-cell>
          <table:table-cell office:value-type="string" calcext:value-type="string">
            <text:p>Sets or returns the port number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49</text:p>
          </table:table-cell>
          <table:table-cell office:value-type="string" calcext:value-type="string">
            <text:p><text:a xlink:href="https://www.w3schools.com/jsref/prop_loc_protocol.asp" xlink:type="simple">protocol</text:a></text:p>
          </table:table-cell>
          <table:table-cell office:value-type="string" calcext:value-type="string">
            <text:p>Sets or returns the protocol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0</text:p>
          </table:table-cell>
          <table:table-cell office:value-type="string" calcext:value-type="string">
            <text:p><text:a xlink:href="https://www.w3schools.com/jsref/prop_loc_search.asp" xlink:type="simple">search</text:a></text:p>
          </table:table-cell>
          <table:table-cell office:value-type="string" calcext:value-type="string">
            <text:p>Sets or returns the querystring part of a UR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1</text:p>
          </table:table-cell>
          <table:table-cell office:value-type="string" calcext:value-type="string">
            <text:p><text:a xlink:href="https://www.w3schools.com/jsref/met_loc_assign.asp" xlink:type="simple">assign()</text:a></text:p>
          </table:table-cell>
          <table:table-cell office:value-type="string" calcext:value-type="string">
            <text:p>Loads a new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2</text:p>
          </table:table-cell>
          <table:table-cell office:value-type="string" calcext:value-type="string">
            <text:p><text:a xlink:href="https://www.w3schools.com/jsref/met_loc_reload.asp" xlink:type="simple">reload()</text:a></text:p>
          </table:table-cell>
          <table:table-cell office:value-type="string" calcext:value-type="string">
            <text:p>Reloads the current docu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3</text:p>
          </table:table-cell>
          <table:table-cell office:value-type="string" calcext:value-type="string">
            <text:p><text:a xlink:href="https://www.w3schools.com/jsref/met_loc_replace.asp" xlink:type="simple">replace()</text:a></text:p>
          </table:table-cell>
          <table:table-cell office:value-type="string" calcext:value-type="string">
            <text:p>Replaces the current document with a new 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4</text:p>
          </table:table-cell>
          <table:table-cell office:value-type="string" calcext:value-type="string">
            <text:p><text:a xlink:href="https://www.w3schools.com/jsref/prop_nav_appcodename.asp" xlink:type="simple">appCodeName</text:a></text:p>
          </table:table-cell>
          <table:table-cell office:value-type="string" calcext:value-type="string">
            <text:p>Returns the code name of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5</text:p>
          </table:table-cell>
          <table:table-cell office:value-type="string" calcext:value-type="string">
            <text:p><text:a xlink:href="https://www.w3schools.com/jsref/prop_nav_appname.asp" xlink:type="simple">appName</text:a></text:p>
          </table:table-cell>
          <table:table-cell office:value-type="string" calcext:value-type="string">
            <text:p>Returns the name of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6</text:p>
          </table:table-cell>
          <table:table-cell office:value-type="string" calcext:value-type="string">
            <text:p><text:a xlink:href="https://www.w3schools.com/jsref/prop_nav_appversion.asp" xlink:type="simple">appVersion</text:a></text:p>
          </table:table-cell>
          <table:table-cell office:value-type="string" calcext:value-type="string">
            <text:p>Returns the version information of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7</text:p>
          </table:table-cell>
          <table:table-cell office:value-type="string" calcext:value-type="string">
            <text:p><text:a xlink:href="https://www.w3schools.com/jsref/prop_nav_cookieenabled.asp" xlink:type="simple">cookieEnabled</text:a></text:p>
          </table:table-cell>
          <table:table-cell office:value-type="string" calcext:value-type="string">
            <text:p>Determines whether cookies are enabled in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8</text:p>
          </table:table-cell>
          <table:table-cell office:value-type="string" calcext:value-type="string">
            <text:p><text:a xlink:href="https://www.w3schools.com/jsref/prop_nav_geolocation.asp" xlink:type="simple">geolocation</text:a></text:p>
          </table:table-cell>
          <table:table-cell office:value-type="string" calcext:value-type="string">
            <text:p>Returns a Geolocation object that can be used to locate the user's posi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59</text:p>
          </table:table-cell>
          <table:table-cell office:value-type="string" calcext:value-type="string">
            <text:p><text:a xlink:href="https://www.w3schools.com/jsref/prop_nav_language.asp" xlink:type="simple">language</text:a></text:p>
          </table:table-cell>
          <table:table-cell office:value-type="string" calcext:value-type="string">
            <text:p>Returns the language of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0</text:p>
          </table:table-cell>
          <table:table-cell office:value-type="string" calcext:value-type="string">
            <text:p><text:a xlink:href="https://www.w3schools.com/jsref/prop_nav_online.asp" xlink:type="simple">onLine</text:a></text:p>
          </table:table-cell>
          <table:table-cell office:value-type="string" calcext:value-type="string">
            <text:p>Determines whether the browser is onli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1</text:p>
          </table:table-cell>
          <table:table-cell office:value-type="string" calcext:value-type="string">
            <text:p><text:a xlink:href="https://www.w3schools.com/jsref/prop_nav_platform.asp" xlink:type="simple">platform</text:a></text:p>
          </table:table-cell>
          <table:table-cell office:value-type="string" calcext:value-type="string">
            <text:p>Returns for which platform the browser is compil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2</text:p>
          </table:table-cell>
          <table:table-cell office:value-type="string" calcext:value-type="string">
            <text:p><text:a xlink:href="https://www.w3schools.com/jsref/prop_nav_product.asp" xlink:type="simple">product</text:a></text:p>
          </table:table-cell>
          <table:table-cell office:value-type="string" calcext:value-type="string">
            <text:p>Returns the engine name of the brow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3</text:p>
          </table:table-cell>
          <table:table-cell office:value-type="string" calcext:value-type="string">
            <text:p><text:a xlink:href="https://www.w3schools.com/jsref/prop_nav_useragent.asp" xlink:type="simple">userAgent</text:a></text:p>
          </table:table-cell>
          <table:table-cell office:value-type="string" calcext:value-type="string">
            <text:p>Returns the user-agent header sent by the browser to the serv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4</text:p>
          </table:table-cell>
          <table:table-cell office:value-type="string" calcext:value-type="string">
            <text:p><text:a xlink:href="https://www.w3schools.com/jsref/met_nav_javaenabled.asp" xlink:type="simple">javaEnabled()</text:a></text:p>
          </table:table-cell>
          <table:table-cell office:value-type="string" calcext:value-type="string">
            <text:p>Specifies whether or not the browser has Java enabl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5</text:p>
          </table:table-cell>
          <table:table-cell office:value-type="string" calcext:value-type="string">
            <text:p><text:a xlink:href="https://www.w3schools.com/jsref/met_nav_taintenabled.asp" xlink:type="simple">taintEnabled()</text:a></text:p>
          </table:table-cell>
          <table:table-cell office:value-type="string" calcext:value-type="string">
            <text:p>Removed in JavaScript version 1.2. Specifies whether the browser has data tainting enabl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6</text:p>
          </table:table-cell>
          <table:table-cell office:value-type="string" calcext:value-type="string">
            <text:p><text:a xlink:href="https://www.w3schools.com/jsref/prop_screen_availheight.asp" xlink:type="simple">availHeight</text:a></text:p>
          </table:table-cell>
          <table:table-cell office:value-type="string" calcext:value-type="string">
            <text:p>Returns the height of the screen (excluding the Windows Taskba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7</text:p>
          </table:table-cell>
          <table:table-cell office:value-type="string" calcext:value-type="string">
            <text:p><text:a xlink:href="https://www.w3schools.com/jsref/prop_screen_availwidth.asp" xlink:type="simple">availWidth</text:a></text:p>
          </table:table-cell>
          <table:table-cell office:value-type="string" calcext:value-type="string">
            <text:p>Returns the width of the screen (excluding the Windows Taskbar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8</text:p>
          </table:table-cell>
          <table:table-cell office:value-type="string" calcext:value-type="string">
            <text:p><text:a xlink:href="https://www.w3schools.com/jsref/prop_screen_colordepth.asp" xlink:type="simple">colorDepth</text:a></text:p>
          </table:table-cell>
          <table:table-cell office:value-type="string" calcext:value-type="string">
            <text:p>Returns the bit depth of the color palette for displaying imag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69</text:p>
          </table:table-cell>
          <table:table-cell office:value-type="string" calcext:value-type="string">
            <text:p><text:a xlink:href="https://www.w3schools.com/jsref/prop_screen_height.asp" xlink:type="simple">height</text:a></text:p>
          </table:table-cell>
          <table:table-cell office:value-type="string" calcext:value-type="string">
            <text:p>Returns the total height of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0</text:p>
          </table:table-cell>
          <table:table-cell office:value-type="string" calcext:value-type="string">
            <text:p><text:a xlink:href="https://www.w3schools.com/jsref/prop_screen_pixeldepth.asp" xlink:type="simple">pixelDepth</text:a></text:p>
          </table:table-cell>
          <table:table-cell office:value-type="string" calcext:value-type="string">
            <text:p>Returns the color resolution (in bits per pixel) of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1</text:p>
          </table:table-cell>
          <table:table-cell office:value-type="string" calcext:value-type="string">
            <text:p><text:a xlink:href="https://www.w3schools.com/jsref/prop_screen_width.asp" xlink:type="simple">width</text:a></text:p>
          </table:table-cell>
          <table:table-cell office:value-type="string" calcext:value-type="string">
            <text:p>Returns the total width of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72</text:p>
          </table:table-cell>
          <table:table-cell office:value-type="string" calcext:value-type="string">
            <text:p><text:a xlink:href="https://www.w3schools.com/jsref/prop_style_aligncontent.asp" xlink:type="simple">alignContent</text:a></text:p>
          </table:table-cell>
          <table:table-cell office:value-type="string" calcext:value-type="string">
            <text:p>Sets or returns the alignment between the lines inside a flexible container when the items do not use all available spac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3</text:p>
          </table:table-cell>
          <table:table-cell office:value-type="string" calcext:value-type="string">
            <text:p><text:a xlink:href="https://www.w3schools.com/jsref/prop_style_alignitems.asp" xlink:type="simple">alignItems</text:a></text:p>
          </table:table-cell>
          <table:table-cell office:value-type="string" calcext:value-type="string">
            <text:p>Sets or returns the alignment for items inside a flexible contai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4</text:p>
          </table:table-cell>
          <table:table-cell office:value-type="string" calcext:value-type="string">
            <text:p><text:a xlink:href="https://www.w3schools.com/jsref/prop_style_alignself.asp" xlink:type="simple">alignSelf</text:a></text:p>
          </table:table-cell>
          <table:table-cell office:value-type="string" calcext:value-type="string">
            <text:p>Sets or returns the alignment for selected items inside a flexible contai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5</text:p>
          </table:table-cell>
          <table:table-cell office:value-type="string" calcext:value-type="string">
            <text:p><text:a xlink:href="https://www.w3schools.com/jsref/prop_style_animation.asp" xlink:type="simple">animation</text:a></text:p>
          </table:table-cell>
          <table:table-cell office:value-type="string" calcext:value-type="string">
            <text:p>A shorthand property for all the animation properties below, except the animationPlayState propert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6</text:p>
          </table:table-cell>
          <table:table-cell office:value-type="string" calcext:value-type="string">
            <text:p><text:a xlink:href="https://www.w3schools.com/jsref/prop_style_animationdelay.asp" xlink:type="simple">animationDelay</text:a></text:p>
          </table:table-cell>
          <table:table-cell office:value-type="string" calcext:value-type="string">
            <text:p>Sets or returns when the animation will star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7</text:p>
          </table:table-cell>
          <table:table-cell office:value-type="string" calcext:value-type="string">
            <text:p><text:a xlink:href="https://www.w3schools.com/jsref/prop_style_animationdirection.asp" xlink:type="simple">animationDirection</text:a></text:p>
          </table:table-cell>
          <table:table-cell office:value-type="string" calcext:value-type="string">
            <text:p>Sets or returns whether or not the animation should play in reverse on alternate cycl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8</text:p>
          </table:table-cell>
          <table:table-cell office:value-type="string" calcext:value-type="string">
            <text:p><text:a xlink:href="https://www.w3schools.com/jsref/prop_style_animationduration.asp" xlink:type="simple">animationDuration</text:a></text:p>
          </table:table-cell>
          <table:table-cell office:value-type="string" calcext:value-type="string">
            <text:p>Sets or returns how many seconds or milliseconds an animation takes to complete one cycl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9</text:p>
          </table:table-cell>
          <table:table-cell office:value-type="string" calcext:value-type="string">
            <text:p><text:a xlink:href="https://www.w3schools.com/jsref/prop_style_animationfillmode.asp" xlink:type="simple">animationFillMode</text:a></text:p>
          </table:table-cell>
          <table:table-cell office:value-type="string" calcext:value-type="string">
            <text:p>Sets or returns what values are applied by the animation outside the time it is executing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0</text:p>
          </table:table-cell>
          <table:table-cell office:value-type="string" calcext:value-type="string">
            <text:p><text:a xlink:href="https://www.w3schools.com/jsref/prop_style_animationiterationcount.asp" xlink:type="simple">animationIterationCount</text:a></text:p>
          </table:table-cell>
          <table:table-cell office:value-type="string" calcext:value-type="string">
            <text:p>Sets or returns the number of times an animation should be playe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1</text:p>
          </table:table-cell>
          <table:table-cell office:value-type="string" calcext:value-type="string">
            <text:p><text:a xlink:href="https://www.w3schools.com/jsref/prop_style_animationname.asp" xlink:type="simple">animationName</text:a></text:p>
          </table:table-cell>
          <table:table-cell office:value-type="string" calcext:value-type="string">
            <text:p>Sets or returns a name for the @keyframes anima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2</text:p>
          </table:table-cell>
          <table:table-cell office:value-type="string" calcext:value-type="string">
            <text:p><text:a xlink:href="https://www.w3schools.com/jsref/prop_style_animationtimingfunction.asp" xlink:type="simple">animationTimingFunction</text:a></text:p>
          </table:table-cell>
          <table:table-cell office:value-type="string" calcext:value-type="string">
            <text:p>Sets or returns the speed curve of the anima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3</text:p>
          </table:table-cell>
          <table:table-cell office:value-type="string" calcext:value-type="string">
            <text:p><text:a xlink:href="https://www.w3schools.com/jsref/prop_style_animationplaystate.asp" xlink:type="simple">animationPlayState</text:a></text:p>
          </table:table-cell>
          <table:table-cell office:value-type="string" calcext:value-type="string">
            <text:p>Sets or returns whether the animation is running or pause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4</text:p>
          </table:table-cell>
          <table:table-cell office:value-type="string" calcext:value-type="string">
            <text:p><text:a xlink:href="https://www.w3schools.com/jsref/prop_style_background.asp" xlink:type="simple">background</text:a></text:p>
          </table:table-cell>
          <table:table-cell office:value-type="string" calcext:value-type="string">
            <text:p>Sets or returns all the background properties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5</text:p>
          </table:table-cell>
          <table:table-cell office:value-type="string" calcext:value-type="string">
            <text:p><text:a xlink:href="https://www.w3schools.com/jsref/prop_style_backgroundattachment.asp" xlink:type="simple">backgroundAttachment</text:a></text:p>
          </table:table-cell>
          <table:table-cell office:value-type="string" calcext:value-type="string">
            <text:p>Sets or returns whether a background-image is fixed or scrolls with the pag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6</text:p>
          </table:table-cell>
          <table:table-cell office:value-type="string" calcext:value-type="string">
            <text:p><text:a xlink:href="https://www.w3schools.com/jsref/prop_style_backgroundcolor.asp" xlink:type="simple">backgroundColor</text:a></text:p>
          </table:table-cell>
          <table:table-cell office:value-type="string" calcext:value-type="string">
            <text:p>Sets or returns the background-color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7</text:p>
          </table:table-cell>
          <table:table-cell office:value-type="string" calcext:value-type="string">
            <text:p><text:a xlink:href="https://www.w3schools.com/jsref/prop_style_backgroundimage.asp" xlink:type="simple">backgroundImage</text:a></text:p>
          </table:table-cell>
          <table:table-cell office:value-type="string" calcext:value-type="string">
            <text:p>Sets or returns the background-image for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8</text:p>
          </table:table-cell>
          <table:table-cell office:value-type="string" calcext:value-type="string">
            <text:p><text:a xlink:href="https://www.w3schools.com/jsref/prop_style_backgroundposition.asp" xlink:type="simple">backgroundPosition</text:a></text:p>
          </table:table-cell>
          <table:table-cell office:value-type="string" calcext:value-type="string">
            <text:p>Sets or returns the starting position of a background-imag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9</text:p>
          </table:table-cell>
          <table:table-cell office:value-type="string" calcext:value-type="string">
            <text:p><text:a xlink:href="https://www.w3schools.com/jsref/prop_style_backgroundrepeat.asp" xlink:type="simple">backgroundRepeat</text:a></text:p>
          </table:table-cell>
          <table:table-cell office:value-type="string" calcext:value-type="string">
            <text:p>Sets or returns how to repeat (tile) a background-imag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0</text:p>
          </table:table-cell>
          <table:table-cell office:value-type="string" calcext:value-type="string">
            <text:p><text:a xlink:href="https://www.w3schools.com/jsref/prop_style_backgroundclip.asp" xlink:type="simple">backgroundClip</text:a></text:p>
          </table:table-cell>
          <table:table-cell office:value-type="string" calcext:value-type="string">
            <text:p>Sets or returns the painting area of the backgroun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1</text:p>
          </table:table-cell>
          <table:table-cell office:value-type="string" calcext:value-type="string">
            <text:p><text:a xlink:href="https://www.w3schools.com/jsref/prop_style_backgroundorigin.asp" xlink:type="simple">backgroundOrigin</text:a></text:p>
          </table:table-cell>
          <table:table-cell office:value-type="string" calcext:value-type="string">
            <text:p>Sets or returns the positioning area of the background imag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2</text:p>
          </table:table-cell>
          <table:table-cell office:value-type="string" calcext:value-type="string">
            <text:p><text:a xlink:href="https://www.w3schools.com/jsref/prop_style_backgroundsize.asp" xlink:type="simple">backgroundSize</text:a></text:p>
          </table:table-cell>
          <table:table-cell office:value-type="string" calcext:value-type="string">
            <text:p>Sets or returns the size of the background imag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3</text:p>
          </table:table-cell>
          <table:table-cell office:value-type="string" calcext:value-type="string">
            <text:p><text:a xlink:href="https://www.w3schools.com/jsref/prop_style_backfacevisibility.asp" xlink:type="simple">backfaceVisibility</text:a></text:p>
          </table:table-cell>
          <table:table-cell office:value-type="string" calcext:value-type="string">
            <text:p>Sets or returns whether or not an element should be visible when not facing the scree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4</text:p>
          </table:table-cell>
          <table:table-cell office:value-type="string" calcext:value-type="string">
            <text:p><text:a xlink:href="https://www.w3schools.com/jsref/prop_style_border.asp" xlink:type="simple">border</text:a></text:p>
          </table:table-cell>
          <table:table-cell office:value-type="string" calcext:value-type="string">
            <text:p>Sets or returns borderWidth, borderStyle, and borderColor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5</text:p>
          </table:table-cell>
          <table:table-cell office:value-type="string" calcext:value-type="string">
            <text:p><text:a xlink:href="https://www.w3schools.com/jsref/prop_style_borderbottom.asp" xlink:type="simple">borderBottom</text:a></text:p>
          </table:table-cell>
          <table:table-cell office:value-type="string" calcext:value-type="string">
            <text:p>Sets or returns all the borderBottom properties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6</text:p>
          </table:table-cell>
          <table:table-cell office:value-type="string" calcext:value-type="string">
            <text:p><text:a xlink:href="https://www.w3schools.com/jsref/prop_style_borderbottomcolor.asp" xlink:type="simple">borderBottomColor</text:a></text:p>
          </table:table-cell>
          <table:table-cell office:value-type="string" calcext:value-type="string">
            <text:p>Sets or returns the color of the bottom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7</text:p>
          </table:table-cell>
          <table:table-cell office:value-type="string" calcext:value-type="string">
            <text:p><text:a xlink:href="https://www.w3schools.com/jsref/prop_style_borderbottomleftradius.asp" xlink:type="simple">borderBottomLeftRadius</text:a></text:p>
          </table:table-cell>
          <table:table-cell office:value-type="string" calcext:value-type="string">
            <text:p>Sets or returns the shape of the border of the bottom-left cor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8</text:p>
          </table:table-cell>
          <table:table-cell office:value-type="string" calcext:value-type="string">
            <text:p><text:a xlink:href="https://www.w3schools.com/jsref/prop_style_borderbottomrightradius.asp" xlink:type="simple">borderBottomRightRadius</text:a></text:p>
          </table:table-cell>
          <table:table-cell office:value-type="string" calcext:value-type="string">
            <text:p>Sets or returns the shape of the border of the bottom-right cor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9</text:p>
          </table:table-cell>
          <table:table-cell office:value-type="string" calcext:value-type="string">
            <text:p><text:a xlink:href="https://www.w3schools.com/jsref/prop_style_borderbottomstyle.asp" xlink:type="simple">borderBottomStyle</text:a></text:p>
          </table:table-cell>
          <table:table-cell office:value-type="string" calcext:value-type="string">
            <text:p>Sets or returns the style of the bottom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0</text:p>
          </table:table-cell>
          <table:table-cell office:value-type="string" calcext:value-type="string">
            <text:p><text:a xlink:href="https://www.w3schools.com/jsref/prop_style_borderbottomwidth.asp" xlink:type="simple">borderBottomWidth</text:a></text:p>
          </table:table-cell>
          <table:table-cell office:value-type="string" calcext:value-type="string">
            <text:p>Sets or returns the width of the bottom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1</text:p>
          </table:table-cell>
          <table:table-cell office:value-type="string" calcext:value-type="string">
            <text:p><text:a xlink:href="https://www.w3schools.com/jsref/prop_style_bordercollapse.asp" xlink:type="simple">borderCollapse</text:a></text:p>
          </table:table-cell>
          <table:table-cell office:value-type="string" calcext:value-type="string">
            <text:p>Sets or returns whether the table border should be collapsed into a single border, or no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2</text:p>
          </table:table-cell>
          <table:table-cell office:value-type="string" calcext:value-type="string">
            <text:p><text:a xlink:href="https://www.w3schools.com/jsref/prop_style_bordercolor.asp" xlink:type="simple">borderColor</text:a></text:p>
          </table:table-cell>
          <table:table-cell office:value-type="string" calcext:value-type="string">
            <text:p>Sets or returns the color of an element's border (can have up to four values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3</text:p>
          </table:table-cell>
          <table:table-cell office:value-type="string" calcext:value-type="string">
            <text:p><text:a xlink:href="https://www.w3schools.com/jsref/prop_style_borderimage.asp" xlink:type="simple">borderImage</text:a></text:p>
          </table:table-cell>
          <table:table-cell office:value-type="string" calcext:value-type="string">
            <text:p>A shorthand property for setting or returning all the borderImage properti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4</text:p>
          </table:table-cell>
          <table:table-cell office:value-type="string" calcext:value-type="string">
            <text:p><text:a xlink:href="https://www.w3schools.com/jsref/prop_style_borderimageoutset.asp" xlink:type="simple">borderImageOutset</text:a></text:p>
          </table:table-cell>
          <table:table-cell office:value-type="string" calcext:value-type="string">
            <text:p>Sets or returns the amount by which the border image area extends beyond the border box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5</text:p>
          </table:table-cell>
          <table:table-cell office:value-type="string" calcext:value-type="string">
            <text:p><text:a xlink:href="https://www.w3schools.com/jsref/prop_style_borderimagerepeat.asp" xlink:type="simple">borderImageRepeat</text:a></text:p>
          </table:table-cell>
          <table:table-cell office:value-type="string" calcext:value-type="string">
            <text:p>Sets or returns whether the image-border should be repeated, rounded or stretche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6</text:p>
          </table:table-cell>
          <table:table-cell office:value-type="string" calcext:value-type="string">
            <text:p><text:a xlink:href="https://www.w3schools.com/jsref/prop_style_borderimageslice.asp" xlink:type="simple">borderImageSlice</text:a></text:p>
          </table:table-cell>
          <table:table-cell office:value-type="string" calcext:value-type="string">
            <text:p>Sets or returns the inward offsets of the image-bord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7</text:p>
          </table:table-cell>
          <table:table-cell office:value-type="string" calcext:value-type="string">
            <text:p><text:a xlink:href="https://www.w3schools.com/jsref/prop_style_borderimagesource.asp" xlink:type="simple">borderImageSource</text:a></text:p>
          </table:table-cell>
          <table:table-cell office:value-type="string" calcext:value-type="string">
            <text:p>Sets or returns the image to be used as a bord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8</text:p>
          </table:table-cell>
          <table:table-cell office:value-type="string" calcext:value-type="string">
            <text:p><text:a xlink:href="https://www.w3schools.com/jsref/prop_style_borderimagewidth.asp" xlink:type="simple">borderImageWidth</text:a></text:p>
          </table:table-cell>
          <table:table-cell office:value-type="string" calcext:value-type="string">
            <text:p>Sets or returns the widths of the image-bord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9</text:p>
          </table:table-cell>
          <table:table-cell office:value-type="string" calcext:value-type="string">
            <text:p><text:a xlink:href="https://www.w3schools.com/jsref/prop_style_borderleft.asp" xlink:type="simple">borderLeft</text:a></text:p>
          </table:table-cell>
          <table:table-cell office:value-type="string" calcext:value-type="string">
            <text:p>Sets or returns all the borderLeft properties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0</text:p>
          </table:table-cell>
          <table:table-cell office:value-type="string" calcext:value-type="string">
            <text:p><text:a xlink:href="https://www.w3schools.com/jsref/prop_style_borderleftcolor.asp" xlink:type="simple">borderLeftColor</text:a></text:p>
          </table:table-cell>
          <table:table-cell office:value-type="string" calcext:value-type="string">
            <text:p>Sets or returns the color of the lef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1</text:p>
          </table:table-cell>
          <table:table-cell office:value-type="string" calcext:value-type="string">
            <text:p><text:a xlink:href="https://www.w3schools.com/jsref/prop_style_borderleftstyle.asp" xlink:type="simple">borderLeftStyle</text:a></text:p>
          </table:table-cell>
          <table:table-cell office:value-type="string" calcext:value-type="string">
            <text:p>Sets or returns the style of the lef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2</text:p>
          </table:table-cell>
          <table:table-cell office:value-type="string" calcext:value-type="string">
            <text:p><text:a xlink:href="https://www.w3schools.com/jsref/prop_style_borderleftwidth.asp" xlink:type="simple">borderLeftWidth</text:a></text:p>
          </table:table-cell>
          <table:table-cell office:value-type="string" calcext:value-type="string">
            <text:p>Sets or returns the width of the lef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3</text:p>
          </table:table-cell>
          <table:table-cell office:value-type="string" calcext:value-type="string">
            <text:p><text:a xlink:href="https://www.w3schools.com/jsref/prop_style_borderradius.asp" xlink:type="simple">borderRadius</text:a></text:p>
          </table:table-cell>
          <table:table-cell office:value-type="string" calcext:value-type="string">
            <text:p>A shorthand property for setting or returning all the four borderRadius properti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4</text:p>
          </table:table-cell>
          <table:table-cell office:value-type="string" calcext:value-type="string">
            <text:p><text:a xlink:href="https://www.w3schools.com/jsref/prop_style_borderright.asp" xlink:type="simple">borderRight</text:a></text:p>
          </table:table-cell>
          <table:table-cell office:value-type="string" calcext:value-type="string">
            <text:p>Sets or returns all the borderRight properties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5</text:p>
          </table:table-cell>
          <table:table-cell office:value-type="string" calcext:value-type="string">
            <text:p><text:a xlink:href="https://www.w3schools.com/jsref/prop_style_borderrightcolor.asp" xlink:type="simple">borderRightColor</text:a></text:p>
          </table:table-cell>
          <table:table-cell office:value-type="string" calcext:value-type="string">
            <text:p>Sets or returns the color of the righ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6</text:p>
          </table:table-cell>
          <table:table-cell office:value-type="string" calcext:value-type="string">
            <text:p><text:a xlink:href="https://www.w3schools.com/jsref/prop_style_borderrightstyle.asp" xlink:type="simple">borderRightStyle</text:a></text:p>
          </table:table-cell>
          <table:table-cell office:value-type="string" calcext:value-type="string">
            <text:p>Sets or returns the style of the righ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7</text:p>
          </table:table-cell>
          <table:table-cell office:value-type="string" calcext:value-type="string">
            <text:p><text:a xlink:href="https://www.w3schools.com/jsref/prop_style_borderrightwidth.asp" xlink:type="simple">borderRightWidth</text:a></text:p>
          </table:table-cell>
          <table:table-cell office:value-type="string" calcext:value-type="string">
            <text:p>Sets or returns the width of the right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8</text:p>
          </table:table-cell>
          <table:table-cell office:value-type="string" calcext:value-type="string">
            <text:p><text:a xlink:href="https://www.w3schools.com/jsref/prop_style_borderspacing.asp" xlink:type="simple">borderSpacing</text:a></text:p>
          </table:table-cell>
          <table:table-cell office:value-type="string" calcext:value-type="string">
            <text:p>Sets or returns the space between cells in a tab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9</text:p>
          </table:table-cell>
          <table:table-cell office:value-type="string" calcext:value-type="string">
            <text:p><text:a xlink:href="https://www.w3schools.com/jsref/prop_style_borderstyle.asp" xlink:type="simple">borderStyle</text:a></text:p>
          </table:table-cell>
          <table:table-cell office:value-type="string" calcext:value-type="string">
            <text:p>Sets or returns the style of an element's border (can have up to four values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0</text:p>
          </table:table-cell>
          <table:table-cell office:value-type="string" calcext:value-type="string">
            <text:p><text:a xlink:href="https://www.w3schools.com/jsref/prop_style_bordertop.asp" xlink:type="simple">borderTop</text:a></text:p>
          </table:table-cell>
          <table:table-cell office:value-type="string" calcext:value-type="string">
            <text:p>Sets or returns all the borderTop properties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1</text:p>
          </table:table-cell>
          <table:table-cell office:value-type="string" calcext:value-type="string">
            <text:p><text:a xlink:href="https://www.w3schools.com/jsref/prop_style_bordertopcolor.asp" xlink:type="simple">borderTopColor</text:a></text:p>
          </table:table-cell>
          <table:table-cell office:value-type="string" calcext:value-type="string">
            <text:p>Sets or returns the color of the top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2</text:p>
          </table:table-cell>
          <table:table-cell office:value-type="string" calcext:value-type="string">
            <text:p><text:a xlink:href="https://www.w3schools.com/jsref/prop_style_bordertopleftradius.asp" xlink:type="simple">borderTopLeftRadius</text:a></text:p>
          </table:table-cell>
          <table:table-cell office:value-type="string" calcext:value-type="string">
            <text:p>Sets or returns the shape of the border of the top-left cor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3</text:p>
          </table:table-cell>
          <table:table-cell office:value-type="string" calcext:value-type="string">
            <text:p><text:a xlink:href="https://www.w3schools.com/jsref/prop_style_bordertoprightradius.asp" xlink:type="simple">borderTopRightRadius</text:a></text:p>
          </table:table-cell>
          <table:table-cell office:value-type="string" calcext:value-type="string">
            <text:p>Sets or returns the shape of the border of the top-right corn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4</text:p>
          </table:table-cell>
          <table:table-cell office:value-type="string" calcext:value-type="string">
            <text:p><text:a xlink:href="https://www.w3schools.com/jsref/prop_style_bordertopstyle.asp" xlink:type="simple">borderTopStyle</text:a></text:p>
          </table:table-cell>
          <table:table-cell office:value-type="string" calcext:value-type="string">
            <text:p>Sets or returns the style of the top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5</text:p>
          </table:table-cell>
          <table:table-cell office:value-type="string" calcext:value-type="string">
            <text:p><text:a xlink:href="https://www.w3schools.com/jsref/prop_style_bordertopwidth.asp" xlink:type="simple">borderTopWidth</text:a></text:p>
          </table:table-cell>
          <table:table-cell office:value-type="string" calcext:value-type="string">
            <text:p>Sets or returns the width of the top bord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6</text:p>
          </table:table-cell>
          <table:table-cell office:value-type="string" calcext:value-type="string">
            <text:p><text:a xlink:href="https://www.w3schools.com/jsref/prop_style_borderwidth.asp" xlink:type="simple">borderWidth</text:a></text:p>
          </table:table-cell>
          <table:table-cell office:value-type="string" calcext:value-type="string">
            <text:p>Sets or returns the width of an element's border (can have up to four values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7</text:p>
          </table:table-cell>
          <table:table-cell office:value-type="string" calcext:value-type="string">
            <text:p><text:a xlink:href="https://www.w3schools.com/jsref/prop_style_bottom.asp" xlink:type="simple">bottom</text:a></text:p>
          </table:table-cell>
          <table:table-cell office:value-type="string" calcext:value-type="string">
            <text:p>Sets or returns the bottom position of a positioned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8</text:p>
          </table:table-cell>
          <table:table-cell office:value-type="string" calcext:value-type="string">
            <text:p>boxDecorationBreak</text:p>
          </table:table-cell>
          <table:table-cell office:value-type="string" calcext:value-type="string">
            <text:p>Sets or returns the behaviour of the background and border of an element at page-break, or, for in-line elements, at line-break.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9</text:p>
          </table:table-cell>
          <table:table-cell office:value-type="string" calcext:value-type="string">
            <text:p><text:a xlink:href="https://www.w3schools.com/jsref/prop_style_boxshadow.asp" xlink:type="simple">boxShadow</text:a></text:p>
          </table:table-cell>
          <table:table-cell office:value-type="string" calcext:value-type="string">
            <text:p>Attaches one or more drop-shadows to the box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0</text:p>
          </table:table-cell>
          <table:table-cell office:value-type="string" calcext:value-type="string">
            <text:p><text:a xlink:href="https://www.w3schools.com/jsref/prop_style_boxsizing.asp" xlink:type="simple">boxSizing</text:a></text:p>
          </table:table-cell>
          <table:table-cell office:value-type="string" calcext:value-type="string">
            <text:p>Allows you to define certain elements to fit an area in a certain wa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1</text:p>
          </table:table-cell>
          <table:table-cell office:value-type="string" calcext:value-type="string">
            <text:p><text:a xlink:href="https://www.w3schools.com/jsref/prop_style_captionside.asp" xlink:type="simple">captionSide</text:a></text:p>
          </table:table-cell>
          <table:table-cell office:value-type="string" calcext:value-type="string">
            <text:p>Sets or returns the position of the table caption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2</text:p>
          </table:table-cell>
          <table:table-cell office:value-type="string" calcext:value-type="string">
            <text:p><text:a xlink:href="https://www.w3schools.com/jsref/prop_style_caretcolor.asp" xlink:type="simple">caretColor</text:a></text:p>
          </table:table-cell>
          <table:table-cell office:value-type="string" calcext:value-type="string">
            <text:p>Sets or returns the caret/cursor color of an elem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3</text:p>
          </table:table-cell>
          <table:table-cell office:value-type="string" calcext:value-type="string">
            <text:p><text:a xlink:href="https://www.w3schools.com/jsref/prop_style_clear.asp" xlink:type="simple">clear</text:a></text:p>
          </table:table-cell>
          <table:table-cell office:value-type="string" calcext:value-type="string">
            <text:p>Sets or returns the position of the element relative to floating objec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4</text:p>
          </table:table-cell>
          <table:table-cell office:value-type="string" calcext:value-type="string">
            <text:p><text:a xlink:href="https://www.w3schools.com/jsref/prop_style_clip.asp" xlink:type="simple">clip</text:a></text:p>
          </table:table-cell>
          <table:table-cell office:value-type="string" calcext:value-type="string">
            <text:p>Sets or returns which part of a positioned element is visib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5</text:p>
          </table:table-cell>
          <table:table-cell office:value-type="string" calcext:value-type="string">
            <text:p><text:a xlink:href="https://www.w3schools.com/jsref/prop_style_color.asp" xlink:type="simple">color</text:a></text:p>
          </table:table-cell>
          <table:table-cell office:value-type="string" calcext:value-type="string">
            <text:p>Sets or returns the color of the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6</text:p>
          </table:table-cell>
          <table:table-cell office:value-type="string" calcext:value-type="string">
            <text:p><text:a xlink:href="https://www.w3schools.com/jsref/prop_style_columncount.asp" xlink:type="simple">columnCount</text:a></text:p>
          </table:table-cell>
          <table:table-cell office:value-type="string" calcext:value-type="string">
            <text:p>Sets or returns the number of columns an element should be divided into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7</text:p>
          </table:table-cell>
          <table:table-cell office:value-type="string" calcext:value-type="string">
            <text:p><text:a xlink:href="https://www.w3schools.com/jsref/prop_style_columnfill.asp" xlink:type="simple">columnFill</text:a></text:p>
          </table:table-cell>
          <table:table-cell office:value-type="string" calcext:value-type="string">
            <text:p>Sets or returns how to fill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8</text:p>
          </table:table-cell>
          <table:table-cell office:value-type="string" calcext:value-type="string">
            <text:p><text:a xlink:href="https://www.w3schools.com/jsref/prop_style_columngap.asp" xlink:type="simple">columnGap</text:a></text:p>
          </table:table-cell>
          <table:table-cell office:value-type="string" calcext:value-type="string">
            <text:p>Sets or returns the gap between the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9</text:p>
          </table:table-cell>
          <table:table-cell office:value-type="string" calcext:value-type="string">
            <text:p><text:a xlink:href="https://www.w3schools.com/jsref/prop_style_columnrule.asp" xlink:type="simple">columnRule</text:a></text:p>
          </table:table-cell>
          <table:table-cell office:value-type="string" calcext:value-type="string">
            <text:p>A shorthand property for setting or returning all the columnRule properti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0</text:p>
          </table:table-cell>
          <table:table-cell office:value-type="string" calcext:value-type="string">
            <text:p><text:a xlink:href="https://www.w3schools.com/jsref/prop_style_columnrulecolor.asp" xlink:type="simple">columnRuleColor</text:a></text:p>
          </table:table-cell>
          <table:table-cell office:value-type="string" calcext:value-type="string">
            <text:p>Sets or returns the color of the rule between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1</text:p>
          </table:table-cell>
          <table:table-cell office:value-type="string" calcext:value-type="string">
            <text:p><text:a xlink:href="https://www.w3schools.com/jsref/prop_style_columnrulestyle.asp" xlink:type="simple">columnRuleStyle</text:a></text:p>
          </table:table-cell>
          <table:table-cell office:value-type="string" calcext:value-type="string">
            <text:p>Sets or returns the style of the rule between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2</text:p>
          </table:table-cell>
          <table:table-cell office:value-type="string" calcext:value-type="string">
            <text:p><text:a xlink:href="https://www.w3schools.com/jsref/prop_style_columnrulewidth.asp" xlink:type="simple">columnRuleWidth</text:a></text:p>
          </table:table-cell>
          <table:table-cell office:value-type="string" calcext:value-type="string">
            <text:p>Sets or returns the width of the rule between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3</text:p>
          </table:table-cell>
          <table:table-cell office:value-type="string" calcext:value-type="string">
            <text:p><text:a xlink:href="https://www.w3schools.com/jsref/prop_style_columns.asp" xlink:type="simple">columns</text:a></text:p>
          </table:table-cell>
          <table:table-cell office:value-type="string" calcext:value-type="string">
            <text:p>A shorthand property for setting or returning columnWidth and columnCou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4</text:p>
          </table:table-cell>
          <table:table-cell office:value-type="string" calcext:value-type="string">
            <text:p><text:a xlink:href="https://www.w3schools.com/jsref/prop_style_columnspan.asp" xlink:type="simple">columnSpan</text:a></text:p>
          </table:table-cell>
          <table:table-cell office:value-type="string" calcext:value-type="string">
            <text:p>Sets or returns how many columns an element should span acros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5</text:p>
          </table:table-cell>
          <table:table-cell office:value-type="string" calcext:value-type="string">
            <text:p><text:a xlink:href="https://www.w3schools.com/jsref/prop_style_columnwidth.asp" xlink:type="simple">columnWidth</text:a></text:p>
          </table:table-cell>
          <table:table-cell office:value-type="string" calcext:value-type="string">
            <text:p>Sets or returns the width of the column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6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Used with the :before and :after pseudo-elements, to insert generated cont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7</text:p>
          </table:table-cell>
          <table:table-cell office:value-type="string" calcext:value-type="string">
            <text:p><text:a xlink:href="https://www.w3schools.com/jsref/prop_style_counterincrement.asp" xlink:type="simple">counterIncrement</text:a></text:p>
          </table:table-cell>
          <table:table-cell office:value-type="string" calcext:value-type="string">
            <text:p>Increments one or more counter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8</text:p>
          </table:table-cell>
          <table:table-cell office:value-type="string" calcext:value-type="string">
            <text:p><text:a xlink:href="https://www.w3schools.com/jsref/prop_style_counterreset.asp" xlink:type="simple">counterReset</text:a></text:p>
          </table:table-cell>
          <table:table-cell office:value-type="string" calcext:value-type="string">
            <text:p>Creates or resets one or more counter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9</text:p>
          </table:table-cell>
          <table:table-cell office:value-type="string" calcext:value-type="string">
            <text:p><text:a xlink:href="https://www.w3schools.com/jsref/prop_style_cursor.asp" xlink:type="simple">cursor</text:a></text:p>
          </table:table-cell>
          <table:table-cell office:value-type="string" calcext:value-type="string">
            <text:p>Sets or returns the type of cursor to display for the mouse point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0</text:p>
          </table:table-cell>
          <table:table-cell office:value-type="string" calcext:value-type="string">
            <text:p><text:a xlink:href="https://www.w3schools.com/jsref/prop_style_direction.asp" xlink:type="simple">direction</text:a></text:p>
          </table:table-cell>
          <table:table-cell office:value-type="string" calcext:value-type="string">
            <text:p>Sets or returns the text direction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1</text:p>
          </table:table-cell>
          <table:table-cell office:value-type="string" calcext:value-type="string">
            <text:p><text:a xlink:href="https://www.w3schools.com/jsref/prop_style_display.asp" xlink:type="simple">display</text:a></text:p>
          </table:table-cell>
          <table:table-cell office:value-type="string" calcext:value-type="string">
            <text:p>Sets or returns an element's display typ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2</text:p>
          </table:table-cell>
          <table:table-cell office:value-type="string" calcext:value-type="string">
            <text:p><text:a xlink:href="https://www.w3schools.com/jsref/prop_style_emptycells.asp" xlink:type="simple">emptyCells</text:a></text:p>
          </table:table-cell>
          <table:table-cell office:value-type="string" calcext:value-type="string">
            <text:p>Sets or returns whether to show the border and background of empty cells, or no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3</text:p>
          </table:table-cell>
          <table:table-cell office:value-type="string" calcext:value-type="string">
            <text:p><text:a xlink:href="https://www.w3schools.com/jsref/prop_style_filter.asp" xlink:type="simple">filter</text:a></text:p>
          </table:table-cell>
          <table:table-cell office:value-type="string" calcext:value-type="string">
            <text:p>Sets or returns image filters (visual effects, like blur and saturation)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4</text:p>
          </table:table-cell>
          <table:table-cell office:value-type="string" calcext:value-type="string">
            <text:p><text:a xlink:href="https://www.w3schools.com/jsref/prop_style_flex.asp" xlink:type="simple">flex</text:a></text:p>
          </table:table-cell>
          <table:table-cell office:value-type="string" calcext:value-type="string">
            <text:p>Sets or returns the length of the item, relative to the res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5</text:p>
          </table:table-cell>
          <table:table-cell office:value-type="string" calcext:value-type="string">
            <text:p><text:a xlink:href="https://www.w3schools.com/jsref/prop_style_flexbasis.asp" xlink:type="simple">flexBasis</text:a></text:p>
          </table:table-cell>
          <table:table-cell office:value-type="string" calcext:value-type="string">
            <text:p>Sets or returns the initial length of a flexible item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6</text:p>
          </table:table-cell>
          <table:table-cell office:value-type="string" calcext:value-type="string">
            <text:p><text:a xlink:href="https://www.w3schools.com/jsref/prop_style_flexdirection.asp" xlink:type="simple">flexDirection</text:a></text:p>
          </table:table-cell>
          <table:table-cell office:value-type="string" calcext:value-type="string">
            <text:p>Sets or returns the direction of the flexible item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7</text:p>
          </table:table-cell>
          <table:table-cell office:value-type="string" calcext:value-type="string">
            <text:p><text:a xlink:href="https://www.w3schools.com/jsref/prop_style_flexflow.asp" xlink:type="simple">flexFlow</text:a></text:p>
          </table:table-cell>
          <table:table-cell office:value-type="string" calcext:value-type="string">
            <text:p>A shorthand property for the flexDirection and the flexWrap properti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8</text:p>
          </table:table-cell>
          <table:table-cell office:value-type="string" calcext:value-type="string">
            <text:p><text:a xlink:href="https://www.w3schools.com/jsref/prop_style_flexgrow.asp" xlink:type="simple">flexGrow</text:a></text:p>
          </table:table-cell>
          <table:table-cell office:value-type="string" calcext:value-type="string">
            <text:p>Sets or returns how much the item will grow relative to the res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9</text:p>
          </table:table-cell>
          <table:table-cell office:value-type="string" calcext:value-type="string">
            <text:p><text:a xlink:href="https://www.w3schools.com/jsref/prop_style_flexshrink.asp" xlink:type="simple">flexShrink</text:a></text:p>
          </table:table-cell>
          <table:table-cell office:value-type="string" calcext:value-type="string">
            <text:p>Sets or returns how the item will shrink relative to the res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0</text:p>
          </table:table-cell>
          <table:table-cell office:value-type="string" calcext:value-type="string">
            <text:p><text:a xlink:href="https://www.w3schools.com/jsref/prop_style_flexwrap.asp" xlink:type="simple">flexWrap</text:a></text:p>
          </table:table-cell>
          <table:table-cell office:value-type="string" calcext:value-type="string">
            <text:p>Sets or returns whether the flexible items should wrap or no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1</text:p>
          </table:table-cell>
          <table:table-cell office:value-type="string" calcext:value-type="string">
            <text:p><text:a xlink:href="https://www.w3schools.com/jsref/prop_style_cssfloat.asp" xlink:type="simple">cssFloat</text:a></text:p>
          </table:table-cell>
          <table:table-cell office:value-type="string" calcext:value-type="string">
            <text:p>Sets or returns the horizontal alignment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2</text:p>
          </table:table-cell>
          <table:table-cell office:value-type="string" calcext:value-type="string">
            <text:p><text:a xlink:href="https://www.w3schools.com/jsref/prop_style_font.asp" xlink:type="simple">font</text:a></text:p>
          </table:table-cell>
          <table:table-cell office:value-type="string" calcext:value-type="string">
            <text:p>Sets or returns fontStyle, fontVariant, fontWeight, fontSize, lineHeight, and fontFamily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3</text:p>
          </table:table-cell>
          <table:table-cell office:value-type="string" calcext:value-type="string">
            <text:p><text:a xlink:href="https://www.w3schools.com/jsref/prop_style_fontfamily.asp" xlink:type="simple">fontFamily</text:a></text:p>
          </table:table-cell>
          <table:table-cell office:value-type="string" calcext:value-type="string">
            <text:p>Sets or returns the font family for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4</text:p>
          </table:table-cell>
          <table:table-cell office:value-type="string" calcext:value-type="string">
            <text:p><text:a xlink:href="https://www.w3schools.com/jsref/prop_style_fontsize.asp" xlink:type="simple">fontSize</text:a></text:p>
          </table:table-cell>
          <table:table-cell office:value-type="string" calcext:value-type="string">
            <text:p>Sets or returns the font size of the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5</text:p>
          </table:table-cell>
          <table:table-cell office:value-type="string" calcext:value-type="string">
            <text:p><text:a xlink:href="https://www.w3schools.com/jsref/prop_style_fontstyle.asp" xlink:type="simple">fontStyle</text:a></text:p>
          </table:table-cell>
          <table:table-cell office:value-type="string" calcext:value-type="string">
            <text:p>Sets or returns whether the style of the font is normal, italic or obliqu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6</text:p>
          </table:table-cell>
          <table:table-cell office:value-type="string" calcext:value-type="string">
            <text:p><text:a xlink:href="https://www.w3schools.com/jsref/prop_style_fontvariant.asp" xlink:type="simple">fontVariant</text:a></text:p>
          </table:table-cell>
          <table:table-cell office:value-type="string" calcext:value-type="string">
            <text:p>Sets or returns whether the font should be displayed in small capital letter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7</text:p>
          </table:table-cell>
          <table:table-cell office:value-type="string" calcext:value-type="string">
            <text:p><text:a xlink:href="https://www.w3schools.com/jsref/prop_style_fontweight.asp" xlink:type="simple">fontWeight</text:a></text:p>
          </table:table-cell>
          <table:table-cell office:value-type="string" calcext:value-type="string">
            <text:p>Sets or returns the boldness of the fo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8</text:p>
          </table:table-cell>
          <table:table-cell office:value-type="string" calcext:value-type="string">
            <text:p><text:a xlink:href="https://www.w3schools.com/jsref/prop_style_fontsizeadjust.asp" xlink:type="simple">fontSizeAdjust</text:a></text:p>
          </table:table-cell>
          <table:table-cell office:value-type="string" calcext:value-type="string">
            <text:p>Preserves the readability of text when font fallback occur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9</text:p>
          </table:table-cell>
          <table:table-cell office:value-type="string" calcext:value-type="string">
            <text:p>fontStretch</text:p>
          </table:table-cell>
          <table:table-cell office:value-type="string" calcext:value-type="string">
            <text:p>Selects a normal, condensed, or expanded face from a font famil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0</text:p>
          </table:table-cell>
          <table:table-cell office:value-type="string" calcext:value-type="string">
            <text:p>hangingPunctuation</text:p>
          </table:table-cell>
          <table:table-cell office:value-type="string" calcext:value-type="string">
            <text:p>Specifies whether a punctuation character may be placed outside the line box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1</text:p>
          </table:table-cell>
          <table:table-cell office:value-type="string" calcext:value-type="string">
            <text:p><text:a xlink:href="https://www.w3schools.com/jsref/prop_style_height.asp" xlink:type="simple">height</text:a></text:p>
          </table:table-cell>
          <table:table-cell office:value-type="string" calcext:value-type="string">
            <text:p>Sets or returns the height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2</text:p>
          </table:table-cell>
          <table:table-cell office:value-type="string" calcext:value-type="string">
            <text:p>hyphens</text:p>
          </table:table-cell>
          <table:table-cell office:value-type="string" calcext:value-type="string">
            <text:p>Sets how to split words to improve the layout of paragraph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3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Provides the author the ability to style an element with an iconic equival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4</text:p>
          </table:table-cell>
          <table:table-cell office:value-type="string" calcext:value-type="string">
            <text:p>imageOrientation</text:p>
          </table:table-cell>
          <table:table-cell office:value-type="string" calcext:value-type="string">
            <text:p>Specifies a rotation in the right or clockwise direction that a user agent applies to an imag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5</text:p>
          </table:table-cell>
          <table:table-cell office:value-type="string" calcext:value-type="string">
            <text:p><text:a xlink:href="https://www.w3schools.com/jsref/prop_style_isolation.asp" xlink:type="simple">isolation</text:a></text:p>
          </table:table-cell>
          <table:table-cell office:value-type="string" calcext:value-type="string">
            <text:p>Defines whether an element must create a new stacking cont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6</text:p>
          </table:table-cell>
          <table:table-cell office:value-type="string" calcext:value-type="string">
            <text:p><text:a xlink:href="https://www.w3schools.com/jsref/prop_style_justifycontent.asp" xlink:type="simple">justifyContent</text:a></text:p>
          </table:table-cell>
          <table:table-cell office:value-type="string" calcext:value-type="string">
            <text:p>Sets or returns the alignment between the items inside a flexible container when the items do not use all available space.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7</text:p>
          </table:table-cell>
          <table:table-cell office:value-type="string" calcext:value-type="string">
            <text:p><text:a xlink:href="https://www.w3schools.com/jsref/prop_style_left.asp" xlink:type="simple">left</text:a></text:p>
          </table:table-cell>
          <table:table-cell office:value-type="string" calcext:value-type="string">
            <text:p>Sets or returns the left position of a positioned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8</text:p>
          </table:table-cell>
          <table:table-cell office:value-type="string" calcext:value-type="string">
            <text:p><text:a xlink:href="https://www.w3schools.com/jsref/prop_style_letterspacing.asp" xlink:type="simple">letterSpacing</text:a></text:p>
          </table:table-cell>
          <table:table-cell office:value-type="string" calcext:value-type="string">
            <text:p>Sets or returns the space between characters in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9</text:p>
          </table:table-cell>
          <table:table-cell office:value-type="string" calcext:value-type="string">
            <text:p><text:a xlink:href="https://www.w3schools.com/jsref/prop_style_lineheight.asp" xlink:type="simple">lineHeight</text:a></text:p>
          </table:table-cell>
          <table:table-cell office:value-type="string" calcext:value-type="string">
            <text:p>Sets or returns the distance between lines in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0</text:p>
          </table:table-cell>
          <table:table-cell office:value-type="string" calcext:value-type="string">
            <text:p><text:a xlink:href="https://www.w3schools.com/jsref/prop_style_liststyle.asp" xlink:type="simple">listStyle</text:a></text:p>
          </table:table-cell>
          <table:table-cell office:value-type="string" calcext:value-type="string">
            <text:p>Sets or returns listStyleImage, listStylePosition, and listStyleType in one declaratio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1</text:p>
          </table:table-cell>
          <table:table-cell office:value-type="string" calcext:value-type="string">
            <text:p><text:a xlink:href="https://www.w3schools.com/jsref/prop_style_liststyleimage.asp" xlink:type="simple">listStyleImage</text:a></text:p>
          </table:table-cell>
          <table:table-cell office:value-type="string" calcext:value-type="string">
            <text:p>Sets or returns an image as the list-item mark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2</text:p>
          </table:table-cell>
          <table:table-cell office:value-type="string" calcext:value-type="string">
            <text:p><text:a xlink:href="https://www.w3schools.com/jsref/prop_style_liststyleposition.asp" xlink:type="simple">listStylePosition</text:a></text:p>
          </table:table-cell>
          <table:table-cell office:value-type="string" calcext:value-type="string">
            <text:p>Sets or returns the position of the list-item marker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3</text:p>
          </table:table-cell>
          <table:table-cell office:value-type="string" calcext:value-type="string">
            <text:p><text:a xlink:href="https://www.w3schools.com/jsref/prop_style_liststyletype.asp" xlink:type="simple">listStyleType</text:a></text:p>
          </table:table-cell>
          <table:table-cell office:value-type="string" calcext:value-type="string">
            <text:p>Sets or returns the list-item marker typ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4</text:p>
          </table:table-cell>
          <table:table-cell office:value-type="string" calcext:value-type="string">
            <text:p><text:a xlink:href="https://www.w3schools.com/jsref/prop_style_margin.asp" xlink:type="simple">margin</text:a></text:p>
          </table:table-cell>
          <table:table-cell office:value-type="string" calcext:value-type="string">
            <text:p>Sets or returns the margins of an element (can have up to four values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5</text:p>
          </table:table-cell>
          <table:table-cell office:value-type="string" calcext:value-type="string">
            <text:p><text:a xlink:href="https://www.w3schools.com/jsref/prop_style_marginbottom.asp" xlink:type="simple">marginBottom</text:a></text:p>
          </table:table-cell>
          <table:table-cell office:value-type="string" calcext:value-type="string">
            <text:p>Sets or returns the bottom margin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6</text:p>
          </table:table-cell>
          <table:table-cell office:value-type="string" calcext:value-type="string">
            <text:p><text:a xlink:href="https://www.w3schools.com/jsref/prop_style_marginleft.asp" xlink:type="simple">marginLeft</text:a></text:p>
          </table:table-cell>
          <table:table-cell office:value-type="string" calcext:value-type="string">
            <text:p>Sets or returns the left margin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7</text:p>
          </table:table-cell>
          <table:table-cell office:value-type="string" calcext:value-type="string">
            <text:p><text:a xlink:href="https://www.w3schools.com/jsref/prop_style_marginright.asp" xlink:type="simple">marginRight</text:a></text:p>
          </table:table-cell>
          <table:table-cell office:value-type="string" calcext:value-type="string">
            <text:p>Sets or returns the right margin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8</text:p>
          </table:table-cell>
          <table:table-cell office:value-type="string" calcext:value-type="string">
            <text:p><text:a xlink:href="https://www.w3schools.com/jsref/prop_style_margintop.asp" xlink:type="simple">marginTop</text:a></text:p>
          </table:table-cell>
          <table:table-cell office:value-type="string" calcext:value-type="string">
            <text:p>Sets or returns the top margin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9</text:p>
          </table:table-cell>
          <table:table-cell office:value-type="string" calcext:value-type="string">
            <text:p><text:a xlink:href="https://www.w3schools.com/jsref/prop_style_maxheight.asp" xlink:type="simple">maxHeight</text:a></text:p>
          </table:table-cell>
          <table:table-cell office:value-type="string" calcext:value-type="string">
            <text:p>Sets or returns the maximum height of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0</text:p>
          </table:table-cell>
          <table:table-cell office:value-type="string" calcext:value-type="string">
            <text:p><text:a xlink:href="https://www.w3schools.com/jsref/prop_style_maxwidth.asp" xlink:type="simple">maxWidth</text:a></text:p>
          </table:table-cell>
          <table:table-cell office:value-type="string" calcext:value-type="string">
            <text:p>Sets or returns the maximum width of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1</text:p>
          </table:table-cell>
          <table:table-cell office:value-type="string" calcext:value-type="string">
            <text:p><text:a xlink:href="https://www.w3schools.com/jsref/prop_style_minheight.asp" xlink:type="simple">minHeight</text:a></text:p>
          </table:table-cell>
          <table:table-cell office:value-type="string" calcext:value-type="string">
            <text:p>Sets or returns the minimum height of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2</text:p>
          </table:table-cell>
          <table:table-cell office:value-type="string" calcext:value-type="string">
            <text:p><text:a xlink:href="https://www.w3schools.com/jsref/prop_style_minwidth.asp" xlink:type="simple">minWidth</text:a></text:p>
          </table:table-cell>
          <table:table-cell office:value-type="string" calcext:value-type="string">
            <text:p>Sets or returns the minimum width of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3</text:p>
          </table:table-cell>
          <table:table-cell office:value-type="string" calcext:value-type="string">
            <text:p>navDown</text:p>
          </table:table-cell>
          <table:table-cell office:value-type="string" calcext:value-type="string">
            <text:p>Sets or returns where to navigate when using the arrow-down navigation ke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4</text:p>
          </table:table-cell>
          <table:table-cell office:value-type="string" calcext:value-type="string">
            <text:p>navIndex</text:p>
          </table:table-cell>
          <table:table-cell office:value-type="string" calcext:value-type="string">
            <text:p>Sets or returns the tabbing order for an elem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5</text:p>
          </table:table-cell>
          <table:table-cell office:value-type="string" calcext:value-type="string">
            <text:p>navLeft</text:p>
          </table:table-cell>
          <table:table-cell office:value-type="string" calcext:value-type="string">
            <text:p>Sets or returns where to navigate when using the arrow-left navigation ke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6</text:p>
          </table:table-cell>
          <table:table-cell office:value-type="string" calcext:value-type="string">
            <text:p>navRight</text:p>
          </table:table-cell>
          <table:table-cell office:value-type="string" calcext:value-type="string">
            <text:p>Sets or returns where to navigate when using the arrow-right navigation ke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7</text:p>
          </table:table-cell>
          <table:table-cell office:value-type="string" calcext:value-type="string">
            <text:p>navUp</text:p>
          </table:table-cell>
          <table:table-cell office:value-type="string" calcext:value-type="string">
            <text:p>Sets or returns where to navigate when using the arrow-up navigation key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8</text:p>
          </table:table-cell>
          <table:table-cell office:value-type="string" calcext:value-type="string">
            <text:p><text:a xlink:href="https://www.w3schools.com/jsref/prop_style_objectfit.asp" xlink:type="simple">objectFit</text:a></text:p>
          </table:table-cell>
          <table:table-cell office:value-type="string" calcext:value-type="string">
            <text:p>Specifies how the contents of a replaced element should be fitted to the box established by its used height and width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9</text:p>
          </table:table-cell>
          <table:table-cell office:value-type="string" calcext:value-type="string">
            <text:p><text:a xlink:href="https://www.w3schools.com/jsref/prop_style_objectposition.asp" xlink:type="simple">objectPosition</text:a></text:p>
          </table:table-cell>
          <table:table-cell office:value-type="string" calcext:value-type="string">
            <text:p>Specifies the alignment of the replaced element inside its box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0</text:p>
          </table:table-cell>
          <table:table-cell office:value-type="string" calcext:value-type="string">
            <text:p><text:a xlink:href="https://www.w3schools.com/jsref/prop_style_opacity.asp" xlink:type="simple">opacity</text:a></text:p>
          </table:table-cell>
          <table:table-cell office:value-type="string" calcext:value-type="string">
            <text:p>Sets or returns the opacity level for an elem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<text:a xlink:href="https://www.w3schools.com/jsref/prop_style_order.asp" xlink:type="simple">order</text:a></text:p>
          </table:table-cell>
          <table:table-cell office:value-type="string" calcext:value-type="string">
            <text:p>Sets or returns the order of the flexible item, relative to the res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2</text:p>
          </table:table-cell>
          <table:table-cell office:value-type="string" calcext:value-type="string">
            <text:p><text:a xlink:href="https://www.w3schools.com/jsref/prop_style_orphans.asp" xlink:type="simple">orphans</text:a></text:p>
          </table:table-cell>
          <table:table-cell office:value-type="string" calcext:value-type="string">
            <text:p>Sets or returns the minimum number of lines for an element that must be left at the bottom of a page when a page break occurs inside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3</text:p>
          </table:table-cell>
          <table:table-cell office:value-type="string" calcext:value-type="string">
            <text:p><text:a xlink:href="https://www.w3schools.com/jsref/prop_style_outline.asp" xlink:type="simple">outline</text:a></text:p>
          </table:table-cell>
          <table:table-cell office:value-type="string" calcext:value-type="string">
            <text:p>Sets or returns all the outline properties in one declaration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4</text:p>
          </table:table-cell>
          <table:table-cell office:value-type="string" calcext:value-type="string">
            <text:p><text:a xlink:href="https://www.w3schools.com/jsref/prop_style_outlinecolor.asp" xlink:type="simple">outlineColor</text:a></text:p>
          </table:table-cell>
          <table:table-cell office:value-type="string" calcext:value-type="string">
            <text:p>Sets or returns the color of the outline around a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5</text:p>
          </table:table-cell>
          <table:table-cell office:value-type="string" calcext:value-type="string">
            <text:p><text:a xlink:href="https://www.w3schools.com/jsref/prop_style_outlineoffset.asp" xlink:type="simple">outlineOffset</text:a></text:p>
          </table:table-cell>
          <table:table-cell office:value-type="string" calcext:value-type="string">
            <text:p>Offsets an outline, and draws it beyond the border edg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6</text:p>
          </table:table-cell>
          <table:table-cell office:value-type="string" calcext:value-type="string">
            <text:p><text:a xlink:href="https://www.w3schools.com/jsref/prop_style_outlinestyle.asp" xlink:type="simple">outlineStyle</text:a></text:p>
          </table:table-cell>
          <table:table-cell office:value-type="string" calcext:value-type="string">
            <text:p>Sets or returns the style of the outline around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7</text:p>
          </table:table-cell>
          <table:table-cell office:value-type="string" calcext:value-type="string">
            <text:p><text:a xlink:href="https://www.w3schools.com/jsref/prop_style_outlinewidth.asp" xlink:type="simple">outlineWidth</text:a></text:p>
          </table:table-cell>
          <table:table-cell office:value-type="string" calcext:value-type="string">
            <text:p>Sets or returns the width of the outline around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8</text:p>
          </table:table-cell>
          <table:table-cell office:value-type="string" calcext:value-type="string">
            <text:p><text:a xlink:href="https://www.w3schools.com/jsref/prop_style_overflow.asp" xlink:type="simple">overflow</text:a></text:p>
          </table:table-cell>
          <table:table-cell office:value-type="string" calcext:value-type="string">
            <text:p>Sets or returns what to do with content that renders outside the element box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9</text:p>
          </table:table-cell>
          <table:table-cell office:value-type="string" calcext:value-type="string">
            <text:p><text:a xlink:href="https://www.w3schools.com/jsref/prop_style_overflowx.asp" xlink:type="simple">overflowX</text:a></text:p>
          </table:table-cell>
          <table:table-cell office:value-type="string" calcext:value-type="string">
            <text:p>Specifies what to do with the left/right edges of the content, if it overflows the element's content area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0</text:p>
          </table:table-cell>
          <table:table-cell office:value-type="string" calcext:value-type="string">
            <text:p><text:a xlink:href="https://www.w3schools.com/jsref/prop_style_overflowy.asp" xlink:type="simple">overflowY</text:a></text:p>
          </table:table-cell>
          <table:table-cell office:value-type="string" calcext:value-type="string">
            <text:p>Specifies what to do with the top/bottom edges of the content, if it overflows the element's content area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1</text:p>
          </table:table-cell>
          <table:table-cell office:value-type="string" calcext:value-type="string">
            <text:p><text:a xlink:href="https://www.w3schools.com/jsref/prop_style_padding.asp" xlink:type="simple">padding</text:a></text:p>
          </table:table-cell>
          <table:table-cell office:value-type="string" calcext:value-type="string">
            <text:p>Sets or returns the padding of an element (can have up to four values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2</text:p>
          </table:table-cell>
          <table:table-cell office:value-type="string" calcext:value-type="string">
            <text:p><text:a xlink:href="https://www.w3schools.com/jsref/prop_style_paddingbottom.asp" xlink:type="simple">paddingBottom</text:a></text:p>
          </table:table-cell>
          <table:table-cell office:value-type="string" calcext:value-type="string">
            <text:p>Sets or returns the bottom padding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3</text:p>
          </table:table-cell>
          <table:table-cell office:value-type="string" calcext:value-type="string">
            <text:p><text:a xlink:href="https://www.w3schools.com/jsref/prop_style_paddingleft.asp" xlink:type="simple">paddingLeft</text:a></text:p>
          </table:table-cell>
          <table:table-cell office:value-type="string" calcext:value-type="string">
            <text:p>Sets or returns the left padding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4</text:p>
          </table:table-cell>
          <table:table-cell office:value-type="string" calcext:value-type="string">
            <text:p><text:a xlink:href="https://www.w3schools.com/jsref/prop_style_paddingright.asp" xlink:type="simple">paddingRight</text:a></text:p>
          </table:table-cell>
          <table:table-cell office:value-type="string" calcext:value-type="string">
            <text:p>Sets or returns the right padding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5</text:p>
          </table:table-cell>
          <table:table-cell office:value-type="string" calcext:value-type="string">
            <text:p><text:a xlink:href="https://www.w3schools.com/jsref/prop_style_paddingtop.asp" xlink:type="simple">paddingTop</text:a></text:p>
          </table:table-cell>
          <table:table-cell office:value-type="string" calcext:value-type="string">
            <text:p>Sets or returns the top padding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6</text:p>
          </table:table-cell>
          <table:table-cell office:value-type="string" calcext:value-type="string">
            <text:p><text:a xlink:href="https://www.w3schools.com/jsref/prop_style_pagebreakafter.asp" xlink:type="simple">pageBreakAfter</text:a></text:p>
          </table:table-cell>
          <table:table-cell office:value-type="string" calcext:value-type="string">
            <text:p>Sets or returns the page-break behavior after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7</text:p>
          </table:table-cell>
          <table:table-cell office:value-type="string" calcext:value-type="string">
            <text:p><text:a xlink:href="https://www.w3schools.com/jsref/prop_style_pagebreakbefore.asp" xlink:type="simple">pageBreakBefore</text:a></text:p>
          </table:table-cell>
          <table:table-cell office:value-type="string" calcext:value-type="string">
            <text:p>Sets or returns the page-break behavior before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8</text:p>
          </table:table-cell>
          <table:table-cell office:value-type="string" calcext:value-type="string">
            <text:p><text:a xlink:href="https://www.w3schools.com/jsref/prop_style_pagebreakinside.asp" xlink:type="simple">pageBreakInside</text:a></text:p>
          </table:table-cell>
          <table:table-cell office:value-type="string" calcext:value-type="string">
            <text:p>Sets or returns the page-break behavior inside an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9</text:p>
          </table:table-cell>
          <table:table-cell office:value-type="string" calcext:value-type="string">
            <text:p><text:a xlink:href="https://www.w3schools.com/jsref/prop_style_perspective.asp" xlink:type="simple">perspective</text:a></text:p>
          </table:table-cell>
          <table:table-cell office:value-type="string" calcext:value-type="string">
            <text:p>Sets or returns the perspective on how 3D elements are viewed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0</text:p>
          </table:table-cell>
          <table:table-cell office:value-type="string" calcext:value-type="string">
            <text:p><text:a xlink:href="https://www.w3schools.com/jsref/prop_style_perspectiveorigin.asp" xlink:type="simple">perspectiveOrigin</text:a></text:p>
          </table:table-cell>
          <table:table-cell office:value-type="string" calcext:value-type="string">
            <text:p>Sets or returns the bottom position of 3D element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1</text:p>
          </table:table-cell>
          <table:table-cell office:value-type="string" calcext:value-type="string">
            <text:p><text:a xlink:href="https://www.w3schools.com/jsref/prop_style_position.asp" xlink:type="simple">position</text:a></text:p>
          </table:table-cell>
          <table:table-cell office:value-type="string" calcext:value-type="string">
            <text:p>Sets or returns the type of positioning method used for an element (static, relative, absolute or fixed)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2</text:p>
          </table:table-cell>
          <table:table-cell office:value-type="string" calcext:value-type="string">
            <text:p><text:a xlink:href="https://www.w3schools.com/jsref/prop_style_quotes.asp" xlink:type="simple">quotes</text:a></text:p>
          </table:table-cell>
          <table:table-cell office:value-type="string" calcext:value-type="string">
            <text:p>Sets or returns the type of quotation marks for embedded quotation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3</text:p>
          </table:table-cell>
          <table:table-cell office:value-type="string" calcext:value-type="string">
            <text:p><text:a xlink:href="https://www.w3schools.com/jsref/prop_style_resize.asp" xlink:type="simple">resize</text:a></text:p>
          </table:table-cell>
          <table:table-cell office:value-type="string" calcext:value-type="string">
            <text:p>Sets or returns whether or not an element is resizable by the us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4</text:p>
          </table:table-cell>
          <table:table-cell office:value-type="string" calcext:value-type="string">
            <text:p><text:a xlink:href="https://www.w3schools.com/jsref/prop_style_right.asp" xlink:type="simple">right</text:a></text:p>
          </table:table-cell>
          <table:table-cell office:value-type="string" calcext:value-type="string">
            <text:p>Sets or returns the right position of a positioned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5</text:p>
          </table:table-cell>
          <table:table-cell office:value-type="string" calcext:value-type="string">
            <text:p><text:a xlink:href="https://www.w3schools.com/jsref/prop_style_scrollbehavior.asp" xlink:type="simple">scrollBehavior</text:a></text:p>
          </table:table-cell>
          <table:table-cell office:value-type="string" calcext:value-type="string">
            <text:p>Specifies whether to smoothly animate the scroll position, instead of a straight jump, when the user clicks on a link within a scrollable boxt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526</text:p>
          </table:table-cell>
          <table:table-cell office:value-type="string" calcext:value-type="string">
            <text:p><text:a xlink:href="https://www.w3schools.com/jsref/prop_style_tablelayout.asp" xlink:type="simple">tableLayout</text:a></text:p>
          </table:table-cell>
          <table:table-cell office:value-type="string" calcext:value-type="string">
            <text:p>Sets or returns the way to lay out table cells, rows, and column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7</text:p>
          </table:table-cell>
          <table:table-cell office:value-type="string" calcext:value-type="string">
            <text:p><text:a xlink:href="https://www.w3schools.com/jsref/prop_style_tabsize.asp" xlink:type="simple">tabSize</text:a></text:p>
          </table:table-cell>
          <table:table-cell office:value-type="string" calcext:value-type="string">
            <text:p>Sets or returns the length of the tab-characte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8</text:p>
          </table:table-cell>
          <table:table-cell office:value-type="string" calcext:value-type="string">
            <text:p><text:a xlink:href="https://www.w3schools.com/jsref/prop_style_textalign.asp" xlink:type="simple">textAlign</text:a></text:p>
          </table:table-cell>
          <table:table-cell office:value-type="string" calcext:value-type="string">
            <text:p>Sets or returns the horizontal alignment of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9</text:p>
          </table:table-cell>
          <table:table-cell office:value-type="string" calcext:value-type="string">
            <text:p><text:a xlink:href="https://www.w3schools.com/jsref/prop_style_textalignlast.asp" xlink:type="simple">textAlignLast</text:a></text:p>
          </table:table-cell>
          <table:table-cell office:value-type="string" calcext:value-type="string">
            <text:p>Sets or returns how the last line of a block or a line right before a forced line break is aligned when text-align is "justify"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0</text:p>
          </table:table-cell>
          <table:table-cell office:value-type="string" calcext:value-type="string">
            <text:p><text:a xlink:href="https://www.w3schools.com/jsref/prop_style_textdecoration.asp" xlink:type="simple">textDecoration</text:a></text:p>
          </table:table-cell>
          <table:table-cell office:value-type="string" calcext:value-type="string">
            <text:p>Sets or returns the decoration of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1</text:p>
          </table:table-cell>
          <table:table-cell office:value-type="string" calcext:value-type="string">
            <text:p><text:a xlink:href="https://www.w3schools.com/jsref/prop_style_textdecorationcolor.asp" xlink:type="simple">textDecorationColor</text:a></text:p>
          </table:table-cell>
          <table:table-cell office:value-type="string" calcext:value-type="string">
            <text:p>Sets or returns the color of the text-decora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2</text:p>
          </table:table-cell>
          <table:table-cell office:value-type="string" calcext:value-type="string">
            <text:p><text:a xlink:href="https://www.w3schools.com/jsref/prop_style_textdecorationline.asp" xlink:type="simple">textDecorationLine</text:a></text:p>
          </table:table-cell>
          <table:table-cell office:value-type="string" calcext:value-type="string">
            <text:p>Sets or returns the type of line in a text-decora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3</text:p>
          </table:table-cell>
          <table:table-cell office:value-type="string" calcext:value-type="string">
            <text:p><text:a xlink:href="https://www.w3schools.com/jsref/prop_style_textdecorationstyle.asp" xlink:type="simple">textDecorationStyle</text:a></text:p>
          </table:table-cell>
          <table:table-cell office:value-type="string" calcext:value-type="string">
            <text:p>Sets or returns the style of the line in a text decoration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4</text:p>
          </table:table-cell>
          <table:table-cell office:value-type="string" calcext:value-type="string">
            <text:p><text:a xlink:href="https://www.w3schools.com/jsref/prop_style_textindent.asp" xlink:type="simple">textIndent</text:a></text:p>
          </table:table-cell>
          <table:table-cell office:value-type="string" calcext:value-type="string">
            <text:p>Sets or returns the indentation of the first line of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5</text:p>
          </table:table-cell>
          <table:table-cell office:value-type="string" calcext:value-type="string">
            <text:p>textJustify</text:p>
          </table:table-cell>
          <table:table-cell office:value-type="string" calcext:value-type="string">
            <text:p>Sets or returns the justification method used when text-align is "justify"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6</text:p>
          </table:table-cell>
          <table:table-cell office:value-type="string" calcext:value-type="string">
            <text:p><text:a xlink:href="https://www.w3schools.com/jsref/prop_style_textoverflow.asp" xlink:type="simple">textOverflow</text:a></text:p>
          </table:table-cell>
          <table:table-cell office:value-type="string" calcext:value-type="string">
            <text:p>Sets or returns what should happen when text overflows the containing elem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7</text:p>
          </table:table-cell>
          <table:table-cell office:value-type="string" calcext:value-type="string">
            <text:p><text:a xlink:href="https://www.w3schools.com/jsref/prop_style_textshadow.asp" xlink:type="simple">textShadow</text:a></text:p>
          </table:table-cell>
          <table:table-cell office:value-type="string" calcext:value-type="string">
            <text:p>Sets or returns the shadow effect of a tex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8</text:p>
          </table:table-cell>
          <table:table-cell office:value-type="string" calcext:value-type="string">
            <text:p><text:a xlink:href="https://www.w3schools.com/jsref/prop_style_texttransform.asp" xlink:type="simple">textTransform</text:a></text:p>
          </table:table-cell>
          <table:table-cell office:value-type="string" calcext:value-type="string">
            <text:p>Sets or returns the capitalization of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39</text:p>
          </table:table-cell>
          <table:table-cell office:value-type="string" calcext:value-type="string">
            <text:p><text:a xlink:href="https://www.w3schools.com/jsref/prop_style_top.asp" xlink:type="simple">top</text:a></text:p>
          </table:table-cell>
          <table:table-cell office:value-type="string" calcext:value-type="string">
            <text:p>Sets or returns the top position of a positioned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0</text:p>
          </table:table-cell>
          <table:table-cell office:value-type="string" calcext:value-type="string">
            <text:p><text:a xlink:href="https://www.w3schools.com/jsref/prop_style_transform.asp" xlink:type="simple">transform</text:a></text:p>
          </table:table-cell>
          <table:table-cell office:value-type="string" calcext:value-type="string">
            <text:p>Applies a 2D or 3D transformation to an elemen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1</text:p>
          </table:table-cell>
          <table:table-cell office:value-type="string" calcext:value-type="string">
            <text:p><text:a xlink:href="https://www.w3schools.com/jsref/prop_style_transformorigin.asp" xlink:type="simple">transformOrigin</text:a></text:p>
          </table:table-cell>
          <table:table-cell office:value-type="string" calcext:value-type="string">
            <text:p>Sets or returns the position of transformed element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2</text:p>
          </table:table-cell>
          <table:table-cell office:value-type="string" calcext:value-type="string">
            <text:p><text:a xlink:href="https://www.w3schools.com/jsref/prop_style_transformstyle.asp" xlink:type="simple">transformStyle</text:a></text:p>
          </table:table-cell>
          <table:table-cell office:value-type="string" calcext:value-type="string">
            <text:p>Sets or returns how nested elements are rendered in 3D spac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3</text:p>
          </table:table-cell>
          <table:table-cell office:value-type="string" calcext:value-type="string">
            <text:p><text:a xlink:href="https://www.w3schools.com/jsref/prop_style_transition.asp" xlink:type="simple">transition</text:a></text:p>
          </table:table-cell>
          <table:table-cell office:value-type="string" calcext:value-type="string">
            <text:p>A shorthand property for setting or returning the four transition propertie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4</text:p>
          </table:table-cell>
          <table:table-cell office:value-type="string" calcext:value-type="string">
            <text:p><text:a xlink:href="https://www.w3schools.com/jsref/prop_style_transitionproperty.asp" xlink:type="simple">transitionProperty</text:a></text:p>
          </table:table-cell>
          <table:table-cell office:value-type="string" calcext:value-type="string">
            <text:p>Sets or returns the CSS property that the transition effect is for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5</text:p>
          </table:table-cell>
          <table:table-cell office:value-type="string" calcext:value-type="string">
            <text:p><text:a xlink:href="https://www.w3schools.com/jsref/prop_style_transitionduration.asp" xlink:type="simple">transitionDuration</text:a></text:p>
          </table:table-cell>
          <table:table-cell office:value-type="string" calcext:value-type="string">
            <text:p>Sets or returns how many seconds or milliseconds a transition effect takes to complet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6</text:p>
          </table:table-cell>
          <table:table-cell office:value-type="string" calcext:value-type="string">
            <text:p><text:a xlink:href="https://www.w3schools.com/jsref/prop_style_transitiontimingfunction.asp" xlink:type="simple">transitionTimingFunction</text:a></text:p>
          </table:table-cell>
          <table:table-cell office:value-type="string" calcext:value-type="string">
            <text:p>Sets or returns the speed curve of the transition effec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7</text:p>
          </table:table-cell>
          <table:table-cell office:value-type="string" calcext:value-type="string">
            <text:p><text:a xlink:href="https://www.w3schools.com/jsref/prop_style_transitiondelay.asp" xlink:type="simple">transitionDelay</text:a></text:p>
          </table:table-cell>
          <table:table-cell office:value-type="string" calcext:value-type="string">
            <text:p>Sets or returns when the transition effect will start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8</text:p>
          </table:table-cell>
          <table:table-cell office:value-type="string" calcext:value-type="string">
            <text:p><text:a xlink:href="https://www.w3schools.com/jsref/prop_style_unicodebidi.asp" xlink:type="simple">unicodeBidi</text:a></text:p>
          </table:table-cell>
          <table:table-cell office:value-type="string" calcext:value-type="string">
            <text:p>Sets or returns whether the text should be overridden to support multiple languages in the same docu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49</text:p>
          </table:table-cell>
          <table:table-cell office:value-type="string" calcext:value-type="string">
            <text:p><text:a xlink:href="https://www.w3schools.com/jsref/prop_style_userselect.asp" xlink:type="simple">userSelect</text:a></text:p>
          </table:table-cell>
          <table:table-cell office:value-type="string" calcext:value-type="string">
            <text:p>Sets or returns whether the text of an element can be selected or no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0</text:p>
          </table:table-cell>
          <table:table-cell office:value-type="string" calcext:value-type="string">
            <text:p><text:a xlink:href="https://www.w3schools.com/jsref/prop_style_verticalalign.asp" xlink:type="simple">verticalAlign</text:a></text:p>
          </table:table-cell>
          <table:table-cell office:value-type="string" calcext:value-type="string">
            <text:p>Sets or returns the vertical alignment of the content in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1</text:p>
          </table:table-cell>
          <table:table-cell office:value-type="string" calcext:value-type="string">
            <text:p><text:a xlink:href="https://www.w3schools.com/jsref/prop_style_visibility.asp" xlink:type="simple">visibility</text:a></text:p>
          </table:table-cell>
          <table:table-cell office:value-type="string" calcext:value-type="string">
            <text:p>Sets or returns whether an element should be visibl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2</text:p>
          </table:table-cell>
          <table:table-cell office:value-type="string" calcext:value-type="string">
            <text:p><text:a xlink:href="https://www.w3schools.com/jsref/prop_style_whitespace.asp" xlink:type="simple">whiteSpace</text:a></text:p>
          </table:table-cell>
          <table:table-cell office:value-type="string" calcext:value-type="string">
            <text:p>Sets or returns how to handle tabs, line breaks and whitespace in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3</text:p>
          </table:table-cell>
          <table:table-cell office:value-type="string" calcext:value-type="string">
            <text:p><text:a xlink:href="https://www.w3schools.com/jsref/prop_style_width.asp" xlink:type="simple">width</text:a></text:p>
          </table:table-cell>
          <table:table-cell office:value-type="string" calcext:value-type="string">
            <text:p>Sets or returns the width of an elemen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4</text:p>
          </table:table-cell>
          <table:table-cell office:value-type="string" calcext:value-type="string">
            <text:p><text:a xlink:href="https://www.w3schools.com/jsref/prop_style_wordbreak.asp" xlink:type="simple">wordBreak</text:a></text:p>
          </table:table-cell>
          <table:table-cell office:value-type="string" calcext:value-type="string">
            <text:p>Sets or returns line breaking rules for non-CJK scripts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5</text:p>
          </table:table-cell>
          <table:table-cell office:value-type="string" calcext:value-type="string">
            <text:p><text:a xlink:href="https://www.w3schools.com/jsref/prop_style_wordspacing.asp" xlink:type="simple">wordSpacing</text:a></text:p>
          </table:table-cell>
          <table:table-cell office:value-type="string" calcext:value-type="string">
            <text:p>Sets or returns the spacing between words in a tex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6</text:p>
          </table:table-cell>
          <table:table-cell office:value-type="string" calcext:value-type="string">
            <text:p><text:a xlink:href="https://www.w3schools.com/jsref/prop_style_wordwrap.asp" xlink:type="simple">wordWrap</text:a></text:p>
          </table:table-cell>
          <table:table-cell office:value-type="string" calcext:value-type="string">
            <text:p>Allows long, unbreakable words to be broken and wrap to the next line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7</text:p>
          </table:table-cell>
          <table:table-cell office:value-type="string" calcext:value-type="string">
            <text:p><text:a xlink:href="https://www.w3schools.com/jsref/prop_style_widows.asp" xlink:type="simple">widows</text:a></text:p>
          </table:table-cell>
          <table:table-cell office:value-type="string" calcext:value-type="string">
            <text:p>Sets or returns the minimum number of lines for an element that must be visible at the top of a pag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8</text:p>
          </table:table-cell>
          <table:table-cell office:value-type="string" calcext:value-type="string">
            <text:p><text:a xlink:href="https://www.w3schools.com/jsref/prop_style_zindex.asp" xlink:type="simple">zIndex</text:a></text:p>
          </table:table-cell>
          <table:table-cell office:value-type="string" calcext:value-type="string">
            <text:p>Sets or returns the stack order of a positioned elemen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59</text:p>
          </table:table-cell>
          <table:table-cell office:value-type="string" calcext:value-type="string">
            <text:p><text:a xlink:href="https://www.w3schools.com/jsref/prop_win_closed.asp" xlink:type="simple">closed</text:a></text:p>
          </table:table-cell>
          <table:table-cell office:value-type="string" calcext:value-type="string">
            <text:p>Returns a Boolean value indicating whether a window has been closed or n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0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  <table:table-cell office:value-type="string" calcext:value-type="string">
            <text:p>Returns a reference to the Console object, which provides methods for logging information to the browser's console (<text:a xlink:href="https://www.w3schools.com/jsref/obj_console.asp" xlink:type="simple">See Console object</text:a>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1</text:p>
          </table:table-cell>
          <table:table-cell office:value-type="string" calcext:value-type="string">
            <text:p><text:a xlink:href="https://www.w3schools.com/jsref/prop_win_defaultstatus.asp" xlink:type="simple">defaultStatus</text:a></text:p>
          </table:table-cell>
          <table:table-cell office:value-type="string" calcext:value-type="string">
            <text:p>Sets or returns the default text in the statusbar of a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2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  <table:table-cell office:value-type="string" calcext:value-type="string">
            <text:p>Returns the Document object for the window (<text:a xlink:href="https://www.w3schools.com/jsref/dom_obj_document.asp" xlink:type="simple">See Document object</text:a>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3</text:p>
          </table:table-cell>
          <table:table-cell office:value-type="string" calcext:value-type="string">
            <text:p><text:a xlink:href="https://www.w3schools.com/jsref/prop_win_frameElement.asp" xlink:type="simple">frameElement</text:a></text:p>
          </table:table-cell>
          <table:table-cell office:value-type="string" calcext:value-type="string">
            <text:p>Returns the &lt;iframe&gt; element in which the current window is insert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4</text:p>
          </table:table-cell>
          <table:table-cell office:value-type="string" calcext:value-type="string">
            <text:p><text:a xlink:href="https://www.w3schools.com/jsref/prop_win_frames.asp" xlink:type="simple">frames</text:a></text:p>
          </table:table-cell>
          <table:table-cell office:value-type="string" calcext:value-type="string">
            <text:p>Returns all &lt;iframe&gt; elements in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5</text:p>
          </table:table-cell>
          <table:table-cell office:value-type="string" calcext:value-type="string">
            <text:p><text:a xlink:href="https://www.w3schools.com/jsref/obj_history.asp" xlink:type="simple">history</text:a></text:p>
          </table:table-cell>
          <table:table-cell office:value-type="string" calcext:value-type="string">
            <text:p>Returns the History object for the window (<text:a xlink:href="https://www.w3schools.com/jsref/obj_history.asp" xlink:type="simple">See History object</text:a>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6</text:p>
          </table:table-cell>
          <table:table-cell office:value-type="string" calcext:value-type="string">
            <text:p><text:a xlink:href="https://www.w3schools.com/jsref/prop_win_innerheight.asp" xlink:type="simple">innerHeight</text:a></text:p>
          </table:table-cell>
          <table:table-cell office:value-type="string" calcext:value-type="string">
            <text:p>Returns the height of the window's content area (viewport) including scrollba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7</text:p>
          </table:table-cell>
          <table:table-cell office:value-type="string" calcext:value-type="string">
            <text:p><text:a xlink:href="https://www.w3schools.com/jsref/prop_win_innerheight.asp" xlink:type="simple">innerWidth</text:a></text:p>
          </table:table-cell>
          <table:table-cell office:value-type="string" calcext:value-type="string">
            <text:p>Returns the width of a window's content area (viewport) including scrollba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8</text:p>
          </table:table-cell>
          <table:table-cell office:value-type="string" calcext:value-type="string">
            <text:p><text:a xlink:href="https://www.w3schools.com/jsref/prop_win_length.asp" xlink:type="simple">length</text:a></text:p>
          </table:table-cell>
          <table:table-cell office:value-type="string" calcext:value-type="string">
            <text:p>Returns the number of &lt;iframe&gt; elements in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69</text:p>
          </table:table-cell>
          <table:table-cell office:value-type="string" calcext:value-type="string">
            <text:p><text:a xlink:href="https://www.w3schools.com/jsref/prop_win_localstorage.asp" xlink:type="simple">localStorage</text:a></text:p>
          </table:table-cell>
          <table:table-cell office:value-type="string" calcext:value-type="string">
            <text:p>Allows to save key/value pairs in a web browser. Stores the data with no expiration d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0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  <table:table-cell office:value-type="string" calcext:value-type="string">
            <text:p>Returns the Location object for the window (<text:a xlink:href="https://www.w3schools.com/jsref/obj_location.asp" xlink:type="simple">See Location object</text:a>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1</text:p>
          </table:table-cell>
          <table:table-cell office:value-type="string" calcext:value-type="string">
            <text:p><text:a xlink:href="https://www.w3schools.com/jsref/prop_win_name.asp" xlink:type="simple">name</text:a></text:p>
          </table:table-cell>
          <table:table-cell office:value-type="string" calcext:value-type="string">
            <text:p>Sets or returns the name of a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2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  <table:table-cell office:value-type="string" calcext:value-type="string">
            <text:p>Returns the Navigator object for the window (<text:a xlink:href="https://www.w3schools.com/jsref/obj_navigator.asp" xlink:type="simple">See Navigator object</text:a>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3</text:p>
          </table:table-cell>
          <table:table-cell office:value-type="string" calcext:value-type="string">
            <text:p><text:a xlink:href="https://www.w3schools.com/jsref/prop_win_opener.asp" xlink:type="simple">opener</text:a></text:p>
          </table:table-cell>
          <table:table-cell office:value-type="string" calcext:value-type="string">
            <text:p>Returns a reference to the window that created the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4</text:p>
          </table:table-cell>
          <table:table-cell office:value-type="string" calcext:value-type="string">
            <text:p><text:a xlink:href="https://www.w3schools.com/jsref/prop_win_outerheight.asp" xlink:type="simple">outerHeight</text:a></text:p>
          </table:table-cell>
          <table:table-cell office:value-type="string" calcext:value-type="string">
            <text:p>Returns the height of the browser window, including toolbars/scrollba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5</text:p>
          </table:table-cell>
          <table:table-cell office:value-type="string" calcext:value-type="string">
            <text:p><text:a xlink:href="https://www.w3schools.com/jsref/prop_win_outerheight.asp" xlink:type="simple">outerWidth</text:a></text:p>
          </table:table-cell>
          <table:table-cell office:value-type="string" calcext:value-type="string">
            <text:p>Returns the width of the browser window, including toolbars/scrollba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6</text:p>
          </table:table-cell>
          <table:table-cell office:value-type="string" calcext:value-type="string">
            <text:p><text:a xlink:href="https://www.w3schools.com/jsref/prop_win_pagexoffset.asp" xlink:type="simple">pageXOffset</text:a></text:p>
          </table:table-cell>
          <table:table-cell office:value-type="string" calcext:value-type="string">
            <text:p>Returns the pixels the current document has been scrolled (horizontally) from the upper left corner of the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7</text:p>
          </table:table-cell>
          <table:table-cell office:value-type="string" calcext:value-type="string">
            <text:p><text:a xlink:href="https://www.w3schools.com/jsref/prop_win_pagexoffset.asp" xlink:type="simple">pageYOffset</text:a></text:p>
          </table:table-cell>
          <table:table-cell office:value-type="string" calcext:value-type="string">
            <text:p>Returns the pixels the current document has been scrolled (vertically) from the upper left corner of the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8</text:p>
          </table:table-cell>
          <table:table-cell office:value-type="string" calcext:value-type="string">
            <text:p><text:a xlink:href="https://www.w3schools.com/jsref/prop_win_parent.asp" xlink:type="simple">parent</text:a></text:p>
          </table:table-cell>
          <table:table-cell office:value-type="string" calcext:value-type="string">
            <text:p>Returns the parent window of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79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  <table:table-cell office:value-type="string" calcext:value-type="string">
            <text:p>Returns the Screen object for the window <text:a xlink:href="https://www.w3schools.com/jsref/obj_screen.asp" xlink:type="simple">(See Screen object)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0</text:p>
          </table:table-cell>
          <table:table-cell office:value-type="string" calcext:value-type="string">
            <text:p><text:a xlink:href="https://www.w3schools.com/jsref/prop_win_screenleft.asp" xlink:type="simple">screenLeft</text:a></text:p>
          </table:table-cell>
          <table:table-cell office:value-type="string" calcext:value-type="string">
            <text:p>Returns the horizontal coordinate of the window relative to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1</text:p>
          </table:table-cell>
          <table:table-cell office:value-type="string" calcext:value-type="string">
            <text:p><text:a xlink:href="https://www.w3schools.com/jsref/prop_win_screenleft.asp" xlink:type="simple">screenTop</text:a></text:p>
          </table:table-cell>
          <table:table-cell office:value-type="string" calcext:value-type="string">
            <text:p>Returns the vertical coordinate of the window relative to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2</text:p>
          </table:table-cell>
          <table:table-cell office:value-type="string" calcext:value-type="string">
            <text:p><text:a xlink:href="https://www.w3schools.com/jsref/prop_win_screenx.asp" xlink:type="simple">screenX</text:a></text:p>
          </table:table-cell>
          <table:table-cell office:value-type="string" calcext:value-type="string">
            <text:p>Returns the horizontal coordinate of the window relative to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3</text:p>
          </table:table-cell>
          <table:table-cell office:value-type="string" calcext:value-type="string">
            <text:p><text:a xlink:href="https://www.w3schools.com/jsref/prop_win_screenx.asp" xlink:type="simple">screenY</text:a></text:p>
          </table:table-cell>
          <table:table-cell office:value-type="string" calcext:value-type="string">
            <text:p>Returns the vertical coordinate of the window relative to the 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4</text:p>
          </table:table-cell>
          <table:table-cell office:value-type="string" calcext:value-type="string">
            <text:p><text:a xlink:href="https://www.w3schools.com/jsref/prop_win_sessionstorage.asp" xlink:type="simple">sessionStorage</text:a></text:p>
          </table:table-cell>
          <table:table-cell office:value-type="string" calcext:value-type="string">
            <text:p>Allows to save key/value pairs in a web browser. Stores the data for one s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5</text:p>
          </table:table-cell>
          <table:table-cell office:value-type="string" calcext:value-type="string">
            <text:p>scrollX</text:p>
          </table:table-cell>
          <table:table-cell office:value-type="string" calcext:value-type="string">
            <text:p>An alias of <text:a xlink:href="https://www.w3schools.com/jsref/prop_win_pagexoffset.asp" xlink:type="simple">pageXOffse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6</text:p>
          </table:table-cell>
          <table:table-cell office:value-type="string" calcext:value-type="string">
            <text:p>scrollY</text:p>
          </table:table-cell>
          <table:table-cell office:value-type="string" calcext:value-type="string">
            <text:p>An alias of <text:a xlink:href="https://www.w3schools.com/jsref/prop_win_pagexoffset.asp" xlink:type="simple">pageYOffse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7</text:p>
          </table:table-cell>
          <table:table-cell office:value-type="string" calcext:value-type="string">
            <text:p><text:a xlink:href="https://www.w3schools.com/jsref/prop_win_self.asp" xlink:type="simple">self</text:a></text:p>
          </table:table-cell>
          <table:table-cell office:value-type="string" calcext:value-type="string">
            <text:p>Returns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8</text:p>
          </table:table-cell>
          <table:table-cell office:value-type="string" calcext:value-type="string">
            <text:p><text:a xlink:href="https://www.w3schools.com/jsref/prop_win_status.asp" xlink:type="simple">status</text:a></text:p>
          </table:table-cell>
          <table:table-cell office:value-type="string" calcext:value-type="string">
            <text:p>Sets or returns the text in the statusbar of a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89</text:p>
          </table:table-cell>
          <table:table-cell office:value-type="string" calcext:value-type="string">
            <text:p><text:a xlink:href="https://www.w3schools.com/jsref/prop_win_top.asp" xlink:type="simple">top</text:a></text:p>
          </table:table-cell>
          <table:table-cell office:value-type="string" calcext:value-type="string">
            <text:p>Returns the topmost browser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0</text:p>
          </table:table-cell>
          <table:table-cell office:value-type="string" calcext:value-type="string">
            <text:p><text:a xlink:href="https://www.w3schools.com/jsref/met_win_alert.asp" xlink:type="simple">alert()</text:a></text:p>
          </table:table-cell>
          <table:table-cell office:value-type="string" calcext:value-type="string">
            <text:p>Displays an alert box with a message and an OK butt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1</text:p>
          </table:table-cell>
          <table:table-cell office:value-type="string" calcext:value-type="string">
            <text:p><text:a xlink:href="https://www.w3schools.com/jsref/met_win_atob.asp" xlink:type="simple">atob()</text:a></text:p>
          </table:table-cell>
          <table:table-cell office:value-type="string" calcext:value-type="string">
            <text:p>Decodes a base-64 encoded st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2</text:p>
          </table:table-cell>
          <table:table-cell office:value-type="string" calcext:value-type="string">
            <text:p><text:a xlink:href="https://www.w3schools.com/jsref/met_win_blur.asp" xlink:type="simple">blur()</text:a></text:p>
          </table:table-cell>
          <table:table-cell office:value-type="string" calcext:value-type="string">
            <text:p>Removes focus from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3</text:p>
          </table:table-cell>
          <table:table-cell office:value-type="string" calcext:value-type="string">
            <text:p><text:a xlink:href="https://www.w3schools.com/jsref/met_win_btoa.asp" xlink:type="simple">btoa()</text:a></text:p>
          </table:table-cell>
          <table:table-cell office:value-type="string" calcext:value-type="string">
            <text:p>Encodes a string in base-6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4</text:p>
          </table:table-cell>
          <table:table-cell office:value-type="string" calcext:value-type="string">
            <text:p><text:a xlink:href="https://www.w3schools.com/jsref/met_win_clearinterval.asp" xlink:type="simple">clearInterval()</text:a></text:p>
          </table:table-cell>
          <table:table-cell office:value-type="string" calcext:value-type="string">
            <text:p>Clears a timer set with setInterval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5</text:p>
          </table:table-cell>
          <table:table-cell office:value-type="string" calcext:value-type="string">
            <text:p><text:a xlink:href="https://www.w3schools.com/jsref/met_win_cleartimeout.asp" xlink:type="simple">clearTimeout()</text:a></text:p>
          </table:table-cell>
          <table:table-cell office:value-type="string" calcext:value-type="string">
            <text:p>Clears a timer set with setTimeout(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6</text:p>
          </table:table-cell>
          <table:table-cell office:value-type="string" calcext:value-type="string">
            <text:p><text:a xlink:href="https://www.w3schools.com/jsref/met_win_close.asp" xlink:type="simple">close()</text:a></text:p>
          </table:table-cell>
          <table:table-cell office:value-type="string" calcext:value-type="string">
            <text:p>Closes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7</text:p>
          </table:table-cell>
          <table:table-cell office:value-type="string" calcext:value-type="string">
            <text:p><text:a xlink:href="https://www.w3schools.com/jsref/met_win_confirm.asp" xlink:type="simple">confirm()</text:a></text:p>
          </table:table-cell>
          <table:table-cell office:value-type="string" calcext:value-type="string">
            <text:p>Displays a dialog box with a message and an OK and a Cancel butt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8</text:p>
          </table:table-cell>
          <table:table-cell office:value-type="string" calcext:value-type="string">
            <text:p><text:a xlink:href="https://www.w3schools.com/jsref/met_win_focus.asp" xlink:type="simple">focus()</text:a></text:p>
          </table:table-cell>
          <table:table-cell office:value-type="string" calcext:value-type="string">
            <text:p>Sets focus to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99</text:p>
          </table:table-cell>
          <table:table-cell office:value-type="string" calcext:value-type="string">
            <text:p><text:a xlink:href="https://www.w3schools.com/jsref/jsref_getcomputedstyle.asp" xlink:type="simple">getComputedStyle()</text:a></text:p>
          </table:table-cell>
          <table:table-cell office:value-type="string" calcext:value-type="string">
            <text:p>Gets the current computed CSS styles applied to an elem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0</text:p>
          </table:table-cell>
          <table:table-cell office:value-type="string" calcext:value-type="string">
            <text:p>getSelection()</text:p>
          </table:table-cell>
          <table:table-cell office:value-type="string" calcext:value-type="string">
            <text:p>Returns a Selection object representing the range of text selected by the us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1</text:p>
          </table:table-cell>
          <table:table-cell office:value-type="string" calcext:value-type="string">
            <text:p><text:a xlink:href="https://www.w3schools.com/jsref/met_win_matchmedia.asp" xlink:type="simple">matchMedia()</text:a></text:p>
          </table:table-cell>
          <table:table-cell office:value-type="string" calcext:value-type="string">
            <text:p>Returns a MediaQueryList object representing the specified CSS media query st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2</text:p>
          </table:table-cell>
          <table:table-cell office:value-type="string" calcext:value-type="string">
            <text:p><text:a xlink:href="https://www.w3schools.com/jsref/met_win_moveby.asp" xlink:type="simple">moveBy()</text:a></text:p>
          </table:table-cell>
          <table:table-cell office:value-type="string" calcext:value-type="string">
            <text:p>Moves a window relative to its current posi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3</text:p>
          </table:table-cell>
          <table:table-cell office:value-type="string" calcext:value-type="string">
            <text:p><text:a xlink:href="https://www.w3schools.com/jsref/met_win_moveto.asp" xlink:type="simple">moveTo()</text:a></text:p>
          </table:table-cell>
          <table:table-cell office:value-type="string" calcext:value-type="string">
            <text:p>Moves a window to the specified posi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4</text:p>
          </table:table-cell>
          <table:table-cell office:value-type="string" calcext:value-type="string">
            <text:p><text:a xlink:href="https://www.w3schools.com/jsref/met_win_open.asp" xlink:type="simple">open()</text:a></text:p>
          </table:table-cell>
          <table:table-cell office:value-type="string" calcext:value-type="string">
            <text:p>Opens a new browser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5</text:p>
          </table:table-cell>
          <table:table-cell office:value-type="string" calcext:value-type="string">
            <text:p><text:a xlink:href="https://www.w3schools.com/jsref/met_win_print.asp" xlink:type="simple">print()</text:a></text:p>
          </table:table-cell>
          <table:table-cell office:value-type="string" calcext:value-type="string">
            <text:p>Prints the content of the current wind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6</text:p>
          </table:table-cell>
          <table:table-cell office:value-type="string" calcext:value-type="string">
            <text:p><text:a xlink:href="https://www.w3schools.com/jsref/met_win_prompt.asp" xlink:type="simple">prompt()</text:a></text:p>
          </table:table-cell>
          <table:table-cell office:value-type="string" calcext:value-type="string">
            <text:p>Displays a dialog box that prompts the visitor for inpu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7</text:p>
          </table:table-cell>
          <table:table-cell office:value-type="string" calcext:value-type="string">
            <text:p>requestAnimationFrame()</text:p>
          </table:table-cell>
          <table:table-cell office:value-type="string" calcext:value-type="string">
            <text:p>Requests the browser to call a function to update an animation before the next repai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8</text:p>
          </table:table-cell>
          <table:table-cell office:value-type="string" calcext:value-type="string">
            <text:p><text:a xlink:href="https://www.w3schools.com/jsref/met_win_resizeby.asp" xlink:type="simple">resizeBy()</text:a></text:p>
          </table:table-cell>
          <table:table-cell office:value-type="string" calcext:value-type="string">
            <text:p>Resizes the window by the specified pix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09</text:p>
          </table:table-cell>
          <table:table-cell office:value-type="string" calcext:value-type="string">
            <text:p><text:a xlink:href="https://www.w3schools.com/jsref/met_win_resizeto.asp" xlink:type="simple">resizeTo()</text:a></text:p>
          </table:table-cell>
          <table:table-cell office:value-type="string" calcext:value-type="string">
            <text:p>Resizes the window to the specified width and h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0</text:p>
          </table:table-cell>
          <table:table-cell office:value-type="string" calcext:value-type="string">
            <text:p>scroll()</text:p>
          </table:table-cell>
          <table:table-cell office:value-type="string" calcext:value-type="string">
            <text:p>Deprecated. This method has been replaced by the <text:a xlink:href="https://www.w3schools.com/jsref/met_win_scrollto.asp" xlink:type="simple">scrollTo()</text:a> method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1</text:p>
          </table:table-cell>
          <table:table-cell office:value-type="string" calcext:value-type="string">
            <text:p><text:a xlink:href="https://www.w3schools.com/jsref/met_win_scrollby.asp" xlink:type="simple">scrollBy()</text:a></text:p>
          </table:table-cell>
          <table:table-cell office:value-type="string" calcext:value-type="string">
            <text:p>Scrolls the document by the specified number of pix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2</text:p>
          </table:table-cell>
          <table:table-cell office:value-type="string" calcext:value-type="string">
            <text:p><text:a xlink:href="https://www.w3schools.com/jsref/met_win_scrollto.asp" xlink:type="simple">scrollTo()</text:a></text:p>
          </table:table-cell>
          <table:table-cell office:value-type="string" calcext:value-type="string">
            <text:p>Scrolls the document to the specified coordinat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3</text:p>
          </table:table-cell>
          <table:table-cell office:value-type="string" calcext:value-type="string">
            <text:p><text:a xlink:href="https://www.w3schools.com/jsref/met_win_setinterval.asp" xlink:type="simple">setInterval()</text:a></text:p>
          </table:table-cell>
          <table:table-cell office:value-type="string" calcext:value-type="string">
            <text:p>Calls a function or evaluates an expression at specified intervals (in millisecond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4</text:p>
          </table:table-cell>
          <table:table-cell office:value-type="string" calcext:value-type="string">
            <text:p><text:a xlink:href="https://www.w3schools.com/jsref/met_win_settimeout.asp" xlink:type="simple">setTimeout()</text:a></text:p>
          </table:table-cell>
          <table:table-cell office:value-type="string" calcext:value-type="string">
            <text:p>Calls a function or evaluates an expression after a specified number of millisecon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15</text:p>
          </table:table-cell>
          <table:table-cell office:value-type="string" calcext:value-type="string">
            <text:p><text:a xlink:href="https://www.w3schools.com/jsref/met_win_stop.asp" xlink:type="simple">stop()</text:a></text:p>
          </table:table-cell>
          <table:table-cell office:value-type="string" calcext:value-type="string">
            <text:p>Stops the window from loading</text:p>
          </table:table-cell>
          <table:table-cell/>
        </table:table-row>
      </table:table>
      <table:table table:name="Planilha2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row table:style-name="ro1">
          <table:table-cell table:number-columns-repeated="3"/>
          <table:table-cell office:value-type="string" calcext:value-type="string">
            <text:p><text:a xlink:href="https://www.w3schools.com/jsref/jsref_abs.asp" xlink:type="simple">abs()</text:a></text:p>
          </table:table-cell>
          <table:table-cell office:value-type="string" calcext:value-type="string">
            <text:p>Returns the absolute value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accesskey.asp" xlink:type="simple">accessKey</text:a></text:p>
          </table:table-cell>
          <table:table-cell office:value-type="string" calcext:value-type="string">
            <text:p>Sets or returns the accesskey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cos.asp" xlink:type="simple">acos()</text:a></text:p>
          </table:table-cell>
          <table:table-cell office:value-type="string" calcext:value-type="string">
            <text:p>Returns the arccosine of x, in radians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cosh.asp" xlink:type="simple">acosh()</text:a></text:p>
          </table:table-cell>
          <table:table-cell office:value-type="string" calcext:value-type="string">
            <text:p>Returns the hyperbolic arccosine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activeelement.asp" xlink:type="simple">activeElement</text:a></text:p>
          </table:table-cell>
          <table:table-cell office:value-type="string" calcext:value-type="string">
            <text:p>Returns the currently focused element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addeventlistener.asp" xlink:type="simple">addEventListener()</text:a></text:p>
          </table:table-cell>
          <table:table-cell office:value-type="string" calcext:value-type="string">
            <text:p>Attaches an event handler to the document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adoptnode.asp" xlink:type="simple">adoptNode()</text:a></text:p>
          </table:table-cell>
          <table:table-cell office:value-type="string" calcext:value-type="string">
            <text:p>Adopts a node from another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alert.asp" xlink:type="simple">alert()</text:a></text:p>
          </table:table-cell>
          <table:table-cell office:value-type="string" calcext:value-type="string">
            <text:p>Displays an alert box with a message and an OK butto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ltkey.asp" xlink:type="simple">altKey</text:a></text:p>
          </table:table-cell>
          <table:table-cell office:value-type="string" calcext:value-type="string">
            <text:p>Returns whether the "ALT" key was pressed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anchors.asp" xlink:type="simple">anchors</text:a></text:p>
          </table:table-cell>
          <table:table-cell office:value-type="string" calcext:value-type="string">
            <text:p>Returns a collection of all &lt;a&gt; elements in the document that have a name attribut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nimation_animationName.asp" xlink:type="simple">animationName</text:a></text:p>
          </table:table-cell>
          <table:table-cell office:value-type="string" calcext:value-type="string">
            <text:p>Returns the name of the animation</text:p>
          </table:table-cell>
          <table:table-cell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appcodename.asp" xlink:type="simple">appCodeName</text:a></text:p>
          </table:table-cell>
          <table:table-cell office:value-type="string" calcext:value-type="string">
            <text:p>Returns the code name of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appendchild.asp" xlink:type="simple">appendChild()</text:a></text:p>
          </table:table-cell>
          <table:table-cell office:value-type="string" calcext:value-type="string">
            <text:p>Adds a new child node, to an element, as the last child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applets.asp" xlink:type="simple">applets</text:a></text:p>
          </table:table-cell>
          <table:table-cell office:value-type="string" calcext:value-type="string">
            <text:p>Returns a collection of all &lt;applet&gt; elements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appname.asp" xlink:type="simple">appName</text:a></text:p>
          </table:table-cell>
          <table:table-cell office:value-type="string" calcext:value-type="string">
            <text:p>Returns the name of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appversion.asp" xlink:type="simple">appVersion</text:a></text:p>
          </table:table-cell>
          <table:table-cell office:value-type="string" calcext:value-type="string">
            <text:p>Returns the version information of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sin.asp" xlink:type="simple">asin()</text:a></text:p>
          </table:table-cell>
          <table:table-cell office:value-type="string" calcext:value-type="string">
            <text:p>Returns the arcsine of x, in radians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sinh.asp" xlink:type="simple">asinh()</text:a></text:p>
          </table:table-cell>
          <table:table-cell office:value-type="string" calcext:value-type="string">
            <text:p>Returns the hyperbolic arcsine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assert.asp" xlink:type="simple">assert()</text:a></text:p>
          </table:table-cell>
          <table:table-cell office:value-type="string" calcext:value-type="string">
            <text:p>Writes an error message to the console if the assertion is fals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loc_assign.asp" xlink:type="simple">assign()</text:a></text:p>
          </table:table-cell>
          <table:table-cell office:value-type="string" calcext:value-type="string">
            <text:p>Loads a new document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tan.asp" xlink:type="simple">atan()</text:a></text:p>
          </table:table-cell>
          <table:table-cell office:value-type="string" calcext:value-type="string">
            <text:p>Returns the arctangent of x as a numeric value between -PI/2 and PI/2 radians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tan2.asp" xlink:type="simple">atan2()</text:a></text:p>
          </table:table-cell>
          <table:table-cell office:value-type="string" calcext:value-type="string">
            <text:p>Returns the arctangent of the quotient of its arguments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atanh.asp" xlink:type="simple">atanh()</text:a></text:p>
          </table:table-cell>
          <table:table-cell office:value-type="string" calcext:value-type="string">
            <text:p>Returns the hyperbolic arctangent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atob.asp" xlink:type="simple">atob()</text:a></text:p>
          </table:table-cell>
          <table:table-cell office:value-type="string" calcext:value-type="string">
            <text:p>Decodes a base-64 encoded string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attributes.asp" xlink:type="simple">attributes</text:a></text:p>
          </table:table-cell>
          <table:table-cell office:value-type="string" calcext:value-type="string">
            <text:p>Returns a NamedNodeMap of an element's attribute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availheight.asp" xlink:type="simple">availHeight</text:a></text:p>
          </table:table-cell>
          <table:table-cell office:value-type="string" calcext:value-type="string">
            <text:p>Returns the height of the screen (excluding the Windows Taskbar)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availwidth.asp" xlink:type="simple">availWidth</text:a></text:p>
          </table:table-cell>
          <table:table-cell office:value-type="string" calcext:value-type="string">
            <text:p>Returns the width of the screen (excluding the Windows Taskbar)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is_back.asp" xlink:type="simple">back()</text:a></text:p>
          </table:table-cell>
          <table:table-cell office:value-type="string" calcext:value-type="string">
            <text:p>Loads the previous URL in the history list</text:p>
          </table:table-cell>
          <table:table-cell office:value-type="string" calcext:value-type="string">
            <text:p><text:a xlink:href="https://www.w3schools.com/jsref/obj_history.asp" xlink:type="simple">Histor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baseuri.asp" xlink:type="simple">baseURI</text:a></text:p>
          </table:table-cell>
          <table:table-cell office:value-type="string" calcext:value-type="string">
            <text:p>Returns the absolute base URI of a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tml_blur.asp" xlink:type="simple">blur()</text:a></text:p>
          </table:table-cell>
          <table:table-cell office:value-type="string" calcext:value-type="string">
            <text:p>Removes focus from an element</text:p>
          </table:table-cell>
          <table:table-cell office:value-type="string" calcext:value-type="string">
            <text:p><text:a xlink:href="https://www.w3schools.com/jsref/dom_obj_all.asp" xlink:type="simple">Element</text:a>, 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body.asp" xlink:type="simple">body</text:a></text:p>
          </table:table-cell>
          <table:table-cell office:value-type="string" calcext:value-type="string">
            <text:p>Sets or returns the document's body (the &lt;body&gt; element)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break.asp" xlink:type="simple">break</text:a></text:p>
          </table:table-cell>
          <table:table-cell office:value-type="string" calcext:value-type="string">
            <text:p>Exits a switch or a loop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btoa.asp" xlink:type="simple">btoa()</text:a></text:p>
          </table:table-cell>
          <table:table-cell office:value-type="string" calcext:value-type="string">
            <text:p>Encodes a string in base-64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bubbles.asp" xlink:type="simple">bubbles</text:a></text:p>
          </table:table-cell>
          <table:table-cell office:value-type="string" calcext:value-type="string">
            <text:p>Returns whether or not a specific event is a bubbling ev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button.asp" xlink:type="simple">button</text:a></text:p>
          </table:table-cell>
          <table:table-cell office:value-type="string" calcext:value-type="string">
            <text:p>Returns which mouse button was pressed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buttons.asp" xlink:type="simple">buttons</text:a></text:p>
          </table:table-cell>
          <table:table-cell office:value-type="string" calcext:value-type="string">
            <text:p>Returns which mouse buttons were pressed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ancelable.asp" xlink:type="simple">cancelable</text:a></text:p>
          </table:table-cell>
          <table:table-cell office:value-type="string" calcext:value-type="string">
            <text:p>Returns whether or not an event can have its default action preven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brt.asp" xlink:type="simple">cbrt()</text:a></text:p>
          </table:table-cell>
          <table:table-cell office:value-type="string" calcext:value-type="string">
            <text:p>Returns the cubic root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eil.asp" xlink:type="simple">ceil()</text:a></text:p>
          </table:table-cell>
          <table:table-cell office:value-type="string" calcext:value-type="string">
            <text:p>Returns x, rounded upwards to the nearest integ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geTouches</text:p>
          </table:table-cell>
          <table:table-cell office:value-type="string" calcext:value-type="string">
            <text:p>Returns a list of all the touch objects whose state changed between the previous touch and this touch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characterset.asp" xlink:type="simple">characterSet</text:a></text:p>
          </table:table-cell>
          <table:table-cell office:value-type="string" calcext:value-type="string">
            <text:p>Returns the character encoding for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harat.asp" xlink:type="simple">charAt()</text:a></text:p>
          </table:table-cell>
          <table:table-cell office:value-type="string" calcext:value-type="string">
            <text:p>Returns the character at the specified index (position)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key_charcode.asp" xlink:type="simple">charCode</text:a></text:p>
          </table:table-cell>
          <table:table-cell office:value-type="string" calcext:value-type="string">
            <text:p>Returns the Unicode character code of the key that triggered the onkeypress event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harcodeat.asp" xlink:type="simple">charCodeAt()</text:a></text:p>
          </table:table-cell>
          <table:table-cell office:value-type="string" calcext:value-type="string">
            <text:p>Returns the Unicode of the character at the specified index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characterset.asp" xlink:type="simple">charset</text:a></text:p>
          </table:table-cell>
          <table:table-cell office:value-type="string" calcext:value-type="string">
            <text:p>Deprecated. Use <text:a xlink:href="https://www.w3schools.com/jsref/prop_document_characterset.asp" xlink:type="simple">characterSet</text:a> instead. Returns the character encoding for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hildelementcount.asp" xlink:type="simple">childElementCount</text:a></text:p>
          </table:table-cell>
          <table:table-cell office:value-type="string" calcext:value-type="string">
            <text:p>Returns the number of child elements an element ha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childnodes.asp" xlink:type="simple">childNodes</text:a></text:p>
          </table:table-cell>
          <table:table-cell office:value-type="string" calcext:value-type="string">
            <text:p>Returns a collection of an element's child nodes (including text and comment nodes)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hildren.asp" xlink:type="simple">children</text:a></text:p>
          </table:table-cell>
          <table:table-cell office:value-type="string" calcext:value-type="string">
            <text:p>Returns a collection of an element's child element (excluding text and comment nodes)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lasslist.asp" xlink:type="simple">classList</text:a></text:p>
          </table:table-cell>
          <table:table-cell office:value-type="string" calcext:value-type="string">
            <text:p>Returns the class name(s)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lass.asp" xlink:type="simple">class</text:a></text:p>
          </table:table-cell>
          <table:table-cell office:value-type="string" calcext:value-type="string">
            <text:p>Declares a class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classname.asp" xlink:type="simple">className</text:a></text:p>
          </table:table-cell>
          <table:table-cell office:value-type="string" calcext:value-type="string">
            <text:p>Sets or returns the value of the class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clear.asp" xlink:type="simple">clear()</text:a></text:p>
          </table:table-cell>
          <table:table-cell office:value-type="string" calcext:value-type="string">
            <text:p>Clears the console</text:p>
          </table:table-cell>
          <table:table-cell office:value-type="string" calcext:value-type="string">
            <text:p><text:a xlink:href="https://www.w3schools.com/jsref/obj_console.asp" xlink:type="simple">Console</text:a>, 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clearinterval.asp" xlink:type="simple">clearInterval()</text:a></text:p>
          </table:table-cell>
          <table:table-cell office:value-type="string" calcext:value-type="string">
            <text:p>Clears a timer set with setInterval(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cleartimeout.asp" xlink:type="simple">clearTimeout()</text:a></text:p>
          </table:table-cell>
          <table:table-cell office:value-type="string" calcext:value-type="string">
            <text:p>Clears a timer set with setTimeout(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earWatch()</text:p>
          </table:table-cell>
          <table:table-cell office:value-type="string" calcext:value-type="string">
            <text:p>Unregister location/error monitoring handlers previously installed using Geolocation.watchPosition()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tml_click.asp" xlink:type="simple">click()</text:a></text:p>
          </table:table-cell>
          <table:table-cell office:value-type="string" calcext:value-type="string">
            <text:p>Simulates a mouse-click on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lientheight.asp" xlink:type="simple">clientHeight</text:a></text:p>
          </table:table-cell>
          <table:table-cell office:value-type="string" calcext:value-type="string">
            <text:p>Returns the height of an element, including padding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lientleft.asp" xlink:type="simple">clientLeft</text:a></text:p>
          </table:table-cell>
          <table:table-cell office:value-type="string" calcext:value-type="string">
            <text:p>Returns the width of the left border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lienttop.asp" xlink:type="simple">clientTop</text:a></text:p>
          </table:table-cell>
          <table:table-cell office:value-type="string" calcext:value-type="string">
            <text:p>Returns the width of the top border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clientwidth.asp" xlink:type="simple">clientWidth</text:a></text:p>
          </table:table-cell>
          <table:table-cell office:value-type="string" calcext:value-type="string">
            <text:p>Returns the width of an element, including padding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lientx.asp" xlink:type="simple">clientX</text:a></text:p>
          </table:table-cell>
          <table:table-cell office:value-type="string" calcext:value-type="string">
            <text:p>Returns the horizontal coordinate of the mouse pointer, relative to the current window,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lienty.asp" xlink:type="simple">clientY</text:a></text:p>
          </table:table-cell>
          <table:table-cell office:value-type="string" calcext:value-type="string">
            <text:p>Returns the vertical coordinate of the mouse pointer, relative to the current window,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pboardData</text:p>
          </table:table-cell>
          <table:table-cell office:value-type="string" calcext:value-type="string">
            <text:p>Returns an object containing the data affected by the clipboard operation</text:p>
          </table:table-cell>
          <table:table-cell office:value-type="string" calcext:value-type="string">
            <text:p><text:a xlink:href="https://www.w3schools.com/jsref/obj_clipboardevent.asp" xlink:type="simple">ClipboardData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closed.asp" xlink:type="simple">closed</text:a></text:p>
          </table:table-cell>
          <table:table-cell office:value-type="string" calcext:value-type="string">
            <text:p>Returns a Boolean value indicating whether a window has been closed or not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_close.asp" xlink:type="simple">close()</text:a></text:p>
          </table:table-cell>
          <table:table-cell office:value-type="string" calcext:value-type="string">
            <text:p>Closes the output stream previously opened with document.open()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closest.asp" xlink:type="simple">closest()</text:a></text:p>
          </table:table-cell>
          <table:table-cell office:value-type="string" calcext:value-type="string">
            <text:p>Searches up the DOM tree for the closest element which matches a specified CSS selector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lz32.asp" xlink:type="simple">clz32(x)</text:a></text:p>
          </table:table-cell>
          <table:table-cell office:value-type="string" calcext:value-type="string">
            <text:p>Returns the number of leading zeros in a 32-bit binary representation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key_code.asp" xlink:type="simple">code</text:a></text:p>
          </table:table-cell>
          <table:table-cell office:value-type="string" calcext:value-type="string">
            <text:p>Returns the code of the key that triggered the event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colordepth.asp" xlink:type="simple">colorDepth</text:a></text:p>
          </table:table-cell>
          <table:table-cell office:value-type="string" calcext:value-type="string">
            <text:p>Returns the bit depth of the color palette for displaying images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comparedocumentposition.asp" xlink:type="simple">compareDocumentPosition()</text:a></text:p>
          </table:table-cell>
          <table:table-cell office:value-type="string" calcext:value-type="string">
            <text:p>Compares the document position of two element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compile.asp" xlink:type="simple">compile()</text:a></text:p>
          </table:table-cell>
          <table:table-cell office:value-type="string" calcext:value-type="string">
            <text:p>Deprecated in version 1.5. Compiles a regular expression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osed</text:p>
          </table:table-cell>
          <table:table-cell office:value-type="string" calcext:value-type="string">
            <text:p>Returns whether the event is composed or no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ncat_array.asp" xlink:type="simple">concat()</text:a></text:p>
          </table:table-cell>
          <table:table-cell office:value-type="string" calcext:value-type="string">
            <text:p>Joins two or more arrays, and returns a copy of the joined arrays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confirm.asp" xlink:type="simple">confirm()</text:a></text:p>
          </table:table-cell>
          <table:table-cell office:value-type="string" calcext:value-type="string">
            <text:p>Displays a dialog box with a message and an OK and a Cancel butto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</text:p>
          </table:table-cell>
          <table:table-cell office:value-type="string" calcext:value-type="string">
            <text:p>Declares a variable with a constant valu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nstructor_class.asp" xlink:type="simple">constructor()</text:a></text:p>
          </table:table-cell>
          <table:table-cell office:value-type="string" calcext:value-type="string">
            <text:p>Creates and initialize objects created within a class</text:p>
          </table:table-cell>
          <table:table-cell office:value-type="string" calcext:value-type="string">
            <text:p><text:a xlink:href="https://www.w3schools.com/jsref/jsref_classes.asp" xlink:type="simple">Classe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nstructor_array.asp" xlink:type="simple">constructor</text:a></text:p>
          </table:table-cell>
          <table:table-cell office:value-type="string" calcext:value-type="string">
            <text:p>Returns the function that created the Array object's prototype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boolean.asp" xlink:type="simple">Boolean</text:a>, <text:a xlink:href="https://www.w3schools.com/jsref/jsref_obj_date.asp" xlink:type="simple">Date</text:a>, <text:a xlink:href="https://www.w3schools.com/jsref/jsref_obj_number.asp" xlink:type="simple">Number</text:a>, 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contains.asp" xlink:type="simple">contains()</text:a></text:p>
          </table:table-cell>
          <table:table-cell office:value-type="string" calcext:value-type="string">
            <text:p>Returns true if a node is a descendant of a node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contenteditable.asp" xlink:type="simple">contentEditable</text:a></text:p>
          </table:table-cell>
          <table:table-cell office:value-type="string" calcext:value-type="string">
            <text:p>Sets or returns whether the content of an element is editable or no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ntinue.asp" xlink:type="simple">continue</text:a></text:p>
          </table:table-cell>
          <table:table-cell office:value-type="string" calcext:value-type="string">
            <text:p>Breaks one iteration (in the loop) if a specified condition occurs, and continues with the next iteration in the loop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obj_console.asp" xlink:type="simple">console</text:a></text:p>
          </table:table-cell>
          <table:table-cell office:value-type="string" calcext:value-type="string">
            <text:p>Returns a reference to the Console object, which provides methods for logging information to the browser's console (<text:a xlink:href="https://www.w3schools.com/jsref/obj_console.asp" xlink:type="simple">See Console object</text:a>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cookie.asp" xlink:type="simple">cookie</text:a></text:p>
          </table:table-cell>
          <table:table-cell office:value-type="string" calcext:value-type="string">
            <text:p>Returns all name/value pairs of cookies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cookieenabled.asp" xlink:type="simple">cookieEnabled</text:a></text:p>
          </table:table-cell>
          <table:table-cell office:value-type="string" calcext:value-type="string">
            <text:p>Determines whether cookies are enabled in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geo_coordinates.asp" xlink:type="simple">coordinates</text:a></text:p>
          </table:table-cell>
          <table:table-cell office:value-type="string" calcext:value-type="string">
            <text:p>Returns the position and altitude of the device on Earth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pywithin.asp" xlink:type="simple">copyWithin()</text:a></text:p>
          </table:table-cell>
          <table:table-cell office:value-type="string" calcext:value-type="string">
            <text:p>Copies array elements within the array, to and from specified positions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s.asp" xlink:type="simple">cos(x)</text:a></text:p>
          </table:table-cell>
          <table:table-cell office:value-type="string" calcext:value-type="string">
            <text:p>Returns the cosine of x (x is in radians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osh.asp" xlink:type="simple">cosh(x)</text:a></text:p>
          </table:table-cell>
          <table:table-cell office:value-type="string" calcext:value-type="string">
            <text:p>Returns the hyperbolic cosine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count.asp" xlink:type="simple">count()</text:a></text:p>
          </table:table-cell>
          <table:table-cell office:value-type="string" calcext:value-type="string">
            <text:p>Logs the number of times that this particular call to count() has been called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createattribute.asp" xlink:type="simple">createAttribute()</text:a></text:p>
          </table:table-cell>
          <table:table-cell office:value-type="string" calcext:value-type="string">
            <text:p>Creates an attribute n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createcomment.asp" xlink:type="simple">createComment()</text:a></text:p>
          </table:table-cell>
          <table:table-cell office:value-type="string" calcext:value-type="string">
            <text:p>Creates a Comment node with the specified tex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createdocumentfragment.asp" xlink:type="simple">createDocumentFragment()</text:a></text:p>
          </table:table-cell>
          <table:table-cell office:value-type="string" calcext:value-type="string">
            <text:p>Creates an empty DocumentFragment n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createelement.asp" xlink:type="simple">createElement()</text:a></text:p>
          </table:table-cell>
          <table:table-cell office:value-type="string" calcext:value-type="string">
            <text:p>Creates an Element n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reateevent.asp" xlink:type="simple">createEvent()</text:a></text:p>
          </table:table-cell>
          <table:table-cell office:value-type="string" calcext:value-type="string">
            <text:p>Creates a new event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createtextnode.asp" xlink:type="simple">createTextNode()</text:a></text:p>
          </table:table-cell>
          <table:table-cell office:value-type="string" calcext:value-type="string">
            <text:p>Creates a Text n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trlkey.asp" xlink:type="simple">ctrlKey</text:a></text:p>
          </table:table-cell>
          <table:table-cell office:value-type="string" calcext:value-type="string">
            <text:p>Returns whether the "CTRL" key was pressed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currenttarget.asp" xlink:type="simple">currentTarget</text:a></text:p>
          </table:table-cell>
          <table:table-cell office:value-type="string" calcext:value-type="string">
            <text:p>Returns the element whose event listeners triggered the ev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inputevent_data.asp" xlink:type="simple">data</text:a></text:p>
          </table:table-cell>
          <table:table-cell office:value-type="string" calcext:value-type="string">
            <text:p>Returns the inserted characters</text:p>
          </table:table-cell>
          <table:table-cell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Transfer</text:p>
          </table:table-cell>
          <table:table-cell office:value-type="string" calcext:value-type="string">
            <text:p>Returns an object containing the data being dragged/dropped, or inserted/deleted</text:p>
          </table:table-cell>
          <table:table-cell office:value-type="string" calcext:value-type="string">
            <text:p><text:a xlink:href="https://www.w3schools.com/jsref/obj_dragevent.asp" xlink:type="simple">DragEvent</text:a>, 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debugger.asp" xlink:type="simple">debugger</text:a></text:p>
          </table:table-cell>
          <table:table-cell office:value-type="string" calcext:value-type="string">
            <text:p>Stops the execution of JavaScript, and calls (if available) the debugging function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decodeuri.asp" xlink:type="simple">decodeURI()</text:a></text:p>
          </table:table-cell>
          <table:table-cell office:value-type="string" calcext:value-type="string">
            <text:p>Decodes a URI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decodeuricomponent.asp" xlink:type="simple">decodeURIComponent()</text:a></text:p>
          </table:table-cell>
          <table:table-cell office:value-type="string" calcext:value-type="string">
            <text:p>Decodes a URI component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defaultprevented.asp" xlink:type="simple">defaultPrevented</text:a></text:p>
          </table:table-cell>
          <table:table-cell office:value-type="string" calcext:value-type="string">
            <text:p>Returns whether or not the preventDefault() method was called for the ev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defaultstatus.asp" xlink:type="simple">defaultStatus</text:a></text:p>
          </table:table-cell>
          <table:table-cell office:value-type="string" calcext:value-type="string">
            <text:p>Sets or returns the default text in the statusbar of a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defaultview.asp" xlink:type="simple">defaultView</text:a></text:p>
          </table:table-cell>
          <table:table-cell office:value-type="string" calcext:value-type="string">
            <text:p>Returns the window object associated with a document, or null if none is available.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Deletes a property from an object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wheel_deltax.asp" xlink:type="simple">deltaX</text:a></text:p>
          </table:table-cell>
          <table:table-cell office:value-type="string" calcext:value-type="string">
            <text:p>Returns the horizontal scroll amount of a mouse wheel (x-axis)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wheel_deltay.asp" xlink:type="simple">deltaY</text:a></text:p>
          </table:table-cell>
          <table:table-cell office:value-type="string" calcext:value-type="string">
            <text:p>Returns the vertical scroll amount of a mouse wheel (y-axis)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wheel_deltaz.asp" xlink:type="simple">deltaZ</text:a></text:p>
          </table:table-cell>
          <table:table-cell office:value-type="string" calcext:value-type="string">
            <text:p>Returns the scroll amount of a mouse wheel for the z-axis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wheel_deltamode.asp" xlink:type="simple">deltaMode</text:a></text:p>
          </table:table-cell>
          <table:table-cell office:value-type="string" calcext:value-type="string">
            <text:p>Returns a number that represents the unit of measurements for delta values (pixels, lines or pages)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designmode.asp" xlink:type="simple">designMode</text:a></text:p>
          </table:table-cell>
          <table:table-cell office:value-type="string" calcext:value-type="string">
            <text:p>Controls whether the entire document should be editable or not.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detail.asp" xlink:type="simple">detail</text:a></text:p>
          </table:table-cell>
          <table:table-cell office:value-type="string" calcext:value-type="string">
            <text:p>Returns a number that indicates how many times the mouse was clicked</text:p>
          </table:table-cell>
          <table:table-cell office:value-type="string" calcext:value-type="string">
            <text:p><text:a xlink:href="https://www.w3schools.com/jsref/obj_uievent.asp" xlink:type="simple">Ui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dowhile.asp" xlink:type="simple">do ... while</text:a></text:p>
          </table:table-cell>
          <table:table-cell office:value-type="string" calcext:value-type="string">
            <text:p>Executes a block of statements and repeats the block while a condition is tru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doctype.asp" xlink:type="simple">doctype</text:a></text:p>
          </table:table-cell>
          <table:table-cell office:value-type="string" calcext:value-type="string">
            <text:p>Returns the Document Type Declaration associated with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dom_obj_document.asp" xlink:type="simple">document</text:a></text:p>
          </table:table-cell>
          <table:table-cell office:value-type="string" calcext:value-type="string">
            <text:p>Returns the Document object for the window (<text:a xlink:href="https://www.w3schools.com/jsref/dom_obj_document.asp" xlink:type="simple">See Document object</text:a>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documentelement.asp" xlink:type="simple">documentElement</text:a></text:p>
          </table:table-cell>
          <table:table-cell office:value-type="string" calcext:value-type="string">
            <text:p>Returns the Document Element of the document (the &lt;html&gt; element)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documentmode.asp" xlink:type="simple">documentMode</text:a></text:p>
          </table:table-cell>
          <table:table-cell office:value-type="string" calcext:value-type="string">
            <text:p>Returns the mode used by the browser to render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documenturi.asp" xlink:type="simple">documentURI</text:a></text:p>
          </table:table-cell>
          <table:table-cell office:value-type="string" calcext:value-type="string">
            <text:p>Sets or returns the location of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domain.asp" xlink:type="simple">domain</text:a></text:p>
          </table:table-cell>
          <table:table-cell office:value-type="string" calcext:value-type="string">
            <text:p>Returns the domain name of the server that loaded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Config</text:p>
          </table:table-cell>
          <table:table-cell office:value-type="string" calcext:value-type="string">
            <text:p>Obsolete. Returns the DOM configuration of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nimation_elapsedtime.asp" xlink:type="simple">elapsedTime</text:a></text:p>
          </table:table-cell>
          <table:table-cell office:value-type="string" calcext:value-type="string">
            <text:p>Returns the number of seconds an animation has been running</text:p>
          </table:table-cell>
          <table:table-cell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ransition_elapsedtime.asp" xlink:type="simple">elapsedTime</text:a></text:p>
          </table:table-cell>
          <table:table-cell office:value-type="string" calcext:value-type="string">
            <text:p>Returns the number of seconds a transition has been running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embeds.asp" xlink:type="simple">embeds</text:a></text:p>
          </table:table-cell>
          <table:table-cell office:value-type="string" calcext:value-type="string">
            <text:p>Returns a collection of all &lt;embed&gt; elements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ncodeuri.asp" xlink:type="simple">encodeURI()</text:a></text:p>
          </table:table-cell>
          <table:table-cell office:value-type="string" calcext:value-type="string">
            <text:p>Encodes a URI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ncodeuricomponent.asp" xlink:type="simple">encodeURIComponent()</text:a></text:p>
          </table:table-cell>
          <table:table-cell office:value-type="string" calcext:value-type="string">
            <text:p>Encodes a URI component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.asp" xlink:type="simple">E</text:a></text:p>
          </table:table-cell>
          <table:table-cell office:value-type="string" calcext:value-type="string">
            <text:p>Returns Euler's number (approx. 2.718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ndswith.asp" xlink:type="simple">endsWith()</text:a></text:p>
          </table:table-cell>
          <table:table-cell office:value-type="string" calcext:value-type="string">
            <text:p>Checks whether a string ends with specified string/character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ntries.asp" xlink:type="simple">entries()</text:a></text:p>
          </table:table-cell>
          <table:table-cell office:value-type="string" calcext:value-type="string">
            <text:p>Returns a key/value pair Array Iteration Objec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error.asp" xlink:type="simple">error()</text:a></text:p>
          </table:table-cell>
          <table:table-cell office:value-type="string" calcext:value-type="string">
            <text:p>Outputs an error message to the conso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scape.asp" xlink:type="simple">escape()</text:a></text:p>
          </table:table-cell>
          <table:table-cell office:value-type="string" calcext:value-type="string">
            <text:p>Deprecated in version 1.5. Use <text:a xlink:href="https://www.w3schools.com/jsref/jsref_encodeuri.asp" xlink:type="simple">encodeURI()</text:a> or <text:a xlink:href="https://www.w3schools.com/jsref/jsref_encodeuricomponent.asp" xlink:type="simple">encodeURIComponent()</text:a> instead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val.asp" xlink:type="simple">eval()</text:a></text:p>
          </table:table-cell>
          <table:table-cell office:value-type="string" calcext:value-type="string">
            <text:p>Evaluates a string and executes it as if it was script code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eventphase.asp" xlink:type="simple">eventPhase</text:a></text:p>
          </table:table-cell>
          <table:table-cell office:value-type="string" calcext:value-type="string">
            <text:p>Returns which phase of the event flow is currently being evalua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very.asp" xlink:type="simple">every()</text:a></text:p>
          </table:table-cell>
          <table:table-cell office:value-type="string" calcext:value-type="string">
            <text:p>Checks if every element in an array pass a tes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exec.asp" xlink:type="simple">exec()</text:a></text:p>
          </table:table-cell>
          <table:table-cell office:value-type="string" calcext:value-type="string">
            <text:p>Tests for a match in a string. Returns the first match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execcommand.asp" xlink:type="simple">execCommand()</text:a></text:p>
          </table:table-cell>
          <table:table-cell office:value-type="string" calcext:value-type="string">
            <text:p>Invokes the specified clipboard operation on the element currently having focus.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exitfullscreen.asp" xlink:type="simple">exitFullscreen()</text:a></text:p>
          </table:table-cell>
          <table:table-cell office:value-type="string" calcext:value-type="string">
            <text:p>Cancels an element in fullscreen m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xp.asp" xlink:type="simple">exp(x)</text:a></text:p>
          </table:table-cell>
          <table:table-cell office:value-type="string" calcext:value-type="string">
            <text:p>Returns the value of E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expm1.asp" xlink:type="simple">expm1(x)</text:a></text:p>
          </table:table-cell>
          <table:table-cell office:value-type="string" calcext:value-type="string">
            <text:p>Returns the value of Ex minus 1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ort</text:p>
          </table:table-cell>
          <table:table-cell office:value-type="string" calcext:value-type="string">
            <text:p>Export functions so they can be used for imports in external modules, and other script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lass_extends.asp" xlink:type="simple">extends</text:a></text:p>
          </table:table-cell>
          <table:table-cell office:value-type="string" calcext:value-type="string">
            <text:p>Extends a class (inherit)</text:p>
          </table:table-cell>
          <table:table-cell office:value-type="string" calcext:value-type="string">
            <text:p><text:a xlink:href="https://www.w3schools.com/jsref/jsref_classes.asp" xlink:type="simple">Classes</text:a></text:p>
          </table:table-cell>
        </table:table-row>
        <table:table-row table:style-name="ro1">
          <table:table-cell table:number-columns-repeated="3"/>
          <table:table-cell table:style-name="ce5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dir.asp" xlink:type="simple">dir</text:a></text:p>
          </table:table-cell>
          <table:table-cell office:value-type="string" calcext:value-type="string">
            <text:p>Sets or returns the value of the dir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ill.asp" xlink:type="simple">fill()</text:a></text:p>
          </table:table-cell>
          <table:table-cell office:value-type="string" calcext:value-type="string">
            <text:p>Fill the elements in an array with a static value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ilter.asp" xlink:type="simple">filter()</text:a></text:p>
          </table:table-cell>
          <table:table-cell office:value-type="string" calcext:value-type="string">
            <text:p>Creates a new array with every element in an array that pass a tes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ind.asp" xlink:type="simple">find()</text:a></text:p>
          </table:table-cell>
          <table:table-cell office:value-type="string" calcext:value-type="string">
            <text:p>Returns the value of the first element in an array that pass a tes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indindex.asp" xlink:type="simple">findIndex()</text:a></text:p>
          </table:table-cell>
          <table:table-cell office:value-type="string" calcext:value-type="string">
            <text:p>Returns the index of the first element in an array that pass a tes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loor.asp" xlink:type="simple">floor()</text:a></text:p>
          </table:table-cell>
          <table:table-cell office:value-type="string" calcext:value-type="string">
            <text:p>Returns x, rounded downwards to the nearest integ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tml_focus.asp" xlink:type="simple">focus()</text:a></text:p>
          </table:table-cell>
          <table:table-cell office:value-type="string" calcext:value-type="string">
            <text:p>Gives focus to an element</text:p>
          </table:table-cell>
          <table:table-cell office:value-type="string" calcext:value-type="string">
            <text:p><text:a xlink:href="https://www.w3schools.com/jsref/dom_obj_all.asp" xlink:type="simple">Element</text:a>, 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or.asp" xlink:type="simple">for</text:a></text:p>
          </table:table-cell>
          <table:table-cell office:value-type="string" calcext:value-type="string">
            <text:p>Marks a block of statements to be executed as long as a condition is tru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orin.asp" xlink:type="simple">for ... in</text:a></text:p>
          </table:table-cell>
          <table:table-cell office:value-type="string" calcext:value-type="string">
            <text:p>Marks a block of statements to be executed for each element of an object (or array)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oreach.asp" xlink:type="simple">forEach()</text:a></text:p>
          </table:table-cell>
          <table:table-cell office:value-type="string" calcext:value-type="string">
            <text:p>Calls a function for each array elemen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forms.asp" xlink:type="simple">forms</text:a></text:p>
          </table:table-cell>
          <table:table-cell office:value-type="string" calcext:value-type="string">
            <text:p>Returns a collection of all &lt;form&gt; elements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is_forward.asp" xlink:type="simple">forward()</text:a></text:p>
          </table:table-cell>
          <table:table-cell office:value-type="string" calcext:value-type="string">
            <text:p>Loads the next URL in the history list</text:p>
          </table:table-cell>
          <table:table-cell office:value-type="string" calcext:value-type="string">
            <text:p><text:a xlink:href="https://www.w3schools.com/jsref/obj_history.asp" xlink:type="simple">Histor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frameElement.asp" xlink:type="simple">frameElement</text:a></text:p>
          </table:table-cell>
          <table:table-cell office:value-type="string" calcext:value-type="string">
            <text:p>Returns the &lt;iframe&gt; element in which the current window is inserted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frames.asp" xlink:type="simple">frames</text:a></text:p>
          </table:table-cell>
          <table:table-cell office:value-type="string" calcext:value-type="string">
            <text:p>Returns all &lt;iframe&gt; elements in the current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rom.asp" xlink:type="simple">from()</text:a></text:p>
          </table:table-cell>
          <table:table-cell office:value-type="string" calcext:value-type="string">
            <text:p>Creates an array from an objec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romcharcode.asp" xlink:type="simple">fromCharCode()</text:a></text:p>
          </table:table-cell>
          <table:table-cell office:value-type="string" calcext:value-type="string">
            <text:p>Converts Unicode values to character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round.asp" xlink:type="simple">fround()</text:a></text:p>
          </table:table-cell>
          <table:table-cell office:value-type="string" calcext:value-type="string">
            <text:p>Returns the nearest (32-bit single precision) float representation of a numb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fullscreenelement.asp" xlink:type="simple">fullscreenElement</text:a></text:p>
          </table:table-cell>
          <table:table-cell office:value-type="string" calcext:value-type="string">
            <text:p>Returns the current element that is displayed in fullscreen m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fullscreenenabled.asp" xlink:type="simple">fullscreenEnabled()</text:a></text:p>
          </table:table-cell>
          <table:table-cell office:value-type="string" calcext:value-type="string">
            <text:p>Returns a Boolean value indicating whether the document can be viewed in fullscreen m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function.asp" xlink:type="simple">function</text:a></text:p>
          </table:table-cell>
          <table:table-cell office:value-type="string" calcext:value-type="string">
            <text:p>Declares a function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geolocation.asp" xlink:type="simple">geolocation</text:a></text:p>
          </table:table-cell>
          <table:table-cell office:value-type="string" calcext:value-type="string">
            <text:p>Returns a Geolocation object that can be used to locate the user's position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date.asp" xlink:type="simple">getDate()</text:a></text:p>
          </table:table-cell>
          <table:table-cell office:value-type="string" calcext:value-type="string">
            <text:p>Returns the day of the month (from 1-31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day.asp" xlink:type="simple">getDay()</text:a></text:p>
          </table:table-cell>
          <table:table-cell office:value-type="string" calcext:value-type="string">
            <text:p>Returns the day of the week (from 0-6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getattribute.asp" xlink:type="simple">getAttribute()</text:a></text:p>
          </table:table-cell>
          <table:table-cell office:value-type="string" calcext:value-type="string">
            <text:p>Returns the specified attribute value of an element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getattributenode.asp" xlink:type="simple">getAttributeNode()</text:a></text:p>
          </table:table-cell>
          <table:table-cell office:value-type="string" calcext:value-type="string">
            <text:p>Returns the specified attribute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getboundingclientrect.asp" xlink:type="simple">getBoundingClientRect()</text:a></text:p>
          </table:table-cell>
          <table:table-cell office:value-type="string" calcext:value-type="string">
            <text:p>Returns the size of an element and its position relative to the viewpor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computedstyle.asp" xlink:type="simple">getComputedStyle()</text:a></text:p>
          </table:table-cell>
          <table:table-cell office:value-type="string" calcext:value-type="string">
            <text:p>Gets the current computed CSS styles applied to an element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CurrentPosition()</text:p>
          </table:table-cell>
          <table:table-cell office:value-type="string" calcext:value-type="string">
            <text:p>Returns the current position of the device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getelementbyid.asp" xlink:type="simple">getElementById()</text:a></text:p>
          </table:table-cell>
          <table:table-cell office:value-type="string" calcext:value-type="string">
            <text:p>Returns the element that has the ID attribute with the specified valu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getelementsbyclassname.asp" xlink:type="simple">getElementsByClassName()</text:a></text:p>
          </table:table-cell>
          <table:table-cell office:value-type="string" calcext:value-type="string">
            <text:p>Returns a NodeList containing all elements with the specified class name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_getelementsbyname.asp" xlink:type="simple">getElementsByName()</text:a></text:p>
          </table:table-cell>
          <table:table-cell office:value-type="string" calcext:value-type="string">
            <text:p>Returns a NodeList containing all elements with a specified nam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getelementsbytagname.asp" xlink:type="simple">getElementsByTagName()</text:a></text:p>
          </table:table-cell>
          <table:table-cell office:value-type="string" calcext:value-type="string">
            <text:p>Returns a NodeList containing all elements with the specified tag name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fullyear.asp" xlink:type="simple">getFullYear()</text:a></text:p>
          </table:table-cell>
          <table:table-cell office:value-type="string" calcext:value-type="string">
            <text:p>Returns the year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hours.asp" xlink:type="simple">getHours()</text:a></text:p>
          </table:table-cell>
          <table:table-cell office:value-type="string" calcext:value-type="string">
            <text:p>Returns the hour (from 0-23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storage_getitem.asp" xlink:type="simple">getItem()</text:a></text:p>
          </table:table-cell>
          <table:table-cell office:value-type="string" calcext:value-type="string">
            <text:p>Returns the value of the specified key name</text:p>
          </table:table-cell>
          <table:table-cell office:value-type="string" calcext:value-type="string">
            <text:p>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milliseconds.asp" xlink:type="simple">getMilliseconds()</text:a></text:p>
          </table:table-cell>
          <table:table-cell office:value-type="string" calcext:value-type="string">
            <text:p>Returns the milliseconds (from 0-99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minutes.asp" xlink:type="simple">getMinutes()</text:a></text:p>
          </table:table-cell>
          <table:table-cell office:value-type="string" calcext:value-type="string">
            <text:p>Returns the minutes (from 0-5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mouse_getmodifierstate.asp" xlink:type="simple">getModifierState()</text:a></text:p>
          </table:table-cell>
          <table:table-cell office:value-type="string" calcext:value-type="string">
            <text:p>Returns an array containing target ranges that will be affected by the insertion/deletion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month.asp" xlink:type="simple">getMonth()</text:a></text:p>
          </table:table-cell>
          <table:table-cell office:value-type="string" calcext:value-type="string">
            <text:p>Returns the month (from 0-11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amednodemap_getnameditem.asp" xlink:type="simple">getNamedItem()</text:a></text:p>
          </table:table-cell>
          <table:table-cell office:value-type="string" calcext:value-type="string">
            <text:p>Returns a specified attribute node from a NamedNodeMap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seconds.asp" xlink:type="simple">getSeconds()</text:a></text:p>
          </table:table-cell>
          <table:table-cell office:value-type="string" calcext:value-type="string">
            <text:p>Returns the seconds (from 0-5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Selection()</text:p>
          </table:table-cell>
          <table:table-cell office:value-type="string" calcext:value-type="string">
            <text:p>Returns a Selection object representing the range of text selected by the user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TargetRanges()</text:p>
          </table:table-cell>
          <table:table-cell office:value-type="string" calcext:value-type="string">
            <text:p>Returns an array containing target ranges that will be affected by the insertion/deletion</text:p>
          </table:table-cell>
          <table:table-cell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time.asp" xlink:type="simple">getTime()</text:a></text:p>
          </table:table-cell>
          <table:table-cell office:value-type="string" calcext:value-type="string">
            <text:p>Returns the number of milliseconds since midnight Jan 1 1970, and a specified dat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timezoneoffset.asp" xlink:type="simple">getTimezoneOffset()</text:a></text:p>
          </table:table-cell>
          <table:table-cell office:value-type="string" calcext:value-type="string">
            <text:p>Returns the time difference between UTC time and local time, in minutes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date.asp" xlink:type="simple">getUTCDate()</text:a></text:p>
          </table:table-cell>
          <table:table-cell office:value-type="string" calcext:value-type="string">
            <text:p>Returns the day of the month, according to universal time (from 1-31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day.asp" xlink:type="simple">getUTCDay()</text:a></text:p>
          </table:table-cell>
          <table:table-cell office:value-type="string" calcext:value-type="string">
            <text:p>Returns the day of the week, according to universal time (from 0-6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fullyear.asp" xlink:type="simple">getUTCFullYear()</text:a></text:p>
          </table:table-cell>
          <table:table-cell office:value-type="string" calcext:value-type="string">
            <text:p>Returns the year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hours.asp" xlink:type="simple">getUTCHours()</text:a></text:p>
          </table:table-cell>
          <table:table-cell office:value-type="string" calcext:value-type="string">
            <text:p>Returns the hour, according to universal time (from 0-23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milliseconds.asp" xlink:type="simple">getUTCMilliseconds()</text:a></text:p>
          </table:table-cell>
          <table:table-cell office:value-type="string" calcext:value-type="string">
            <text:p>Returns the milliseconds, according to universal time (from 0-99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minutes.asp" xlink:type="simple">getUTCMinutes()</text:a></text:p>
          </table:table-cell>
          <table:table-cell office:value-type="string" calcext:value-type="string">
            <text:p>Returns the minutes, according to universal time (from 0-5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month.asp" xlink:type="simple">getUTCMonth()</text:a></text:p>
          </table:table-cell>
          <table:table-cell office:value-type="string" calcext:value-type="string">
            <text:p>Returns the month, according to universal time (from 0-11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getutcseconds.asp" xlink:type="simple">getUTCSeconds()</text:a></text:p>
          </table:table-cell>
          <table:table-cell office:value-type="string" calcext:value-type="string">
            <text:p>Returns the seconds, according to universal time (from 0-59)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Year()</text:p>
          </table:table-cell>
          <table:table-cell office:value-type="string" calcext:value-type="string">
            <text:p>Deprecated. Use the <text:a xlink:href="https://www.w3schools.com/jsref/jsref_getfullyear.asp" xlink:type="simple">getFullYear()</text:a> method instead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global.asp" xlink:type="simple">global</text:a></text:p>
          </table:table-cell>
          <table:table-cell office:value-type="string" calcext:value-type="string">
            <text:p>Checks whether the "g" modifier is set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is_go.asp" xlink:type="simple">go()</text:a></text:p>
          </table:table-cell>
          <table:table-cell office:value-type="string" calcext:value-type="string">
            <text:p>Loads a specific URL from the history list</text:p>
          </table:table-cell>
          <table:table-cell office:value-type="string" calcext:value-type="string">
            <text:p><text:a xlink:href="https://www.w3schools.com/jsref/obj_history.asp" xlink:type="simple">Histor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group.asp" xlink:type="simple">group()</text:a></text:p>
          </table:table-cell>
          <table:table-cell office:value-type="string" calcext:value-type="string">
            <text:p>Creates a new inline group in the console. This indents following console messages by an additional level, until console.groupEnd() is called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groupcollapsed.asp" xlink:type="simple">groupCollapsed()</text:a></text:p>
          </table:table-cell>
          <table:table-cell office:value-type="string" calcext:value-type="string">
            <text:p>Creates a new inline group in the console. However, the new group is created collapsed. The user will need to use the disclosure button to expand it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groupend.asp" xlink:type="simple">groupEnd()</text:a></text:p>
          </table:table-cell>
          <table:table-cell office:value-type="string" calcext:value-type="string">
            <text:p>Exits the current inline group in the conso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hasattribute.asp" xlink:type="simple">hasAttribute()</text:a></text:p>
          </table:table-cell>
          <table:table-cell office:value-type="string" calcext:value-type="string">
            <text:p>Returns true if an element has the specified attribute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hasattributes.asp" xlink:type="simple">hasAttributes()</text:a></text:p>
          </table:table-cell>
          <table:table-cell office:value-type="string" calcext:value-type="string">
            <text:p>Returns true if an element has any attributes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haschildnodes.asp" xlink:type="simple">hasChildNodes()</text:a></text:p>
          </table:table-cell>
          <table:table-cell office:value-type="string" calcext:value-type="string">
            <text:p>Returns true if an element has any child nodes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hasfocus.asp" xlink:type="simple">hasFocus()</text:a></text:p>
          </table:table-cell>
          <table:table-cell office:value-type="string" calcext:value-type="string">
            <text:p>Returns a Boolean value indicating whether the document has focus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hash.asp" xlink:type="simple">hash</text:a></text:p>
          </table:table-cell>
          <table:table-cell office:value-type="string" calcext:value-type="string">
            <text:p>Sets or returns the anchor part (#)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head.asp" xlink:type="simple">head</text:a></text:p>
          </table:table-cell>
          <table:table-cell office:value-type="string" calcext:value-type="string">
            <text:p>Returns the &lt;head&gt; element of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height.asp" xlink:type="simple">height</text:a></text:p>
          </table:table-cell>
          <table:table-cell office:value-type="string" calcext:value-type="string">
            <text:p>Returns the total height of the screen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obj_history.asp" xlink:type="simple">history</text:a></text:p>
          </table:table-cell>
          <table:table-cell office:value-type="string" calcext:value-type="string">
            <text:p>Returns the History object for the window (<text:a xlink:href="https://www.w3schools.com/jsref/obj_history.asp" xlink:type="simple">See History object</text:a>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host.asp" xlink:type="simple">host</text:a></text:p>
          </table:table-cell>
          <table:table-cell office:value-type="string" calcext:value-type="string">
            <text:p>Sets or returns the hostname and port number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hostname.asp" xlink:type="simple">hostname</text:a></text:p>
          </table:table-cell>
          <table:table-cell office:value-type="string" calcext:value-type="string">
            <text:p>Sets or returns the hostname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href.asp" xlink:type="simple">href</text:a></text:p>
          </table:table-cell>
          <table:table-cell office:value-type="string" calcext:value-type="string">
            <text:p>Sets or returns the entire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id.asp" xlink:type="simple">id</text:a></text:p>
          </table:table-cell>
          <table:table-cell office:value-type="string" calcext:value-type="string">
            <text:p>Sets or returns the value of the id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f.asp" xlink:type="simple">if ... else ... else if</text:a></text:p>
          </table:table-cell>
          <table:table-cell office:value-type="string" calcext:value-type="string">
            <text:p>Marks a block of statements to be executed depending on a condition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ignorecase.asp" xlink:type="simple">ignoreCase</text:a></text:p>
          </table:table-cell>
          <table:table-cell office:value-type="string" calcext:value-type="string">
            <text:p>Checks whether the "i" modifier is set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images.asp" xlink:type="simple">images</text:a></text:p>
          </table:table-cell>
          <table:table-cell office:value-type="string" calcext:value-type="string">
            <text:p>Returns a collection of all &lt;img&gt; elements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implementation.asp" xlink:type="simple">implementation</text:a></text:p>
          </table:table-cell>
          <table:table-cell office:value-type="string" calcext:value-type="string">
            <text:p>Returns the DOMImplementation object that handles this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</text:p>
          </table:table-cell>
          <table:table-cell office:value-type="string" calcext:value-type="string">
            <text:p>Import functions exported from an external module, and another scrip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importnode.asp" xlink:type="simple">importNode()</text:a></text:p>
          </table:table-cell>
          <table:table-cell office:value-type="string" calcext:value-type="string">
            <text:p>Imports a node from another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Returns true if the specified property is in the specified object, otherwise false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ncludes_array.asp" xlink:type="simple">includes()</text:a></text:p>
          </table:table-cell>
          <table:table-cell office:value-type="string" calcext:value-type="string">
            <text:p>Check if an array contains the specified element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ndexof_array.asp" xlink:type="simple">indexOf()</text:a></text:p>
          </table:table-cell>
          <table:table-cell office:value-type="string" calcext:value-type="string">
            <text:p>Search the array for an element and returns its position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nfinity.asp" xlink:type="simple">Infinity</text:a></text:p>
          </table:table-cell>
          <table:table-cell office:value-type="string" calcext:value-type="string">
            <text:p>A numeric value that represents positive/negative infinity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info.asp" xlink:type="simple">info()</text:a></text:p>
          </table:table-cell>
          <table:table-cell office:value-type="string" calcext:value-type="string">
            <text:p>Outputs an informational message to the conso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innerheight.asp" xlink:type="simple">innerHeight</text:a></text:p>
          </table:table-cell>
          <table:table-cell office:value-type="string" calcext:value-type="string">
            <text:p>Returns the height of the window's content area (viewport) including scrollbar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innerhtml.asp" xlink:type="simple">innerHTML</text:a></text:p>
          </table:table-cell>
          <table:table-cell office:value-type="string" calcext:value-type="string">
            <text:p>Sets or returns the content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innertext.asp" xlink:type="simple">innerText</text:a></text:p>
          </table:table-cell>
          <table:table-cell office:value-type="string" calcext:value-type="string">
            <text:p>Sets or returns the text content of a node and its descendant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innerheight.asp" xlink:type="simple">innerWidth</text:a></text:p>
          </table:table-cell>
          <table:table-cell office:value-type="string" calcext:value-type="string">
            <text:p>Returns the width of a window's content area (viewport) including scrollbar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inputencoding.asp" xlink:type="simple">inputEncoding</text:a></text:p>
          </table:table-cell>
          <table:table-cell office:value-type="string" calcext:value-type="string">
            <text:p>Returns the encoding, character set, used for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inputevent_inputtype.asp" xlink:type="simple">inputType</text:a></text:p>
          </table:table-cell>
          <table:table-cell office:value-type="string" calcext:value-type="string">
            <text:p>Returns the type of the change (i.e "inserting" or "deleting")</text:p>
          </table:table-cell>
          <table:table-cell office:value-type="string" calcext:value-type="string">
            <text:p><text:a xlink:href="https://www.w3schools.com/jsref/obj_inputevent.asp" xlink:type="simple">Input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nsertadjacentelement.asp" xlink:type="simple">insertAdjacentElement()</text:a></text:p>
          </table:table-cell>
          <table:table-cell office:value-type="string" calcext:value-type="string">
            <text:p>Inserts a HTML element at the specified position relative to the current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nsertadjacenthtml.asp" xlink:type="simple">insertAdjacentHTML()</text:a></text:p>
          </table:table-cell>
          <table:table-cell office:value-type="string" calcext:value-type="string">
            <text:p>Inserts a HTML formatted text at the specified position relative to the current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nsertadjacenttext.asp" xlink:type="simple">insertAdjacentText()</text:a></text:p>
          </table:table-cell>
          <table:table-cell office:value-type="string" calcext:value-type="string">
            <text:p>Inserts text into the specified position relative to the current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nsertbefore.asp" xlink:type="simple">insertBefore()</text:a></text:p>
          </table:table-cell>
          <table:table-cell office:value-type="string" calcext:value-type="string">
            <text:p>Inserts a new child node before a specified, existing, child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nceof</text:p>
          </table:table-cell>
          <table:table-cell office:value-type="string" calcext:value-type="string">
            <text:p>Returns true if the specified object is an instance of the specified object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sarray.asp" xlink:type="simple">isArray()</text:a></text:p>
          </table:table-cell>
          <table:table-cell office:value-type="string" calcext:value-type="string">
            <text:p>Checks whether an object is an array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Composing</text:p>
          </table:table-cell>
          <table:table-cell office:value-type="string" calcext:value-type="string">
            <text:p>Returns whether the state of the event is composing or not</text:p>
          </table:table-cell>
          <table:table-cell office:value-type="string" calcext:value-type="string">
            <text:p><text:a xlink:href="https://www.w3schools.com/jsref/obj_inputevent.asp" xlink:type="simple">InputEvent</text:a>, 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iscontenteditable.asp" xlink:type="simple">isContentEditable</text:a></text:p>
          </table:table-cell>
          <table:table-cell office:value-type="string" calcext:value-type="string">
            <text:p>Returns true if the content of an element is editable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sdefaultnamespace.asp" xlink:type="simple">isDefaultNamespace()</text:a></text:p>
          </table:table-cell>
          <table:table-cell office:value-type="string" calcext:value-type="string">
            <text:p>Returns true if a specified namespaceURI is the default, otherwise fals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sequalnode.asp" xlink:type="simple">isEqualNode()</text:a></text:p>
          </table:table-cell>
          <table:table-cell office:value-type="string" calcext:value-type="string">
            <text:p>Checks if two elements are equal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sfinite.asp" xlink:type="simple">isFinite()</text:a></text:p>
          </table:table-cell>
          <table:table-cell office:value-type="string" calcext:value-type="string">
            <text:p>Determines whether a value is a finite, legal number</text:p>
          </table:table-cell>
          <table:table-cell office:value-type="string" calcext:value-type="string">
            <text:p><text:a xlink:href="https://www.w3schools.com/jsref/jsref_obj_global.asp" xlink:type="simple">Global</text:a>, 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attr_isid.asp" xlink:type="simple">isId</text:a></text:p>
          </table:table-cell>
          <table:table-cell office:value-type="string" calcext:value-type="string">
            <text:p>Returns true if the attribute is of type Id, otherwise it returns false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sinteger.asp" xlink:type="simple">isInteger()</text:a></text:p>
          </table:table-cell>
          <table:table-cell office:value-type="string" calcext:value-type="string">
            <text:p>Checks whether a value is an integer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snan.asp" xlink:type="simple">isNaN()</text:a></text:p>
          </table:table-cell>
          <table:table-cell office:value-type="string" calcext:value-type="string">
            <text:p>Determines whether a value is an illegal number</text:p>
          </table:table-cell>
          <table:table-cell office:value-type="string" calcext:value-type="string">
            <text:p><text:a xlink:href="https://www.w3schools.com/jsref/jsref_obj_global.asp" xlink:type="simple">Global</text:a>, 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issafeinteger.asp" xlink:type="simple">isSafeInteger()</text:a></text:p>
          </table:table-cell>
          <table:table-cell office:value-type="string" calcext:value-type="string">
            <text:p>Checks whether a value is a safe integer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ssamenode.asp" xlink:type="simple">isSameNode()</text:a></text:p>
          </table:table-cell>
          <table:table-cell office:value-type="string" calcext:value-type="string">
            <text:p>Checks if two elements are the same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issupported.asp" xlink:type="simple">isSupported()</text:a></text:p>
          </table:table-cell>
          <table:table-cell office:value-type="string" calcext:value-type="string">
            <text:p>Returns true if a specified feature is supported on the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istrusted.asp" xlink:type="simple">isTrusted</text:a></text:p>
          </table:table-cell>
          <table:table-cell office:value-type="string" calcext:value-type="string">
            <text:p>Returns whether or not an event is trus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amednodemap_item.asp" xlink:type="simple">item()</text:a></text:p>
          </table:table-cell>
          <table:table-cell office:value-type="string" calcext:value-type="string">
            <text:p>Returns the attribute node at a specified index in a NamedNodeMap</text:p>
          </table:table-cell>
          <table:table-cell office:value-type="string" calcext:value-type="string">
            <text:p><text:a xlink:href="https://www.w3schools.com/jsref/dom_obj_attributes.asp" xlink:type="simple">Attribute</text:a>, <text:a xlink:href="https://www.w3schools.com/jsref/dom_obj_htmlcollection.asp" xlink:type="simple">HTMLCollec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join.asp" xlink:type="simple">join()</text:a></text:p>
          </table:table-cell>
          <table:table-cell office:value-type="string" calcext:value-type="string">
            <text:p>Joins all elements of an array into a string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key_key.asp" xlink:type="simple">key</text:a></text:p>
          </table:table-cell>
          <table:table-cell office:value-type="string" calcext:value-type="string">
            <text:p>Returns the key value of the key represented by the event</text:p>
          </table:table-cell>
          <table:table-cell office:value-type="string" calcext:value-type="string">
            <text:p><text:a xlink:href="https://www.w3schools.com/jsref/obj_keyboardevent.asp" xlink:type="simple">KeyboardEvent</text:a>, 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storage_key.asp" xlink:type="simple">key()</text:a></text:p>
          </table:table-cell>
          <table:table-cell office:value-type="string" calcext:value-type="string">
            <text:p>Returns the name of the nth key in the storage</text:p>
          </table:table-cell>
          <table:table-cell office:value-type="string" calcext:value-type="string">
            <text:p>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key_keycode.asp" xlink:type="simple">keyCode</text:a></text:p>
          </table:table-cell>
          <table:table-cell office:value-type="string" calcext:value-type="string">
            <text:p>Returns the Unicode character code of the key that triggered the onkeypress event, or the Unicode key code of the key that triggered the onkeydown or onkeyup event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keys.asp" xlink:type="simple">keys()</text:a></text:p>
          </table:table-cell>
          <table:table-cell office:value-type="string" calcext:value-type="string">
            <text:p>Returns a Array Iteration Object, containing the keys of the original array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lang.asp" xlink:type="simple">lang</text:a></text:p>
          </table:table-cell>
          <table:table-cell office:value-type="string" calcext:value-type="string">
            <text:p>Sets or returns the value of the lang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language.asp" xlink:type="simple">language</text:a></text:p>
          </table:table-cell>
          <table:table-cell office:value-type="string" calcext:value-type="string">
            <text:p>Returns the language of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lastchild.asp" xlink:type="simple">lastChild</text:a></text:p>
          </table:table-cell>
          <table:table-cell office:value-type="string" calcext:value-type="string">
            <text:p>Returns the last child nod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lastelementchild.asp" xlink:type="simple">lastElementChild</text:a></text:p>
          </table:table-cell>
          <table:table-cell office:value-type="string" calcext:value-type="string">
            <text:p>Returns the last child element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lastindex.asp" xlink:type="simple">lastIndex</text:a></text:p>
          </table:table-cell>
          <table:table-cell office:value-type="string" calcext:value-type="string">
            <text:p>Specifies the index at which to start the next match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astindexof_array.asp" xlink:type="simple">lastIndexOf()</text:a></text:p>
          </table:table-cell>
          <table:table-cell office:value-type="string" calcext:value-type="string">
            <text:p>Search the array for an element, starting at the end, and returns its position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lastmodified.asp" xlink:type="simple">lastModified</text:a></text:p>
          </table:table-cell>
          <table:table-cell office:value-type="string" calcext:value-type="string">
            <text:p>Returns the date and time the document was last modified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ength_array.asp" xlink:type="simple">length</text:a></text:p>
          </table:table-cell>
          <table:table-cell office:value-type="string" calcext:value-type="string">
            <text:p>Sets or returns the number of elements in an array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dom_obj_attributes.asp" xlink:type="simple">Attribute</text:a>, <text:a xlink:href="https://www.w3schools.com/jsref/obj_history.asp" xlink:type="simple">History</text:a>, <text:a xlink:href="https://www.w3schools.com/jsref/dom_obj_htmlcollection.asp" xlink:type="simple">HTMLCollection</text:a>, <text:a xlink:href="https://www.w3schools.com/jsref/obj_window.asp" xlink:type="simple">Window</text:a>, 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Computable</text:p>
          </table:table-cell>
          <table:table-cell office:value-type="string" calcext:value-type="string">
            <text:p>Returns whether the length of the progress can be computable or not</text:p>
          </table:table-cell>
          <table:table-cell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</text:p>
          </table:table-cell>
          <table:table-cell office:value-type="string" calcext:value-type="string">
            <text:p>Declares a variable inside brackets {} scop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links.asp" xlink:type="simple">links</text:a></text:p>
          </table:table-cell>
          <table:table-cell office:value-type="string" calcext:value-type="string">
            <text:p>Returns a collection of all &lt;a&gt; and &lt;area&gt; elements in the document that have a href attribut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n2.asp" xlink:type="simple">LN2</text:a></text:p>
          </table:table-cell>
          <table:table-cell office:value-type="string" calcext:value-type="string">
            <text:p>Returns the natural logarithm of 2 (approx. 0.693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n10.asp" xlink:type="simple">LN10</text:a></text:p>
          </table:table-cell>
          <table:table-cell office:value-type="string" calcext:value-type="string">
            <text:p>Returns the natural logarithm of 10 (approx. 2.302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aded</text:p>
          </table:table-cell>
          <table:table-cell office:value-type="string" calcext:value-type="string">
            <text:p>Returns how much work has been loaded</text:p>
          </table:table-cell>
          <table:table-cell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calecompare.asp" xlink:type="simple">localeCompare()</text:a></text:p>
          </table:table-cell>
          <table:table-cell office:value-type="string" calcext:value-type="string">
            <text:p>Compares two strings in the current locale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localstorage.asp" xlink:type="simple">localStorage</text:a></text:p>
          </table:table-cell>
          <table:table-cell office:value-type="string" calcext:value-type="string">
            <text:p>Allows to save key/value pairs in a web browser. Stores the data with no expiration date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key_location.asp" xlink:type="simple">location</text:a></text:p>
          </table:table-cell>
          <table:table-cell office:value-type="string" calcext:value-type="string">
            <text:p>Returns the location of a key on the keyboard or device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obj_location.asp" xlink:type="simple">location</text:a></text:p>
          </table:table-cell>
          <table:table-cell office:value-type="string" calcext:value-type="string">
            <text:p>Returns the Location object for the window (<text:a xlink:href="https://www.w3schools.com/jsref/obj_location.asp" xlink:type="simple">See Location object</text:a>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.asp" xlink:type="simple">log()</text:a></text:p>
          </table:table-cell>
          <table:table-cell office:value-type="string" calcext:value-type="string">
            <text:p>Returns the natural logarithm of a number</text:p>
          </table:table-cell>
          <table:table-cell office:value-type="string" calcext:value-type="string">
            <text:p><text:a xlink:href="https://www.w3schools.com/jsref/jsref_obj_math.asp" xlink:type="simple">Math</text:a>, 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10.asp" xlink:type="simple">log10()</text:a></text:p>
          </table:table-cell>
          <table:table-cell office:value-type="string" calcext:value-type="string">
            <text:p>Returns the base-10 logarithm of a numb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1p.asp" xlink:type="simple">log1p()</text:a></text:p>
          </table:table-cell>
          <table:table-cell office:value-type="string" calcext:value-type="string">
            <text:p>Returns the natural logarithm of 1 + a numb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2.asp" xlink:type="simple">log2()</text:a></text:p>
          </table:table-cell>
          <table:table-cell office:value-type="string" calcext:value-type="string">
            <text:p>Returns the base-2 logarithm of a numb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2e.asp" xlink:type="simple">LOG2E</text:a></text:p>
          </table:table-cell>
          <table:table-cell office:value-type="string" calcext:value-type="string">
            <text:p>Returns the base-2 logarithm of E (approx. 1.442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log10e.asp" xlink:type="simple">LOG10E</text:a></text:p>
          </table:table-cell>
          <table:table-cell office:value-type="string" calcext:value-type="string">
            <text:p>Returns the base-10 logarithm of E (approx. 0.434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ap.asp" xlink:type="simple">map()</text:a></text:p>
          </table:table-cell>
          <table:table-cell office:value-type="string" calcext:value-type="string">
            <text:p>Creates a new array with the result of calling a function for each array elemen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atch.asp" xlink:type="simple">match()</text:a></text:p>
          </table:table-cell>
          <table:table-cell office:value-type="string" calcext:value-type="string">
            <text:p>Searches a string for a match against a regular expression, and returns the matche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matches.asp" xlink:type="simple">matches()</text:a></text:p>
          </table:table-cell>
          <table:table-cell office:value-type="string" calcext:value-type="string">
            <text:p>Returns a Boolean value indicating whether an element is matched by a specific CSS selector or no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matchmedia.asp" xlink:type="simple">matchMedia()</text:a></text:p>
          </table:table-cell>
          <table:table-cell office:value-type="string" calcext:value-type="string">
            <text:p>Returns a MediaQueryList object representing the specified CSS media query string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ax.asp" xlink:type="simple">max()</text:a></text:p>
          </table:table-cell>
          <table:table-cell office:value-type="string" calcext:value-type="string">
            <text:p>Returns the number with the highest value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ax_value.asp" xlink:type="simple">MAX_VALUE</text:a></text:p>
          </table:table-cell>
          <table:table-cell office:value-type="string" calcext:value-type="string">
            <text:p>Returns the largest number possible in JavaScript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rror_message.asp" xlink:type="simple">message</text:a></text:p>
          </table:table-cell>
          <table:table-cell office:value-type="string" calcext:value-type="string">
            <text:p>Sets or returns an error message (a string)</text:p>
          </table:table-cell>
          <table:table-cell office:value-type="string" calcext:value-type="string">
            <text:p><text:a xlink:href="https://www.w3schools.com/jsref/jsref_obj_error.asp" xlink:type="simple">Err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metakey.asp" xlink:type="simple">metaKey</text:a></text:p>
          </table:table-cell>
          <table:table-cell office:value-type="string" calcext:value-type="string">
            <text:p>Returns whether the "META" key was pressed when an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in.asp" xlink:type="simple">min()</text:a></text:p>
          </table:table-cell>
          <table:table-cell office:value-type="string" calcext:value-type="string">
            <text:p>Returns the number with the lowest value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multiline.asp" xlink:type="simple">multiline</text:a></text:p>
          </table:table-cell>
          <table:table-cell office:value-type="string" calcext:value-type="string">
            <text:p>Checks whether the "m" modifier is set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min_value.asp" xlink:type="simple">MIN_VALUE</text:a></text:p>
          </table:table-cell>
          <table:table-cell office:value-type="string" calcext:value-type="string">
            <text:p>Returns the smallest number possible in JavaScript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moveby.asp" xlink:type="simple">moveBy()</text:a></text:p>
          </table:table-cell>
          <table:table-cell office:value-type="string" calcext:value-type="string">
            <text:p>Moves a window relative to its current positio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moveto.asp" xlink:type="simple">moveTo()</text:a></text:p>
          </table:table-cell>
          <table:table-cell office:value-type="string" calcext:value-type="string">
            <text:p>Moves a window to the specified positio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vementX</text:p>
          </table:table-cell>
          <table:table-cell office:value-type="string" calcext:value-type="string">
            <text:p>Returns the horizontal coordinate of the mouse pointer relative to the position of the last mousemove ev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vementY</text:p>
          </table:table-cell>
          <table:table-cell office:value-type="string" calcext:value-type="string">
            <text:p>Returns the vertical coordinate of the mouse pointer relative to the position of the last mousemove ev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rror_name.asp" xlink:type="simple">name</text:a></text:p>
          </table:table-cell>
          <table:table-cell office:value-type="string" calcext:value-type="string">
            <text:p>Sets or returns an error name</text:p>
          </table:table-cell>
          <table:table-cell office:value-type="string" calcext:value-type="string">
            <text:p><text:a xlink:href="https://www.w3schools.com/jsref/jsref_obj_error.asp" xlink:type="simple">Error</text:a>, <text:a xlink:href="https://www.w3schools.com/jsref/dom_obj_attributes.asp" xlink:type="simple">Attribute</text:a>, 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htmlcollection_nameditem.asp" xlink:type="simple">namedItem()</text:a></text:p>
          </table:table-cell>
          <table:table-cell office:value-type="string" calcext:value-type="string">
            <text:p>Returns the element with the specified ID, or name, in an HTMLCollection</text:p>
          </table:table-cell>
          <table:table-cell office:value-type="string" calcext:value-type="string">
            <text:p><text:a xlink:href="https://www.w3schools.com/jsref/dom_obj_htmlcollection.asp" xlink:type="simple">HTMLCollec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namespaceuri.asp" xlink:type="simple">namespaceURI</text:a></text:p>
          </table:table-cell>
          <table:table-cell office:value-type="string" calcext:value-type="string">
            <text:p>Returns the namespace URI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nan.asp" xlink:type="simple">NaN</text:a></text:p>
          </table:table-cell>
          <table:table-cell office:value-type="string" calcext:value-type="string">
            <text:p>"Not-a-Number" value</text:p>
          </table:table-cell>
          <table:table-cell office:value-type="string" calcext:value-type="string">
            <text:p><text:a xlink:href="https://www.w3schools.com/jsref/jsref_obj_global.asp" xlink:type="simple">Global</text:a>, 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obj_navigator.asp" xlink:type="simple">navigator</text:a></text:p>
          </table:table-cell>
          <table:table-cell office:value-type="string" calcext:value-type="string">
            <text:p>Returns the Navigator object for the window (<text:a xlink:href="https://www.w3schools.com/jsref/obj_navigator.asp" xlink:type="simple">See Navigator object</text:a>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negative_infinity.asp" xlink:type="simple">NEGATIVE_INFINITY</text:a></text:p>
          </table:table-cell>
          <table:table-cell office:value-type="string" calcext:value-type="string">
            <text:p>Represents negative infinity (returned on overflow)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Creates an instance of a constructo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hashchange_newurl.asp" xlink:type="simple">newURL</text:a></text:p>
          </table:table-cell>
          <table:table-cell office:value-type="string" calcext:value-type="string">
            <text:p>Returns the URL of the document, after the hash has been changed</text:p>
          </table:table-cell>
          <table:table-cell office:value-type="string" calcext:value-type="string">
            <text:p><text:a xlink:href="https://www.w3schools.com/jsref/obj_hashchangeevent.asp" xlink:type="simple">Has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Value</text:p>
          </table:table-cell>
          <table:table-cell office:value-type="string" calcext:value-type="string">
            <text:p>Returns the new value of the changed storage item</text:p>
          </table:table-cell>
          <table:table-cell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nextsibling.asp" xlink:type="simple">nextSibling</text:a></text:p>
          </table:table-cell>
          <table:table-cell office:value-type="string" calcext:value-type="string">
            <text:p>Returns the next node at the same node tree level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nextelementsibling.asp" xlink:type="simple">nextElementSibling</text:a></text:p>
          </table:table-cell>
          <table:table-cell office:value-type="string" calcext:value-type="string">
            <text:p>Returns the next element at the same node tree level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nodename.asp" xlink:type="simple">nodeName</text:a></text:p>
          </table:table-cell>
          <table:table-cell office:value-type="string" calcext:value-type="string">
            <text:p>Returns the name of a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nodetype.asp" xlink:type="simple">nodeType</text:a></text:p>
          </table:table-cell>
          <table:table-cell office:value-type="string" calcext:value-type="string">
            <text:p>Returns the node type of a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nodevalue.asp" xlink:type="simple">nodeValue</text:a></text:p>
          </table:table-cell>
          <table:table-cell office:value-type="string" calcext:value-type="string">
            <text:p>Sets or returns the value of a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normalize.asp" xlink:type="simple">normalize()</text:a></text:p>
          </table:table-cell>
          <table:table-cell office:value-type="string" calcext:value-type="string">
            <text:p>Removes empty Text nodes, and joins adjacent nodes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normalizedocument.asp" xlink:type="simple">normalizeDocument()</text:a></text:p>
          </table:table-cell>
          <table:table-cell office:value-type="string" calcext:value-type="string">
            <text:p>Removes empty Text nodes, and joins adjacent nodes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now.asp" xlink:type="simple">now()</text:a></text:p>
          </table:table-cell>
          <table:table-cell office:value-type="string" calcext:value-type="string">
            <text:p>Returns the number of milliseconds since midnight Jan 1, 1970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number.asp" xlink:type="simple">Number()</text:a></text:p>
          </table:table-cell>
          <table:table-cell office:value-type="string" calcext:value-type="string">
            <text:p>Converts an object's value to a number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offsetheight.asp" xlink:type="simple">offsetHeight</text:a></text:p>
          </table:table-cell>
          <table:table-cell office:value-type="string" calcext:value-type="string">
            <text:p>Returns the height of an element, including padding, border and scrollbar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offsetwidth.asp" xlink:type="simple">offsetWidth</text:a></text:p>
          </table:table-cell>
          <table:table-cell office:value-type="string" calcext:value-type="string">
            <text:p>Returns the width of an element, including padding, border and scrollbar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offsetleft.asp" xlink:type="simple">offsetLeft</text:a></text:p>
          </table:table-cell>
          <table:table-cell office:value-type="string" calcext:value-type="string">
            <text:p>Returns the horizontal offset position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offsetparent.asp" xlink:type="simple">offsetParent</text:a></text:p>
          </table:table-cell>
          <table:table-cell office:value-type="string" calcext:value-type="string">
            <text:p>Returns the offset container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offsettop.asp" xlink:type="simple">offsetTop</text:a></text:p>
          </table:table-cell>
          <table:table-cell office:value-type="string" calcext:value-type="string">
            <text:p>Returns the vertical offset position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setX</text:p>
          </table:table-cell>
          <table:table-cell office:value-type="string" calcext:value-type="string">
            <text:p>Returns the horizontal coordinate of the mouse pointer relative to the position of the edge of the target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setY</text:p>
          </table:table-cell>
          <table:table-cell office:value-type="string" calcext:value-type="string">
            <text:p>Returns the vertical coordinate of the mouse pointer relative to the position of the edge of the target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hashchange_oldurl.asp" xlink:type="simple">oldURL</text:a></text:p>
          </table:table-cell>
          <table:table-cell office:value-type="string" calcext:value-type="string">
            <text:p>Returns the URL of the document, before the hash was changed</text:p>
          </table:table-cell>
          <table:table-cell office:value-type="string" calcext:value-type="string">
            <text:p><text:a xlink:href="https://www.w3schools.com/jsref/obj_hashchangeevent.asp" xlink:type="simple">Has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ldValue</text:p>
          </table:table-cell>
          <table:table-cell office:value-type="string" calcext:value-type="string">
            <text:p>Returns the old value of the changed storage item</text:p>
          </table:table-cell>
          <table:table-cell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abort_media.asp" xlink:type="simple">onabort</text:a></text:p>
          </table:table-cell>
          <table:table-cell office:value-type="string" calcext:value-type="string">
            <text:p>The event occurs when the loading of a media is aborted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afterprint.asp" xlink:type="simple">onafterprint</text:a></text:p>
          </table:table-cell>
          <table:table-cell office:value-type="string" calcext:value-type="string">
            <text:p>The event occurs when a page has started printing, or if the print dialogue box has been clos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nimationend.asp" xlink:type="simple">onanimationend</text:a></text:p>
          </table:table-cell>
          <table:table-cell office:value-type="string" calcext:value-type="string">
            <text:p>The event occurs when a CSS animation has completed</text:p>
          </table:table-cell>
          <table:table-cell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nimationiteration.asp" xlink:type="simple">onanimationiteration</text:a></text:p>
          </table:table-cell>
          <table:table-cell office:value-type="string" calcext:value-type="string">
            <text:p>The event occurs when a CSS animation is repeated</text:p>
          </table:table-cell>
          <table:table-cell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animationstart.asp" xlink:type="simple">onanimationstart</text:a></text:p>
          </table:table-cell>
          <table:table-cell office:value-type="string" calcext:value-type="string">
            <text:p>The event occurs when a CSS animation has started</text:p>
          </table:table-cell>
          <table:table-cell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beforeprint.asp" xlink:type="simple">onbeforeprint</text:a></text:p>
          </table:table-cell>
          <table:table-cell office:value-type="string" calcext:value-type="string">
            <text:p>The event occurs when a page is about to be prin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beforeunload.asp" xlink:type="simple">onbeforeunload</text:a></text:p>
          </table:table-cell>
          <table:table-cell office:value-type="string" calcext:value-type="string">
            <text:p>The event occurs before the document is about to be unloaded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blur.asp" xlink:type="simple">onblur</text:a></text:p>
          </table:table-cell>
          <table:table-cell office:value-type="string" calcext:value-type="string">
            <text:p>The event occurs when an element loses focus</text:p>
          </table:table-cell>
          <table:table-cell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anplay.asp" xlink:type="simple">oncanplay</text:a></text:p>
          </table:table-cell>
          <table:table-cell office:value-type="string" calcext:value-type="string">
            <text:p>The event occurs when the browser can start playing the media (when it has buffered enough to begin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anplaythrough.asp" xlink:type="simple">oncanplaythrough</text:a></text:p>
          </table:table-cell>
          <table:table-cell office:value-type="string" calcext:value-type="string">
            <text:p>The event occurs when the browser can play through the media without stopping for buffering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hange.asp" xlink:type="simple">onchange</text:a></text:p>
          </table:table-cell>
          <table:table-cell office:value-type="string" calcext:value-type="string">
            <text:p>The event occurs when the content of a form element, the selection, or the checked state have changed (for &lt;input&gt;, &lt;select&gt;, and &lt;textarea&gt;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lick.asp" xlink:type="simple">onclick</text:a></text:p>
          </table:table-cell>
          <table:table-cell office:value-type="string" calcext:value-type="string">
            <text:p>The event occurs when the user clicks on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ontextmenu.asp" xlink:type="simple">oncontextmenu</text:a></text:p>
          </table:table-cell>
          <table:table-cell office:value-type="string" calcext:value-type="string">
            <text:p>The event occurs when the user right-clicks on an element to open a context menu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opy.asp" xlink:type="simple">oncopy</text:a></text:p>
          </table:table-cell>
          <table:table-cell office:value-type="string" calcext:value-type="string">
            <text:p>The event occurs when the user copies the content of an element</text:p>
          </table:table-cell>
          <table:table-cell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cut.asp" xlink:type="simple">oncut</text:a></text:p>
          </table:table-cell>
          <table:table-cell office:value-type="string" calcext:value-type="string">
            <text:p>The event occurs when the user cuts the content of an element</text:p>
          </table:table-cell>
          <table:table-cell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blclick.asp" xlink:type="simple">ondblclick</text:a></text:p>
          </table:table-cell>
          <table:table-cell office:value-type="string" calcext:value-type="string">
            <text:p>The event occurs when the user double-clicks on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.asp" xlink:type="simple">ondrag</text:a></text:p>
          </table:table-cell>
          <table:table-cell office:value-type="string" calcext:value-type="string">
            <text:p>The event occurs when an element is being dragged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end.asp" xlink:type="simple">ondragend</text:a></text:p>
          </table:table-cell>
          <table:table-cell office:value-type="string" calcext:value-type="string">
            <text:p>The event occurs when the user has finished dragging an elemen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enter.asp" xlink:type="simple">ondragenter</text:a></text:p>
          </table:table-cell>
          <table:table-cell office:value-type="string" calcext:value-type="string">
            <text:p>The event occurs when the dragged element enters the drop targe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leave.asp" xlink:type="simple">ondragleave</text:a></text:p>
          </table:table-cell>
          <table:table-cell office:value-type="string" calcext:value-type="string">
            <text:p>The event occurs when the dragged element leaves the drop targe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over.asp" xlink:type="simple">ondragover</text:a></text:p>
          </table:table-cell>
          <table:table-cell office:value-type="string" calcext:value-type="string">
            <text:p>The event occurs when the dragged element is over the drop targe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agstart.asp" xlink:type="simple">ondragstart</text:a></text:p>
          </table:table-cell>
          <table:table-cell office:value-type="string" calcext:value-type="string">
            <text:p>The event occurs when the user starts to drag an elemen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rop.asp" xlink:type="simple">ondrop</text:a></text:p>
          </table:table-cell>
          <table:table-cell office:value-type="string" calcext:value-type="string">
            <text:p>The event occurs when the dragged element is dropped on the drop target</text:p>
          </table:table-cell>
          <table:table-cell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durationchange.asp" xlink:type="simple">ondurationchange</text:a></text:p>
          </table:table-cell>
          <table:table-cell office:value-type="string" calcext:value-type="string">
            <text:p>The event occurs when the duration of the media is chang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emptied</text:p>
          </table:table-cell>
          <table:table-cell office:value-type="string" calcext:value-type="string">
            <text:p>The event occurs when something bad happens and the media file is suddenly unavailable (like unexpectedly disconnects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ended.asp" xlink:type="simple">onended</text:a></text:p>
          </table:table-cell>
          <table:table-cell office:value-type="string" calcext:value-type="string">
            <text:p>The event occurs when the media has reach the end (useful for messages like "thanks for listening"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error.asp" xlink:type="simple">onerror</text:a></text:p>
          </table:table-cell>
          <table:table-cell office:value-type="string" calcext:value-type="string">
            <text:p>The event occurs when an error occurs while loading an external file</text:p>
          </table:table-cell>
          <table:table-cell office:value-type="string" calcext:value-type="string">
            <text:p><text:a xlink:href="https://www.w3schools.com/jsref/obj_progressevent.asp" xlink:type="simple">ProgressEvent</text:a>, 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focus.asp" xlink:type="simple">onfocus</text:a></text:p>
          </table:table-cell>
          <table:table-cell office:value-type="string" calcext:value-type="string">
            <text:p>The event occurs when an element gets focus</text:p>
          </table:table-cell>
          <table:table-cell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focusin.asp" xlink:type="simple">onfocusin</text:a></text:p>
          </table:table-cell>
          <table:table-cell office:value-type="string" calcext:value-type="string">
            <text:p>The event occurs when an element is about to get focus</text:p>
          </table:table-cell>
          <table:table-cell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focusout.asp" xlink:type="simple">onfocusout</text:a></text:p>
          </table:table-cell>
          <table:table-cell office:value-type="string" calcext:value-type="string">
            <text:p>The event occurs when an element is about to lose focus</text:p>
          </table:table-cell>
          <table:table-cell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fullscreenchange.asp" xlink:type="simple">onfullscreenchange</text:a></text:p>
          </table:table-cell>
          <table:table-cell office:value-type="string" calcext:value-type="string">
            <text:p>The event occurs when an element is displayed in fullscreen mod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fullscreenerror.asp" xlink:type="simple">onfullscreenerror</text:a></text:p>
          </table:table-cell>
          <table:table-cell office:value-type="string" calcext:value-type="string">
            <text:p>The event occurs when an element can not be displayed in fullscreen mod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hashchange.asp" xlink:type="simple">onhashchange</text:a></text:p>
          </table:table-cell>
          <table:table-cell office:value-type="string" calcext:value-type="string">
            <text:p>The event occurs when there has been changes to the anchor part of a URL</text:p>
          </table:table-cell>
          <table:table-cell office:value-type="string" calcext:value-type="string">
            <text:p><text:a xlink:href="https://www.w3schools.com/jsref/obj_hashchangeevent.asp" xlink:type="simple">HashChan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input.asp" xlink:type="simple">oninput</text:a></text:p>
          </table:table-cell>
          <table:table-cell office:value-type="string" calcext:value-type="string">
            <text:p>The event occurs when an element gets user input</text:p>
          </table:table-cell>
          <table:table-cell office:value-type="string" calcext:value-type="string">
            <text:p><text:a xlink:href="https://www.w3schools.com/jsref/obj_inputevent.asp" xlink:type="simple">Input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invalid.asp" xlink:type="simple">oninvalid</text:a></text:p>
          </table:table-cell>
          <table:table-cell office:value-type="string" calcext:value-type="string">
            <text:p>The event occurs when an element is invali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keydown.asp" xlink:type="simple">onkeydown</text:a></text:p>
          </table:table-cell>
          <table:table-cell office:value-type="string" calcext:value-type="string">
            <text:p>The event occurs when the user is pressing a key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keypress.asp" xlink:type="simple">onkeypress</text:a></text:p>
          </table:table-cell>
          <table:table-cell office:value-type="string" calcext:value-type="string">
            <text:p>The event occurs when the user presses a key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keyup.asp" xlink:type="simple">onkeyup</text:a></text:p>
          </table:table-cell>
          <table:table-cell office:value-type="string" calcext:value-type="string">
            <text:p>The event occurs when the user releases a key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online.asp" xlink:type="simple">onLine</text:a></text:p>
          </table:table-cell>
          <table:table-cell office:value-type="string" calcext:value-type="string">
            <text:p>Determines whether the browser is online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load.asp" xlink:type="simple">onload</text:a></text:p>
          </table:table-cell>
          <table:table-cell office:value-type="string" calcext:value-type="string">
            <text:p>The event occurs when an object has loaded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loadeddata.asp" xlink:type="simple">onloadeddata</text:a></text:p>
          </table:table-cell>
          <table:table-cell office:value-type="string" calcext:value-type="string">
            <text:p>The event occurs when media data is load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loadedmetadata.asp" xlink:type="simple">onloadedmetadata</text:a></text:p>
          </table:table-cell>
          <table:table-cell office:value-type="string" calcext:value-type="string">
            <text:p>The event occurs when meta data (like dimensions and duration) are load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loadstart.asp" xlink:type="simple">onloadstart</text:a></text:p>
          </table:table-cell>
          <table:table-cell office:value-type="string" calcext:value-type="string">
            <text:p>The event occurs when the browser starts looking for the specified media</text:p>
          </table:table-cell>
          <table:table-cell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essage_sse.asp" xlink:type="simple">onmessage</text:a></text:p>
          </table:table-cell>
          <table:table-cell office:value-type="string" calcext:value-type="string">
            <text:p>The event occurs when a message is received through the event sourc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down.asp" xlink:type="simple">onmousedown</text:a></text:p>
          </table:table-cell>
          <table:table-cell office:value-type="string" calcext:value-type="string">
            <text:p>The event occurs when the user presses a mouse button over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enter.asp" xlink:type="simple">onmouseenter</text:a></text:p>
          </table:table-cell>
          <table:table-cell office:value-type="string" calcext:value-type="string">
            <text:p>The event occurs when the pointer is moved onto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leave.asp" xlink:type="simple">onmouseleave</text:a></text:p>
          </table:table-cell>
          <table:table-cell office:value-type="string" calcext:value-type="string">
            <text:p>The event occurs when the pointer is moved out of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move.asp" xlink:type="simple">onmousemove</text:a></text:p>
          </table:table-cell>
          <table:table-cell office:value-type="string" calcext:value-type="string">
            <text:p>The event occurs when the pointer is moving while it is over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over.asp" xlink:type="simple">onmouseover</text:a></text:p>
          </table:table-cell>
          <table:table-cell office:value-type="string" calcext:value-type="string">
            <text:p>The event occurs when the pointer is moved onto an element, or onto one of its children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out.asp" xlink:type="simple">onmouseout</text:a></text:p>
          </table:table-cell>
          <table:table-cell office:value-type="string" calcext:value-type="string">
            <text:p>The event occurs when a user moves the mouse pointer out of an element, or out of one of its children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mouseup.asp" xlink:type="simple">onmouseup</text:a></text:p>
          </table:table-cell>
          <table:table-cell office:value-type="string" calcext:value-type="string">
            <text:p>The event occurs when a user releases a mouse button over an element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mousewheel</text:p>
          </table:table-cell>
          <table:table-cell office:value-type="string" calcext:value-type="string">
            <text:p>Deprecated. Use the <text:a xlink:href="https://www.w3schools.com/jsref/event_onwheel.asp" xlink:type="simple">wheel</text:a> event instead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offline.asp" xlink:type="simple">onoffline</text:a></text:p>
          </table:table-cell>
          <table:table-cell office:value-type="string" calcext:value-type="string">
            <text:p>The event occurs when the browser starts to work offlin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online.asp" xlink:type="simple">ononline</text:a></text:p>
          </table:table-cell>
          <table:table-cell office:value-type="string" calcext:value-type="string">
            <text:p>The event occurs when the browser starts to work onlin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open_sse.asp" xlink:type="simple">onopen</text:a></text:p>
          </table:table-cell>
          <table:table-cell office:value-type="string" calcext:value-type="string">
            <text:p>The event occurs when a connection with the event source is open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agehide.asp" xlink:type="simple">onpagehide</text:a></text:p>
          </table:table-cell>
          <table:table-cell office:value-type="string" calcext:value-type="string">
            <text:p>The event occurs when the user navigates away from a webpage</text:p>
          </table:table-cell>
          <table:table-cell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ageshow.asp" xlink:type="simple">onpageshow</text:a></text:p>
          </table:table-cell>
          <table:table-cell office:value-type="string" calcext:value-type="string">
            <text:p>The event occurs when the user navigates to a webpage</text:p>
          </table:table-cell>
          <table:table-cell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aste.asp" xlink:type="simple">onpaste</text:a></text:p>
          </table:table-cell>
          <table:table-cell office:value-type="string" calcext:value-type="string">
            <text:p>The event occurs when the user pastes some content in an element</text:p>
          </table:table-cell>
          <table:table-cell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ause.asp" xlink:type="simple">onpause</text:a></text:p>
          </table:table-cell>
          <table:table-cell office:value-type="string" calcext:value-type="string">
            <text:p>The event occurs when the media is paused either by the user or programmatically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lay.asp" xlink:type="simple">onplay</text:a></text:p>
          </table:table-cell>
          <table:table-cell office:value-type="string" calcext:value-type="string">
            <text:p>The event occurs when the media has been started or is no longer paus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laying.asp" xlink:type="simple">onplaying</text:a></text:p>
          </table:table-cell>
          <table:table-cell office:value-type="string" calcext:value-type="string">
            <text:p>The event occurs when the media is playing after having been paused or stopped for buffering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popstate</text:p>
          </table:table-cell>
          <table:table-cell office:value-type="string" calcext:value-type="string">
            <text:p>The event occurs when the window's history changes</text:p>
          </table:table-cell>
          <table:table-cell office:value-type="string" calcext:value-type="string">
            <text:p><text:a xlink:href="https://www.w3schools.com/jsref/obj_popstateevent.asp" xlink:type="simple">PopStat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progress.asp" xlink:type="simple">onprogress</text:a></text:p>
          </table:table-cell>
          <table:table-cell office:value-type="string" calcext:value-type="string">
            <text:p>The event occurs when the browser is in the process of getting the media data (downloading the media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ratechange.asp" xlink:type="simple">onratechange</text:a></text:p>
          </table:table-cell>
          <table:table-cell office:value-type="string" calcext:value-type="string">
            <text:p>The event occurs when the playing speed of the media is chang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resize.asp" xlink:type="simple">onresize</text:a></text:p>
          </table:table-cell>
          <table:table-cell office:value-type="string" calcext:value-type="string">
            <text:p>The event occurs when the document view is resized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reset.asp" xlink:type="simple">onreset</text:a></text:p>
          </table:table-cell>
          <table:table-cell office:value-type="string" calcext:value-type="string">
            <text:p>The event occurs when a form is rese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croll.asp" xlink:type="simple">onscroll</text:a></text:p>
          </table:table-cell>
          <table:table-cell office:value-type="string" calcext:value-type="string">
            <text:p>The event occurs when an element's scrollbar is being scrolled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earch.asp" xlink:type="simple">onsearch</text:a></text:p>
          </table:table-cell>
          <table:table-cell office:value-type="string" calcext:value-type="string">
            <text:p>The event occurs when the user writes something in a search field (for &lt;input="search"&gt;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eeked.asp" xlink:type="simple">onseeked</text:a></text:p>
          </table:table-cell>
          <table:table-cell office:value-type="string" calcext:value-type="string">
            <text:p>The event occurs when the user is finished moving/skipping to a new position in the media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eeking.asp" xlink:type="simple">onseeking</text:a></text:p>
          </table:table-cell>
          <table:table-cell office:value-type="string" calcext:value-type="string">
            <text:p>The event occurs when the user starts moving/skipping to a new position in the media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elect.asp" xlink:type="simple">onselect</text:a></text:p>
          </table:table-cell>
          <table:table-cell office:value-type="string" calcext:value-type="string">
            <text:p>The event occurs after the user selects some text (for &lt;input&gt; and &lt;textarea&gt;)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how.asp" xlink:type="simple">onshow</text:a></text:p>
          </table:table-cell>
          <table:table-cell office:value-type="string" calcext:value-type="string">
            <text:p>The event occurs when a &lt;menu&gt; element is shown as a context menu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talled.asp" xlink:type="simple">onstalled</text:a></text:p>
          </table:table-cell>
          <table:table-cell office:value-type="string" calcext:value-type="string">
            <text:p>The event occurs when the browser is trying to get media data, but data is not available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storage</text:p>
          </table:table-cell>
          <table:table-cell office:value-type="string" calcext:value-type="string">
            <text:p>The event occurs when a Web Storage area is updated</text:p>
          </table:table-cell>
          <table:table-cell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ubmit.asp" xlink:type="simple">onsubmit</text:a></text:p>
          </table:table-cell>
          <table:table-cell office:value-type="string" calcext:value-type="string">
            <text:p>The event occurs when a form is submit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suspend.asp" xlink:type="simple">onsuspend</text:a></text:p>
          </table:table-cell>
          <table:table-cell office:value-type="string" calcext:value-type="string">
            <text:p>The event occurs when the browser is intentionally not getting media data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timeupdate.asp" xlink:type="simple">ontimeupdate</text:a></text:p>
          </table:table-cell>
          <table:table-cell office:value-type="string" calcext:value-type="string">
            <text:p>The event occurs when the playing position has changed (like when the user fast forwards to a different point in the media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toggle.asp" xlink:type="simple">ontoggle</text:a></text:p>
          </table:table-cell>
          <table:table-cell office:value-type="string" calcext:value-type="string">
            <text:p>The event occurs when the user opens or closes the &lt;details&gt; elem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cancel.asp" xlink:type="simple">ontouchcancel</text:a></text:p>
          </table:table-cell>
          <table:table-cell office:value-type="string" calcext:value-type="string">
            <text:p>The event occurs when the touch is interrupted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end.asp" xlink:type="simple">ontouchend</text:a></text:p>
          </table:table-cell>
          <table:table-cell office:value-type="string" calcext:value-type="string">
            <text:p>The event occurs when a finger is removed from a touch screen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move.asp" xlink:type="simple">ontouchmove</text:a></text:p>
          </table:table-cell>
          <table:table-cell office:value-type="string" calcext:value-type="string">
            <text:p>The event occurs when a finger is dragged across the screen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start.asp" xlink:type="simple">ontouchstart</text:a></text:p>
          </table:table-cell>
          <table:table-cell office:value-type="string" calcext:value-type="string">
            <text:p>The event occurs when a finger is placed on a touch screen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ransitionend.asp" xlink:type="simple">ontransitionend</text:a></text:p>
          </table:table-cell>
          <table:table-cell office:value-type="string" calcext:value-type="string">
            <text:p>The event occurs when a CSS transition has completed</text:p>
          </table:table-cell>
          <table:table-cell office:value-type="string" calcext:value-type="string">
            <text:p>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unload.asp" xlink:type="simple">onunload</text:a></text:p>
          </table:table-cell>
          <table:table-cell office:value-type="string" calcext:value-type="string">
            <text:p>The event occurs once a page has unloaded (for &lt;body&gt;)</text:p>
          </table:table-cell>
          <table:table-cell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volumechange.asp" xlink:type="simple">onvolumechange</text:a></text:p>
          </table:table-cell>
          <table:table-cell office:value-type="string" calcext:value-type="string">
            <text:p>The event occurs when the volume of the media has changed (includes setting the volume to "mute"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waiting.asp" xlink:type="simple">onwaiting</text:a></text:p>
          </table:table-cell>
          <table:table-cell office:value-type="string" calcext:value-type="string">
            <text:p>The event occurs when the media has paused but is expected to resume (like when the media pauses to buffer more data)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onwheel.asp" xlink:type="simple">onwheel</text:a></text:p>
          </table:table-cell>
          <table:table-cell office:value-type="string" calcext:value-type="string">
            <text:p>The event occurs when the mouse wheel rolls up or down over an element</text:p>
          </table:table-cell>
          <table:table-cell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_open.asp" xlink:type="simple">open()</text:a></text:p>
          </table:table-cell>
          <table:table-cell office:value-type="string" calcext:value-type="string">
            <text:p>Opens an HTML output stream to collect output from document.write()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opener.asp" xlink:type="simple">opener</text:a></text:p>
          </table:table-cell>
          <table:table-cell office:value-type="string" calcext:value-type="string">
            <text:p>Returns a reference to the window that created the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origin.asp" xlink:type="simple">origin</text:a></text:p>
          </table:table-cell>
          <table:table-cell office:value-type="string" calcext:value-type="string">
            <text:p>Returns the protocol, hostname and port number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outerheight.asp" xlink:type="simple">outerHeight</text:a></text:p>
          </table:table-cell>
          <table:table-cell office:value-type="string" calcext:value-type="string">
            <text:p>Returns the height of the browser window, including toolbars/scrollbar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outerhtml.asp" xlink:type="simple">outerHTML</text:a></text:p>
          </table:table-cell>
          <table:table-cell office:value-type="string" calcext:value-type="string">
            <text:p>Sets or returns the outer content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outertext.asp" xlink:type="simple">outerText</text:a></text:p>
          </table:table-cell>
          <table:table-cell office:value-type="string" calcext:value-type="string">
            <text:p>Sets or returns the text outer content of a node and its descendant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outerheight.asp" xlink:type="simple">outerWidth</text:a></text:p>
          </table:table-cell>
          <table:table-cell office:value-type="string" calcext:value-type="string">
            <text:p>Returns the width of the browser window, including toolbars/scrollbar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ownerdocument.asp" xlink:type="simple">ownerDocument</text:a></text:p>
          </table:table-cell>
          <table:table-cell office:value-type="string" calcext:value-type="string">
            <text:p>Returns the root element (document object) for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pagex.asp" xlink:type="simple">pageX</text:a></text:p>
          </table:table-cell>
          <table:table-cell office:value-type="string" calcext:value-type="string">
            <text:p>Returns the horizontal coordinate of the mouse pointer, relative to the document,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pagexoffset.asp" xlink:type="simple">pageXOffset</text:a></text:p>
          </table:table-cell>
          <table:table-cell office:value-type="string" calcext:value-type="string">
            <text:p>Returns the pixels the current document has been scrolled (horizontally) from the upper left corner of the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pagey.asp" xlink:type="simple">pageY</text:a></text:p>
          </table:table-cell>
          <table:table-cell office:value-type="string" calcext:value-type="string">
            <text:p>Returns the vertical coordinate of the mouse pointer, relative to the document,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pagexoffset.asp" xlink:type="simple">pageYOffset</text:a></text:p>
          </table:table-cell>
          <table:table-cell office:value-type="string" calcext:value-type="string">
            <text:p>Returns the pixels the current document has been scrolled (vertically) from the upper left corner of the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parent.asp" xlink:type="simple">parent</text:a></text:p>
          </table:table-cell>
          <table:table-cell office:value-type="string" calcext:value-type="string">
            <text:p>Returns the parent window of the current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parentnode.asp" xlink:type="simple">parentNode</text:a></text:p>
          </table:table-cell>
          <table:table-cell office:value-type="string" calcext:value-type="string">
            <text:p>Returns the parent nod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parentelement.asp" xlink:type="simple">parentElement</text:a></text:p>
          </table:table-cell>
          <table:table-cell office:value-type="string" calcext:value-type="string">
            <text:p>Returns the parent element nod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arse.asp" xlink:type="simple">parse()</text:a></text:p>
          </table:table-cell>
          <table:table-cell office:value-type="string" calcext:value-type="string">
            <text:p>Parses a date string and returns the number of milliseconds since January 1, 1970</text:p>
          </table:table-cell>
          <table:table-cell office:value-type="string" calcext:value-type="string">
            <text:p><text:a xlink:href="https://www.w3schools.com/jsref/jsref_obj_date.asp" xlink:type="simple">Date</text:a>, <text:a xlink:href="https://www.w3schools.com/jsref/jsref_obj_json.asp" xlink:type="simple">JS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arsefloat.asp" xlink:type="simple">parseFloat()</text:a></text:p>
          </table:table-cell>
          <table:table-cell office:value-type="string" calcext:value-type="string">
            <text:p>Parses a string and returns a floating point number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arseint.asp" xlink:type="simple">parseInt()</text:a></text:p>
          </table:table-cell>
          <table:table-cell office:value-type="string" calcext:value-type="string">
            <text:p>Parses a string and returns an integer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pathname.asp" xlink:type="simple">pathname</text:a></text:p>
          </table:table-cell>
          <table:table-cell office:value-type="string" calcext:value-type="string">
            <text:p>Sets or returns the path name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pagetransition_persisted.asp" xlink:type="simple">persisted</text:a></text:p>
          </table:table-cell>
          <table:table-cell office:value-type="string" calcext:value-type="string">
            <text:p>Returns whether the webpage was cached by the browser</text:p>
          </table:table-cell>
          <table:table-cell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i.asp" xlink:type="simple">PI</text:a></text:p>
          </table:table-cell>
          <table:table-cell office:value-type="string" calcext:value-type="string">
            <text:p>Returns PI (approx. 3.14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pixeldepth.asp" xlink:type="simple">pixelDepth</text:a></text:p>
          </table:table-cell>
          <table:table-cell office:value-type="string" calcext:value-type="string">
            <text:p>Returns the color resolution (in bits per pixel) of the screen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platform.asp" xlink:type="simple">platform</text:a></text:p>
          </table:table-cell>
          <table:table-cell office:value-type="string" calcext:value-type="string">
            <text:p>Returns for which platform the browser is compiled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op.asp" xlink:type="simple">pop()</text:a></text:p>
          </table:table-cell>
          <table:table-cell office:value-type="string" calcext:value-type="string">
            <text:p>Removes the last element of an array, and returns that elemen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port.asp" xlink:type="simple">port</text:a></text:p>
          </table:table-cell>
          <table:table-cell office:value-type="string" calcext:value-type="string">
            <text:p>Sets or returns the port number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geo_position.asp" xlink:type="simple">position</text:a></text:p>
          </table:table-cell>
          <table:table-cell office:value-type="string" calcext:value-type="string">
            <text:p>Returns the position of the concerned device at a given time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onError</text:p>
          </table:table-cell>
          <table:table-cell office:value-type="string" calcext:value-type="string">
            <text:p>Returns the reason of an error occurring when using the geolocating device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onOptions</text:p>
          </table:table-cell>
          <table:table-cell office:value-type="string" calcext:value-type="string">
            <text:p>Describes an object containing option properties to pass as a parameter of Geolocation.getCurrentPosition() and Geolocation.watchPosition()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ositive_infinity.asp" xlink:type="simple">POSITIVE_INFINITY</text:a></text:p>
          </table:table-cell>
          <table:table-cell office:value-type="string" calcext:value-type="string">
            <text:p>Represents infinity (returned on overflow)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preventdefault.asp" xlink:type="simple">preventDefault()</text:a></text:p>
          </table:table-cell>
          <table:table-cell office:value-type="string" calcext:value-type="string">
            <text:p>Cancels the event if it is cancelable, meaning that the default action that belongs to the event will not occur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print.asp" xlink:type="simple">print()</text:a></text:p>
          </table:table-cell>
          <table:table-cell office:value-type="string" calcext:value-type="string">
            <text:p>Prints the content of the current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product.asp" xlink:type="simple">product</text:a></text:p>
          </table:table-cell>
          <table:table-cell office:value-type="string" calcext:value-type="string">
            <text:p>Returns the engine name of the brows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ransition_propertyName.asp" xlink:type="simple">propertyName</text:a></text:p>
          </table:table-cell>
          <table:table-cell office:value-type="string" calcext:value-type="string">
            <text:p>Returns the name of the CSS property associated with the animation or transition</text:p>
          </table:table-cell>
          <table:table-cell office:value-type="string" calcext:value-type="string">
            <text:p><text:a xlink:href="https://www.w3schools.com/jsref/obj_animationevent.asp" xlink:type="simple">AnimationEvent</text:a>, 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protocol.asp" xlink:type="simple">protocol</text:a></text:p>
          </table:table-cell>
          <table:table-cell office:value-type="string" calcext:value-type="string">
            <text:p>Sets or returns the protocol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rototype_array.asp" xlink:type="simple">prototype</text:a></text:p>
          </table:table-cell>
          <table:table-cell office:value-type="string" calcext:value-type="string">
            <text:p>Allows you to add properties and methods to an Array object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boolean.asp" xlink:type="simple">Boolean</text:a>, 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eudoElement</text:p>
          </table:table-cell>
          <table:table-cell office:value-type="string" calcext:value-type="string">
            <text:p>Returns the name of the pseudo-element of the animation or transition</text:p>
          </table:table-cell>
          <table:table-cell office:value-type="string" calcext:value-type="string">
            <text:p><text:a xlink:href="https://www.w3schools.com/jsref/obj_animationevent.asp" xlink:type="simple">AnimationEvent</text:a>, 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ush.asp" xlink:type="simple">push()</text:a></text:p>
          </table:table-cell>
          <table:table-cell office:value-type="string" calcext:value-type="string">
            <text:p>Adds new elements to the end of an array, and returns the new length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queryselector.asp" xlink:type="simple">querySelector()</text:a></text:p>
          </table:table-cell>
          <table:table-cell office:value-type="string" calcext:value-type="string">
            <text:p>Returns the first element that matches a specified CSS selector(s) in the document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queryselectorall.asp" xlink:type="simple">querySelectorAll()</text:a></text:p>
          </table:table-cell>
          <table:table-cell office:value-type="string" calcext:value-type="string">
            <text:p>Returns a static NodeList containing all elements that matches a specified CSS selector(s) in the document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andom.asp" xlink:type="simple">random()</text:a></text:p>
          </table:table-cell>
          <table:table-cell office:value-type="string" calcext:value-type="string">
            <text:p>Returns a random number between 0 and 1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readystate.asp" xlink:type="simple">readyState</text:a></text:p>
          </table:table-cell>
          <table:table-cell office:value-type="string" calcext:value-type="string">
            <text:p>Returns the (loading) status of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duce.asp" xlink:type="simple">reduce()</text:a></text:p>
          </table:table-cell>
          <table:table-cell office:value-type="string" calcext:value-type="string">
            <text:p>Reduce the values of an array to a single value (going left-to-right)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duceright.asp" xlink:type="simple">reduceRight()</text:a></text:p>
          </table:table-cell>
          <table:table-cell office:value-type="string" calcext:value-type="string">
            <text:p>Reduce the values of an array to a single value (going right-to-left)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referrer.asp" xlink:type="simple">referrer</text:a></text:p>
          </table:table-cell>
          <table:table-cell office:value-type="string" calcext:value-type="string">
            <text:p>Returns the URL of the document that loaded the current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loc_reload.asp" xlink:type="simple">reload()</text:a></text:p>
          </table:table-cell>
          <table:table-cell office:value-type="string" calcext:value-type="string">
            <text:p>Reloads the current document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remove.asp" xlink:type="simple">remove()</text:a></text:p>
          </table:table-cell>
          <table:table-cell office:value-type="string" calcext:value-type="string">
            <text:p>Removes the element from the DOM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removeattribute.asp" xlink:type="simple">removeAttribute()</text:a></text:p>
          </table:table-cell>
          <table:table-cell office:value-type="string" calcext:value-type="string">
            <text:p>Removes a specified attribute from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removeattributenode.asp" xlink:type="simple">removeAttributeNode()</text:a></text:p>
          </table:table-cell>
          <table:table-cell office:value-type="string" calcext:value-type="string">
            <text:p>Removes a specified attribute node, and returns the removed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removechild.asp" xlink:type="simple">removeChild()</text:a></text:p>
          </table:table-cell>
          <table:table-cell office:value-type="string" calcext:value-type="string">
            <text:p>Removes a child node from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removeeventlistener.asp" xlink:type="simple">removeEventListener()</text:a></text:p>
          </table:table-cell>
          <table:table-cell office:value-type="string" calcext:value-type="string">
            <text:p>Removes an event handler that has been attached with the addEventListener() method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storage_removeitem.asp" xlink:type="simple">removeItem()</text:a></text:p>
          </table:table-cell>
          <table:table-cell office:value-type="string" calcext:value-type="string">
            <text:p>Removes that key from the storage</text:p>
          </table:table-cell>
          <table:table-cell office:value-type="string" calcext:value-type="string">
            <text:p>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eat</text:p>
          </table:table-cell>
          <table:table-cell office:value-type="string" calcext:value-type="string">
            <text:p>Returns whether a key is being hold down repeatedly, or not</text:p>
          </table:table-cell>
          <table:table-cell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peat.asp" xlink:type="simple">repeat()</text:a></text:p>
          </table:table-cell>
          <table:table-cell office:value-type="string" calcext:value-type="string">
            <text:p>Returns a new string with a specified number of copies of an existing string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place.asp" xlink:type="simple">replace()</text:a></text:p>
          </table:table-cell>
          <table:table-cell office:value-type="string" calcext:value-type="string">
            <text:p>Searches a string for a specified value, or a regular expression, and returns a new string where the specified values are replaced</text:p>
          </table:table-cell>
          <table:table-cell office:value-type="string" calcext:value-type="string">
            <text:p><text:a xlink:href="https://www.w3schools.com/jsref/jsref_obj_string.asp" xlink:type="simple">String</text:a>, 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ode_replacechild.asp" xlink:type="simple">replaceChild()</text:a></text:p>
          </table:table-cell>
          <table:table-cell office:value-type="string" calcext:value-type="string">
            <text:p>Replaces a child node in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estAnimationFrame()</text:p>
          </table:table-cell>
          <table:table-cell office:value-type="string" calcext:value-type="string">
            <text:p>Requests the browser to call a function to update an animation before the next repaint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requestfullscreen.asp" xlink:type="simple">requestFullscreen()</text:a></text:p>
          </table:table-cell>
          <table:table-cell office:value-type="string" calcext:value-type="string">
            <text:p>Shows an element in fullscreen m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resizeby.asp" xlink:type="simple">resizeBy()</text:a></text:p>
          </table:table-cell>
          <table:table-cell office:value-type="string" calcext:value-type="string">
            <text:p>Resizes the window by the specified pixel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resizeto.asp" xlink:type="simple">resizeTo()</text:a></text:p>
          </table:table-cell>
          <table:table-cell office:value-type="string" calcext:value-type="string">
            <text:p>Resizes the window to the specified width and height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turn.asp" xlink:type="simple">return</text:a></text:p>
          </table:table-cell>
          <table:table-cell office:value-type="string" calcext:value-type="string">
            <text:p>Stops the execution of a function and returns a value from that function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verse.asp" xlink:type="simple">reverse()</text:a></text:p>
          </table:table-cell>
          <table:table-cell office:value-type="string" calcext:value-type="string">
            <text:p>Reverses the order of the elements in an array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ound.asp" xlink:type="simple">round()</text:a></text:p>
          </table:table-cell>
          <table:table-cell office:value-type="string" calcext:value-type="string">
            <text:p>Rounds x to the nearest integ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ow.asp" xlink:type="simple">pow()</text:a></text:p>
          </table:table-cell>
          <table:table-cell office:value-type="string" calcext:value-type="string">
            <text:p>Returns the value of x to the power of y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previoussibling.asp" xlink:type="simple">previousSibling</text:a></text:p>
          </table:table-cell>
          <table:table-cell office:value-type="string" calcext:value-type="string">
            <text:p>Returns the previous node at the same node tree level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previouselementsibling.asp" xlink:type="simple">previousElementSibling</text:a></text:p>
          </table:table-cell>
          <table:table-cell office:value-type="string" calcext:value-type="string">
            <text:p>Returns the previous element at the same node tree level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prompt.asp" xlink:type="simple">prompt()</text:a></text:p>
          </table:table-cell>
          <table:table-cell office:value-type="string" calcext:value-type="string">
            <text:p>Displays a dialog box that prompts the visitor for input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prototype_num.asp" xlink:type="simple">prototype</text:a></text:p>
          </table:table-cell>
          <table:table-cell office:value-type="string" calcext:value-type="string">
            <text:p>Allows you to add properties and methods to an object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relatedtarget.asp" xlink:type="simple">relatedTarget</text:a></text:p>
          </table:table-cell>
          <table:table-cell office:value-type="string" calcext:value-type="string">
            <text:p>Returns the element related to the element that triggered the mouse event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focusevent.asp" xlink:type="simple">Focu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removeeventlistener.asp" xlink:type="simple">removeEventListener()</text:a></text:p>
          </table:table-cell>
          <table:table-cell office:value-type="string" calcext:value-type="string">
            <text:p>Removes an event handler from the document (that has been attached with the <text:a xlink:href="https://www.w3schools.com/jsref/met_document_addeventlistener.asp" xlink:type="simple">addEventListener()</text:a> method)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amednodemap_removenameditem.asp" xlink:type="simple">removeNamedItem()</text:a></text:p>
          </table:table-cell>
          <table:table-cell office:value-type="string" calcext:value-type="string">
            <text:p>Removes a specified attribute node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ument_renamenode.asp" xlink:type="simple">renameNode()</text:a></text:p>
          </table:table-cell>
          <table:table-cell office:value-type="string" calcext:value-type="string">
            <text:p>Renames the specified node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obj_screen.asp" xlink:type="simple">screen</text:a></text:p>
          </table:table-cell>
          <table:table-cell office:value-type="string" calcext:value-type="string">
            <text:p>Returns the Screen object for the window <text:a xlink:href="https://www.w3schools.com/jsref/obj_screen.asp" xlink:type="simple">(See Screen object)</text:a>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creenleft.asp" xlink:type="simple">screenLeft</text:a></text:p>
          </table:table-cell>
          <table:table-cell office:value-type="string" calcext:value-type="string">
            <text:p>Returns the horizontal coordinate of the window relative to the scree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creenleft.asp" xlink:type="simple">screenTop</text:a></text:p>
          </table:table-cell>
          <table:table-cell office:value-type="string" calcext:value-type="string">
            <text:p>Returns the vertical coordinate of the window relative to the scree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creenx.asp" xlink:type="simple">screenX</text:a></text:p>
          </table:table-cell>
          <table:table-cell office:value-type="string" calcext:value-type="string">
            <text:p>Returns the horizontal coordinate of the window/mouse pointer relative to the screen</text:p>
          </table:table-cell>
          <table:table-cell office:value-type="string" calcext:value-type="string">
            <text:p><text:a xlink:href="https://www.w3schools.com/jsref/obj_window.asp" xlink:type="simple">Window</text:a>, 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creenx.asp" xlink:type="simple">screenY</text:a></text:p>
          </table:table-cell>
          <table:table-cell office:value-type="string" calcext:value-type="string">
            <text:p>Returns the vertical coordinate of the window/mouse pointer relative to the screen</text:p>
          </table:table-cell>
          <table:table-cell office:value-type="string" calcext:value-type="string">
            <text:p><text:a xlink:href="https://www.w3schools.com/jsref/obj_window.asp" xlink:type="simple">Window</text:a>, <text:a xlink:href="https://www.w3schools.com/jsref/obj_mouseevent.asp" xlink:type="simple">Mous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coll_doc_scripts.asp" xlink:type="simple">scripts</text:a></text:p>
          </table:table-cell>
          <table:table-cell office:value-type="string" calcext:value-type="string">
            <text:p>Returns a collection of &lt;script&gt; elements in the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roll()</text:p>
          </table:table-cell>
          <table:table-cell office:value-type="string" calcext:value-type="string">
            <text:p>Deprecated. This method has been replaced by the <text:a xlink:href="https://www.w3schools.com/jsref/met_win_scrollto.asp" xlink:type="simple">scrollTo()</text:a> method.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scrollby.asp" xlink:type="simple">scrollBy()</text:a></text:p>
          </table:table-cell>
          <table:table-cell office:value-type="string" calcext:value-type="string">
            <text:p>Scrolls the document by the specified number of pixel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scrollheight.asp" xlink:type="simple">scrollHeight</text:a></text:p>
          </table:table-cell>
          <table:table-cell office:value-type="string" calcext:value-type="string">
            <text:p>Returns the entire height of an element, including padding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scrollintoview.asp" xlink:type="simple">scrollIntoView()</text:a></text:p>
          </table:table-cell>
          <table:table-cell office:value-type="string" calcext:value-type="string">
            <text:p>Scrolls the specified element into the visible area of the browser window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scrollleft.asp" xlink:type="simple">scrollLeft</text:a></text:p>
          </table:table-cell>
          <table:table-cell office:value-type="string" calcext:value-type="string">
            <text:p>Sets or returns the number of pixels an element's content is scrolled horizontally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scrollto.asp" xlink:type="simple">scrollTo()</text:a></text:p>
          </table:table-cell>
          <table:table-cell office:value-type="string" calcext:value-type="string">
            <text:p>Scrolls the document to the specified coordinate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scrolltop.asp" xlink:type="simple">scrollTop</text:a></text:p>
          </table:table-cell>
          <table:table-cell office:value-type="string" calcext:value-type="string">
            <text:p>Sets or returns the number of pixels an element's content is scrolled vertically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scrollwidth.asp" xlink:type="simple">scrollWidth</text:a></text:p>
          </table:table-cell>
          <table:table-cell office:value-type="string" calcext:value-type="string">
            <text:p>Returns the entire width of an element, including padding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rollX</text:p>
          </table:table-cell>
          <table:table-cell office:value-type="string" calcext:value-type="string">
            <text:p>An alias of <text:a xlink:href="https://www.w3schools.com/jsref/prop_win_pagexoffset.asp" xlink:type="simple">pageXOffset</text:a>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rollY</text:p>
          </table:table-cell>
          <table:table-cell office:value-type="string" calcext:value-type="string">
            <text:p>An alias of <text:a xlink:href="https://www.w3schools.com/jsref/prop_win_pagexoffset.asp" xlink:type="simple">pageYOffset</text:a>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loc_search.asp" xlink:type="simple">search</text:a></text:p>
          </table:table-cell>
          <table:table-cell office:value-type="string" calcext:value-type="string">
            <text:p>Sets or returns the querystring part of a URL</text:p>
          </table:table-cell>
          <table:table-cell office:value-type="string" calcext:value-type="string">
            <text:p><text:a xlink:href="https://www.w3schools.com/jsref/obj_location.asp" xlink:type="simple">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arch.asp" xlink:type="simple">search()</text:a></text:p>
          </table:table-cell>
          <table:table-cell office:value-type="string" calcext:value-type="string">
            <text:p>Searches a string for a specified value, or regular expression, and returns the position of the match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elf.asp" xlink:type="simple">self</text:a></text:p>
          </table:table-cell>
          <table:table-cell office:value-type="string" calcext:value-type="string">
            <text:p>Returns the current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essionstorage.asp" xlink:type="simple">sessionStorage</text:a></text:p>
          </table:table-cell>
          <table:table-cell office:value-type="string" calcext:value-type="string">
            <text:p>Allows to save key/value pairs in a web browser. Stores the data for one session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setattribute.asp" xlink:type="simple">setAttribute()</text:a></text:p>
          </table:table-cell>
          <table:table-cell office:value-type="string" calcext:value-type="string">
            <text:p>Sets or changes the specified attribute, to the specified valu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element_setattributenode.asp" xlink:type="simple">setAttributeNode()</text:a></text:p>
          </table:table-cell>
          <table:table-cell office:value-type="string" calcext:value-type="string">
            <text:p>Sets or changes the specified attribute node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date.asp" xlink:type="simple">setDate()</text:a></text:p>
          </table:table-cell>
          <table:table-cell office:value-type="string" calcext:value-type="string">
            <text:p>Sets the day of the month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fullyear.asp" xlink:type="simple">setFullYear()</text:a></text:p>
          </table:table-cell>
          <table:table-cell office:value-type="string" calcext:value-type="string">
            <text:p>Sets the year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hours.asp" xlink:type="simple">setHours()</text:a></text:p>
          </table:table-cell>
          <table:table-cell office:value-type="string" calcext:value-type="string">
            <text:p>Sets the hour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setinterval.asp" xlink:type="simple">setInterval()</text:a></text:p>
          </table:table-cell>
          <table:table-cell office:value-type="string" calcext:value-type="string">
            <text:p>Calls a function or evaluates an expression at specified intervals (in milliseconds)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storage_setitem.asp" xlink:type="simple">setItem()</text:a></text:p>
          </table:table-cell>
          <table:table-cell office:value-type="string" calcext:value-type="string">
            <text:p>Adds that key to the storage, or update that key's value if it already exists</text:p>
          </table:table-cell>
          <table:table-cell office:value-type="string" calcext:value-type="string">
            <text:p><text:a xlink:href="https://www.w3schools.com/jsref/obj_storage.asp" xlink:type="simple">Storag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milliseconds.asp" xlink:type="simple">setMilliseconds()</text:a></text:p>
          </table:table-cell>
          <table:table-cell office:value-type="string" calcext:value-type="string">
            <text:p>Sets the milliseconds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minutes.asp" xlink:type="simple">setMinutes()</text:a></text:p>
          </table:table-cell>
          <table:table-cell office:value-type="string" calcext:value-type="string">
            <text:p>Set the minutes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month.asp" xlink:type="simple">setMonth()</text:a></text:p>
          </table:table-cell>
          <table:table-cell office:value-type="string" calcext:value-type="string">
            <text:p>Sets the month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namednodemap_setnameditem.asp" xlink:type="simple">setNamedItem()</text:a></text:p>
          </table:table-cell>
          <table:table-cell office:value-type="string" calcext:value-type="string">
            <text:p>Sets the specified attribute node (by name)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seconds.asp" xlink:type="simple">setSeconds()</text:a></text:p>
          </table:table-cell>
          <table:table-cell office:value-type="string" calcext:value-type="string">
            <text:p>Sets the seconds of a date object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time.asp" xlink:type="simple">setTime()</text:a></text:p>
          </table:table-cell>
          <table:table-cell office:value-type="string" calcext:value-type="string">
            <text:p>Sets a date to a specified number of milliseconds after/before January 1, 1970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settimeout.asp" xlink:type="simple">setTimeout()</text:a></text:p>
          </table:table-cell>
          <table:table-cell office:value-type="string" calcext:value-type="string">
            <text:p>Calls a function or evaluates an expression after a specified number of milliseconds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date.asp" xlink:type="simple">setUTCDate()</text:a></text:p>
          </table:table-cell>
          <table:table-cell office:value-type="string" calcext:value-type="string">
            <text:p>Sets the day of the month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fullyear.asp" xlink:type="simple">setUTCFullYear()</text:a></text:p>
          </table:table-cell>
          <table:table-cell office:value-type="string" calcext:value-type="string">
            <text:p>Sets the year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hours.asp" xlink:type="simple">setUTCHours()</text:a></text:p>
          </table:table-cell>
          <table:table-cell office:value-type="string" calcext:value-type="string">
            <text:p>Sets the hour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milliseconds.asp" xlink:type="simple">setUTCMilliseconds()</text:a></text:p>
          </table:table-cell>
          <table:table-cell office:value-type="string" calcext:value-type="string">
            <text:p>Sets the milliseconds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minutes.asp" xlink:type="simple">setUTCMinutes()</text:a></text:p>
          </table:table-cell>
          <table:table-cell office:value-type="string" calcext:value-type="string">
            <text:p>Set the minutes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month.asp" xlink:type="simple">setUTCMonth()</text:a></text:p>
          </table:table-cell>
          <table:table-cell office:value-type="string" calcext:value-type="string">
            <text:p>Sets the month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etutcseconds.asp" xlink:type="simple">setUTCSeconds()</text:a></text:p>
          </table:table-cell>
          <table:table-cell office:value-type="string" calcext:value-type="string">
            <text:p>Set the seconds of a date object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Year()</text:p>
          </table:table-cell>
          <table:table-cell office:value-type="string" calcext:value-type="string">
            <text:p>Deprecated. Use the <text:a xlink:href="https://www.w3schools.com/jsref/jsref_setfullyear.asp" xlink:type="simple">setFullYear()</text:a> method instead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hift.asp" xlink:type="simple">shift()</text:a></text:p>
          </table:table-cell>
          <table:table-cell office:value-type="string" calcext:value-type="string">
            <text:p>Removes the first element of an array, and returns that elemen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shiftkey.asp" xlink:type="simple">shiftKey</text:a></text:p>
          </table:table-cell>
          <table:table-cell office:value-type="string" calcext:value-type="string">
            <text:p>Returns whether the "SHIFT" key was pressed when an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keyboardevent.asp" xlink:type="simple">KeyboardEvent</text:a>, 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ign.asp" xlink:type="simple">sign(x)</text:a></text:p>
          </table:table-cell>
          <table:table-cell office:value-type="string" calcext:value-type="string">
            <text:p>Returns the sign of a number (checks whether it is positive, negative or zero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in.asp" xlink:type="simple">sin()</text:a></text:p>
          </table:table-cell>
          <table:table-cell office:value-type="string" calcext:value-type="string">
            <text:p>Returns the sine of x (x is in radians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inh.asp" xlink:type="simple">sinh()</text:a></text:p>
          </table:table-cell>
          <table:table-cell office:value-type="string" calcext:value-type="string">
            <text:p>Returns the hyperbolic sine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lice_array.asp" xlink:type="simple">slice()</text:a></text:p>
          </table:table-cell>
          <table:table-cell office:value-type="string" calcext:value-type="string">
            <text:p>Selects a part of an array, and returns the new array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ome.asp" xlink:type="simple">some()</text:a></text:p>
          </table:table-cell>
          <table:table-cell office:value-type="string" calcext:value-type="string">
            <text:p>Checks if any of the elements in an array pass a test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ort.asp" xlink:type="simple">sort()</text:a></text:p>
          </table:table-cell>
          <table:table-cell office:value-type="string" calcext:value-type="string">
            <text:p>Sorts the elements of an array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source.asp" xlink:type="simple">source</text:a></text:p>
          </table:table-cell>
          <table:table-cell office:value-type="string" calcext:value-type="string">
            <text:p>Returns the text of the RegExp pattern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attr_specified.asp" xlink:type="simple">specified</text:a></text:p>
          </table:table-cell>
          <table:table-cell office:value-type="string" calcext:value-type="string">
            <text:p>Returns true if the attribute has been specified, otherwise it returns false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plice.asp" xlink:type="simple">splice()</text:a></text:p>
          </table:table-cell>
          <table:table-cell office:value-type="string" calcext:value-type="string">
            <text:p>Adds/Removes elements from an array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plit.asp" xlink:type="simple">split()</text:a></text:p>
          </table:table-cell>
          <table:table-cell office:value-type="string" calcext:value-type="string">
            <text:p>Splits a string into an array of substring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lass_static.asp" xlink:type="simple">static</text:a></text:p>
          </table:table-cell>
          <table:table-cell office:value-type="string" calcext:value-type="string">
            <text:p>Defines a static method for a class</text:p>
          </table:table-cell>
          <table:table-cell office:value-type="string" calcext:value-type="string">
            <text:p><text:a xlink:href="https://www.w3schools.com/jsref/jsref_classes.asp" xlink:type="simple">Classe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tartswith.asp" xlink:type="simple">startsWith()</text:a></text:p>
          </table:table-cell>
          <table:table-cell office:value-type="string" calcext:value-type="string">
            <text:p>Checks whether a string begins with specified character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</text:p>
          </table:table-cell>
          <table:table-cell office:value-type="string" calcext:value-type="string">
            <text:p>Returns an object containing a copy of the history entries</text:p>
          </table:table-cell>
          <table:table-cell office:value-type="string" calcext:value-type="string">
            <text:p><text:a xlink:href="https://www.w3schools.com/jsref/obj_popstateevent.asp" xlink:type="simple">PopStat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tring.asp" xlink:type="simple">String()</text:a></text:p>
          </table:table-cell>
          <table:table-cell office:value-type="string" calcext:value-type="string">
            <text:p>Converts an object's value to a string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win_stop.asp" xlink:type="simple">stop()</text:a></text:p>
          </table:table-cell>
          <table:table-cell office:value-type="string" calcext:value-type="string">
            <text:p>Stops the window from loading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stopimmediatepropagation.asp" xlink:type="simple">stopImmediatePropagation()</text:a></text:p>
          </table:table-cell>
          <table:table-cell office:value-type="string" calcext:value-type="string">
            <text:p>Prevents other listeners of the same event from being call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stoppropagation.asp" xlink:type="simple">stopPropagation()</text:a></text:p>
          </table:table-cell>
          <table:table-cell office:value-type="string" calcext:value-type="string">
            <text:p>Prevents further propagation of an event during event flow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tringify.asp" xlink:type="simple">stringify()</text:a></text:p>
          </table:table-cell>
          <table:table-cell office:value-type="string" calcext:value-type="string">
            <text:p>Convert a JavaScript object to a JSON string</text:p>
          </table:table-cell>
          <table:table-cell office:value-type="string" calcext:value-type="string">
            <text:p><text:a xlink:href="https://www.w3schools.com/jsref/jsref_obj_json.asp" xlink:type="simple">JS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qrt.asp" xlink:type="simple">sqrt()</text:a></text:p>
          </table:table-cell>
          <table:table-cell office:value-type="string" calcext:value-type="string">
            <text:p>Returns the square root of x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qrt1_2.asp" xlink:type="simple">SQRT1_2</text:a></text:p>
          </table:table-cell>
          <table:table-cell office:value-type="string" calcext:value-type="string">
            <text:p>Returns the square root of 1/2 (approx. 0.707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qrt2.asp" xlink:type="simple">SQRT2</text:a></text:p>
          </table:table-cell>
          <table:table-cell office:value-type="string" calcext:value-type="string">
            <text:p>Returns the square root of 2 (approx. 1.414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status.asp" xlink:type="simple">status</text:a></text:p>
          </table:table-cell>
          <table:table-cell office:value-type="string" calcext:value-type="string">
            <text:p>Sets or returns the text in the statusbar of a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ument_stricterrorchecking.asp" xlink:type="simple">strictErrorChecking</text:a></text:p>
          </table:table-cell>
          <table:table-cell office:value-type="string" calcext:value-type="string">
            <text:p>Sets or returns whether error-checking is enforced or no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rageArea</text:p>
          </table:table-cell>
          <table:table-cell office:value-type="string" calcext:value-type="string">
            <text:p>Returns an object representing the affected storage object</text:p>
          </table:table-cell>
          <table:table-cell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style.asp" xlink:type="simple">style</text:a></text:p>
          </table:table-cell>
          <table:table-cell office:value-type="string" calcext:value-type="string">
            <text:p>Sets or returns the value of the style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ubstr.asp" xlink:type="simple">substr()</text:a></text:p>
          </table:table-cell>
          <table:table-cell office:value-type="string" calcext:value-type="string">
            <text:p>Extracts the characters from a string, beginning at a specified start position, and through the specified number of character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ubstring.asp" xlink:type="simple">substring()</text:a></text:p>
          </table:table-cell>
          <table:table-cell office:value-type="string" calcext:value-type="string">
            <text:p>Extracts the characters from a string, between two specified indice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class_super.asp" xlink:type="simple">super</text:a></text:p>
          </table:table-cell>
          <table:table-cell office:value-type="string" calcext:value-type="string">
            <text:p>Refers to the parent class</text:p>
          </table:table-cell>
          <table:table-cell office:value-type="string" calcext:value-type="string">
            <text:p><text:a xlink:href="https://www.w3schools.com/jsref/jsref_classes.asp" xlink:type="simple">Classe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switch.asp" xlink:type="simple">switch</text:a></text:p>
          </table:table-cell>
          <table:table-cell office:value-type="string" calcext:value-type="string">
            <text:p>Marks a block of statements to be executed depending on different cases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table.asp" xlink:type="simple">table()</text:a></text:p>
          </table:table-cell>
          <table:table-cell office:value-type="string" calcext:value-type="string">
            <text:p>Displays tabular data as a tab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html_tabindex.asp" xlink:type="simple">tabIndex</text:a></text:p>
          </table:table-cell>
          <table:table-cell office:value-type="string" calcext:value-type="string">
            <text:p>Sets or returns the value of the tabindex attribut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element_tagname.asp" xlink:type="simple">tagName</text:a></text:p>
          </table:table-cell>
          <table:table-cell office:value-type="string" calcext:value-type="string">
            <text:p>Returns the tag name of an element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an.asp" xlink:type="simple">tan()</text:a></text:p>
          </table:table-cell>
          <table:table-cell office:value-type="string" calcext:value-type="string">
            <text:p>Returns the tangent of an angle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anh.asp" xlink:type="simple">tanh()</text:a></text:p>
          </table:table-cell>
          <table:table-cell office:value-type="string" calcext:value-type="string">
            <text:p>Returns the hyperbolic tangent of a number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arget.asp" xlink:type="simple">target</text:a></text:p>
          </table:table-cell>
          <table:table-cell office:value-type="string" calcext:value-type="string">
            <text:p>Returns the element that triggered the ev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_targettouches.asp" xlink:type="simple">targetTouches</text:a></text:p>
          </table:table-cell>
          <table:table-cell office:value-type="string" calcext:value-type="string">
            <text:p>Returns a list of all the touch objects that are in contact with the surface and where the touchstart event occured on the same target element as the current target element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regexp_test.asp" xlink:type="simple">test()</text:a></text:p>
          </table:table-cell>
          <table:table-cell office:value-type="string" calcext:value-type="string">
            <text:p>Tests for a match in a string. Returns true or false</text:p>
          </table:table-cell>
          <table:table-cell office:value-type="string" calcext:value-type="string">
            <text:p><text:a xlink:href="https://www.w3schools.com/jsref/jsref_obj_regexp.asp" xlink:type="simple">RegExp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ode_textcontent.asp" xlink:type="simple">textContent</text:a></text:p>
          </table:table-cell>
          <table:table-cell office:value-type="string" calcext:value-type="string">
            <text:p>Sets or returns the textual content of a node and its descendants</text:p>
          </table:table-cell>
          <table:table-cell office:value-type="string" calcext:value-type="string">
            <text:p>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is</text:p>
          </table:table-cell>
          <table:table-cell office:value-type="string" calcext:value-type="string">
            <text:p>Refers to the object it belongs t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hrow.asp" xlink:type="simple">throw</text:a></text:p>
          </table:table-cell>
          <table:table-cell office:value-type="string" calcext:value-type="string">
            <text:p>Throws (generates) an error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time.asp" xlink:type="simple">time()</text:a></text:p>
          </table:table-cell>
          <table:table-cell office:value-type="string" calcext:value-type="string">
            <text:p>Starts a timer (can track how long an operation takes)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timeend.asp" xlink:type="simple">timeEnd()</text:a></text:p>
          </table:table-cell>
          <table:table-cell office:value-type="string" calcext:value-type="string">
            <text:p>Stops a timer that was previously started by console.time()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imestamp.asp" xlink:type="simple">timeStamp</text:a></text:p>
          </table:table-cell>
          <table:table-cell office:value-type="string" calcext:value-type="string">
            <text:p>Returns the time (in milliseconds relative to the epoch) at which the event was created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title.asp" xlink:type="simple">title</text:a></text:p>
          </table:table-cell>
          <table:table-cell office:value-type="string" calcext:value-type="string">
            <text:p>Sets or returns the title of the document</text:p>
          </table:table-cell>
          <table:table-cell office:value-type="string" calcext:value-type="string">
            <text:p><text:a xlink:href="https://www.w3schools.com/jsref/dom_obj_document.asp" xlink:type="simple">Document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datestring.asp" xlink:type="simple">toDateString()</text:a></text:p>
          </table:table-cell>
          <table:table-cell office:value-type="string" calcext:value-type="string">
            <text:p>Converts the date portion of a Date object into a readable string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GMTString()</text:p>
          </table:table-cell>
          <table:table-cell office:value-type="string" calcext:value-type="string">
            <text:p>Deprecated. Use the <text:a xlink:href="https://www.w3schools.com/jsref/jsref_toutcstring.asp" xlink:type="simple">toUTCString()</text:a> method instead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exponential.asp" xlink:type="simple">toExponential()</text:a></text:p>
          </table:table-cell>
          <table:table-cell office:value-type="string" calcext:value-type="string">
            <text:p>Converts a number into an exponential notation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fixed.asp" xlink:type="simple">toFixed(x)</text:a></text:p>
          </table:table-cell>
          <table:table-cell office:value-type="string" calcext:value-type="string">
            <text:p>Formats a number with x numbers of digits after the decimal point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json.asp" xlink:type="simple">toJSON()</text:a></text:p>
          </table:table-cell>
          <table:table-cell office:value-type="string" calcext:value-type="string">
            <text:p>Returns the date as a string, formatted as a JSON dat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isostring.asp" xlink:type="simple">toISOString()</text:a></text:p>
          </table:table-cell>
          <table:table-cell office:value-type="string" calcext:value-type="string">
            <text:p>Returns the date as a string, using the ISO standard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caledatestring.asp" xlink:type="simple">toLocaleDateString()</text:a></text:p>
          </table:table-cell>
          <table:table-cell office:value-type="string" calcext:value-type="string">
            <text:p>Returns the date portion of a Date object as a string, using locale conventions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calelowercase.asp" xlink:type="simple">toLocaleLowerCase()</text:a></text:p>
          </table:table-cell>
          <table:table-cell office:value-type="string" calcext:value-type="string">
            <text:p>Converts a string to lowercase letters, according to the host's locale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calestring.asp" xlink:type="simple">toLocaleString()</text:a></text:p>
          </table:table-cell>
          <table:table-cell office:value-type="string" calcext:value-type="string">
            <text:p>Converts a Date object to a string, using locale conventions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caletimestring.asp" xlink:type="simple">toLocaleTimeString()</text:a></text:p>
          </table:table-cell>
          <table:table-cell office:value-type="string" calcext:value-type="string">
            <text:p>Returns the time portion of a Date object as a string, using locale conventions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caleuppercase.asp" xlink:type="simple">toLocaleUpperCase()</text:a></text:p>
          </table:table-cell>
          <table:table-cell office:value-type="string" calcext:value-type="string">
            <text:p>Converts a string to uppercase letters, according to the host's locale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lowercase.asp" xlink:type="simple">toLowerCase()</text:a></text:p>
          </table:table-cell>
          <table:table-cell office:value-type="string" calcext:value-type="string">
            <text:p>Converts a string to lowercase letter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win_top.asp" xlink:type="simple">top</text:a></text:p>
          </table:table-cell>
          <table:table-cell office:value-type="string" calcext:value-type="string">
            <text:p>Returns the topmost browser window</text:p>
          </table:table-cell>
          <table:table-cell office:value-type="string" calcext:value-type="string">
            <text:p><text:a xlink:href="https://www.w3schools.com/jsref/obj_window.asp" xlink:type="simple">Window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precision.asp" xlink:type="simple">toPrecision(x)</text:a></text:p>
          </table:table-cell>
          <table:table-cell office:value-type="string" calcext:value-type="string">
            <text:p>Formats a number to x length</text:p>
          </table:table-cell>
          <table:table-cell office:value-type="string" calcext:value-type="string">
            <text:p><text:a xlink:href="https://www.w3schools.com/jsref/jsref_obj_number.asp" xlink:type="simple">Numbe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string_array.asp" xlink:type="simple">toString()</text:a></text:p>
          </table:table-cell>
          <table:table-cell office:value-type="string" calcext:value-type="string">
            <text:p>Converts an array to a string, and returns the result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boolean.asp" xlink:type="simple">Boolean</text:a>, <text:a xlink:href="https://www.w3schools.com/jsref/jsref_obj_date.asp" xlink:type="simple">Date</text:a>, <text:a xlink:href="https://www.w3schools.com/jsref/jsref_obj_number.asp" xlink:type="simple">Number</text:a>, <text:a xlink:href="https://www.w3schools.com/jsref/jsref_obj_regexp.asp" xlink:type="simple">RegExp</text:a>, <text:a xlink:href="https://www.w3schools.com/jsref/jsref_obj_string.asp" xlink:type="simple">String</text:a>, <text:a xlink:href="https://www.w3schools.com/jsref/dom_obj_all.asp" xlink:type="simple">Ele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Returns the total amount of work that will be loaded</text:p>
          </table:table-cell>
          <table:table-cell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timestring.asp" xlink:type="simple">toTimeString()</text:a></text:p>
          </table:table-cell>
          <table:table-cell office:value-type="string" calcext:value-type="string">
            <text:p>Converts the time portion of a Date object to a string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ouch_touches.asp" xlink:type="simple">touches</text:a></text:p>
          </table:table-cell>
          <table:table-cell office:value-type="string" calcext:value-type="string">
            <text:p>Returns a list of all the touch objects that are currently in contact with the surface</text:p>
          </table:table-cell>
          <table:table-cell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uppercase.asp" xlink:type="simple">toUpperCase()</text:a></text:p>
          </table:table-cell>
          <table:table-cell office:value-type="string" calcext:value-type="string">
            <text:p>Converts a string to uppercase letters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outcstring.asp" xlink:type="simple">toUTCString()</text:a></text:p>
          </table:table-cell>
          <table:table-cell office:value-type="string" calcext:value-type="string">
            <text:p>Converts a Date object to a string, according to universal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trace.asp" xlink:type="simple">trace()</text:a></text:p>
          </table:table-cell>
          <table:table-cell office:value-type="string" calcext:value-type="string">
            <text:p>Outputs a stack trace to the conso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ransitionend.asp" xlink:type="simple">transitionend</text:a></text:p>
          </table:table-cell>
          <table:table-cell office:value-type="string" calcext:value-type="string">
            <text:p>The event occurs when a CSS transition has completed</text:p>
          </table:table-cell>
          <table:table-cell office:value-type="string" calcext:value-type="string">
            <text:p><text:a xlink:href="https://www.w3schools.com/jsref/obj_transitionevent.asp" xlink:type="simple">Transition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rim_string.asp" xlink:type="simple">trim()</text:a></text:p>
          </table:table-cell>
          <table:table-cell office:value-type="string" calcext:value-type="string">
            <text:p>Removes whitespace from both ends of a string</text:p>
          </table:table-cell>
          <table:table-cell office:value-type="string" calcext:value-type="string">
            <text:p>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runc.asp" xlink:type="simple">trunc()</text:a></text:p>
          </table:table-cell>
          <table:table-cell office:value-type="string" calcext:value-type="string">
            <text:p>Returns the integer part of a number (x)</text:p>
          </table:table-cell>
          <table:table-cell office:value-type="string" calcext:value-type="string">
            <text:p><text:a xlink:href="https://www.w3schools.com/jsref/jsref_obj_math.asp" xlink:type="simple">Math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try_catch.asp" xlink:type="simple">try ... catch ... finally</text:a></text:p>
          </table:table-cell>
          <table:table-cell office:value-type="string" calcext:value-type="string">
            <text:p>Marks the block of statements to be executed when an error occurs in a try block, and implements error handling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type.asp" xlink:type="simple">type</text:a></text:p>
          </table:table-cell>
          <table:table-cell office:value-type="string" calcext:value-type="string">
            <text:p>Returns the name of the event</text:p>
          </table:table-cell>
          <table:table-cell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eof</text:p>
          </table:table-cell>
          <table:table-cell office:value-type="string" calcext:value-type="string">
            <text:p>Returns the type of a variable, object, function or expression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undefined.asp" xlink:type="simple">undefined</text:a></text:p>
          </table:table-cell>
          <table:table-cell office:value-type="string" calcext:value-type="string">
            <text:p>Indicates that a variable has not been assigned a value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unescape.asp" xlink:type="simple">unescape()</text:a></text:p>
          </table:table-cell>
          <table:table-cell office:value-type="string" calcext:value-type="string">
            <text:p>Deprecated in version 1.5. Use <text:a xlink:href="https://www.w3schools.com/jsref/jsref_decodeuri.asp" xlink:type="simple">decodeURI()</text:a> or <text:a xlink:href="https://www.w3schools.com/jsref/jsref_decodeuricomponent.asp" xlink:type="simple">decodeURIComponent()</text:a> instead</text:p>
          </table:table-cell>
          <table:table-cell office:value-type="string" calcext:value-type="string">
            <text:p><text:a xlink:href="https://www.w3schools.com/jsref/jsref_obj_global.asp" xlink:type="simple">Globa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unshift.asp" xlink:type="simple">unshift()</text:a></text:p>
          </table:table-cell>
          <table:table-cell office:value-type="string" calcext:value-type="string">
            <text:p>Adds new elements to the beginning of an array, and returns the new length</text:p>
          </table:table-cell>
          <table:table-cell office:value-type="string" calcext:value-type="string">
            <text:p><text:a xlink:href="https://www.w3schools.com/jsref/jsref_obj_array.asp" xlink:type="simple">Array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Returns the URL of the changed item's document</text:p>
          </table:table-cell>
          <table:table-cell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doc_url.asp" xlink:type="simple">URL</text:a></text:p>
          </table:table-cell>
          <table:table-cell office:value-type="string" calcext:value-type="string">
            <text:p>Returns the full URL of the HTML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nav_useragent.asp" xlink:type="simple">userAgent</text:a></text:p>
          </table:table-cell>
          <table:table-cell office:value-type="string" calcext:value-type="string">
            <text:p>Returns the user-agent header sent by the browser to the server</text:p>
          </table:table-cell>
          <table:table-cell office:value-type="string" calcext:value-type="string">
            <text:p><text:a xlink:href="https://www.w3schools.com/jsref/obj_navigator.asp" xlink:type="simple">Navigato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utc.asp" xlink:type="simple">UTC()</text:a></text:p>
          </table:table-cell>
          <table:table-cell office:value-type="string" calcext:value-type="string">
            <text:p>Returns the number of milliseconds in a date since midnight of January 1, 1970, according to UTC time</text:p>
          </table:table-cell>
          <table:table-cell office:value-type="string" calcext:value-type="string">
            <text:p><text:a xlink:href="https://www.w3schools.com/jsref/jsref_obj_date.asp" xlink:type="simple">Da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attr_value.asp" xlink:type="simple">value</text:a></text:p>
          </table:table-cell>
          <table:table-cell office:value-type="string" calcext:value-type="string">
            <text:p>Sets or returns the value of the attribute</text:p>
          </table:table-cell>
          <table:table-cell office:value-type="string" calcext:value-type="string">
            <text:p><text:a xlink:href="https://www.w3schools.com/jsref/dom_obj_attributes.asp" xlink:type="simple">Attribut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valueof_array.asp" xlink:type="simple">valueOf()</text:a></text:p>
          </table:table-cell>
          <table:table-cell office:value-type="string" calcext:value-type="string">
            <text:p>Returns the primitive value of an array</text:p>
          </table:table-cell>
          <table:table-cell office:value-type="string" calcext:value-type="string">
            <text:p><text:a xlink:href="https://www.w3schools.com/jsref/jsref_obj_array.asp" xlink:type="simple">Array</text:a>, <text:a xlink:href="https://www.w3schools.com/jsref/jsref_obj_boolean.asp" xlink:type="simple">Boolean</text:a>, <text:a xlink:href="https://www.w3schools.com/jsref/jsref_obj_date.asp" xlink:type="simple">Date</text:a>, <text:a xlink:href="https://www.w3schools.com/jsref/jsref_obj_number.asp" xlink:type="simple">Number</text:a>, <text:a xlink:href="https://www.w3schools.com/jsref/jsref_obj_string.asp" xlink:type="simple">String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var.asp" xlink:type="simple">var</text:a></text:p>
          </table:table-cell>
          <table:table-cell office:value-type="string" calcext:value-type="string">
            <text:p>Declares a variabl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console_warn.asp" xlink:type="simple">warn()</text:a></text:p>
          </table:table-cell>
          <table:table-cell office:value-type="string" calcext:value-type="string">
            <text:p>Outputs a warning message to the console</text:p>
          </table:table-cell>
          <table:table-cell office:value-type="string" calcext:value-type="string">
            <text:p><text:a xlink:href="https://www.w3schools.com/jsref/obj_console.asp" xlink:type="simple">Consol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tchPosition()</text:p>
          </table:table-cell>
          <table:table-cell office:value-type="string" calcext:value-type="string">
            <text:p>Returns a watch ID value that then can be used to unregister the handler by passing it to the Geolocation.clearWatch() method</text:p>
          </table:table-cell>
          <table:table-cell office:value-type="string" calcext:value-type="string">
            <text:p><text:a xlink:href="https://www.w3schools.com/jsref/obj_geolocation.asp" xlink:type="simple">Geolocatio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which.asp" xlink:type="simple">which</text:a></text:p>
          </table:table-cell>
          <table:table-cell office:value-type="string" calcext:value-type="string">
            <text:p>Returns which mouse button was pressed when the mouse event was triggered</text:p>
          </table:table-cell>
          <table:table-cell office:value-type="string" calcext:value-type="string">
            <text:p><text:a xlink:href="https://www.w3schools.com/jsref/obj_mouseevent.asp" xlink:type="simple">MouseEvent</text:a>, <text:a xlink:href="https://www.w3schools.com/jsref/obj_keyboardevent.asp" xlink:type="simple">Keyboard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prop_screen_width.asp" xlink:type="simple">width</text:a></text:p>
          </table:table-cell>
          <table:table-cell office:value-type="string" calcext:value-type="string">
            <text:p>Returns the total width of the screen</text:p>
          </table:table-cell>
          <table:table-cell office:value-type="string" calcext:value-type="string">
            <text:p><text:a xlink:href="https://www.w3schools.com/jsref/obj_screen.asp" xlink:type="simple">Screen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event_view.asp" xlink:type="simple">view</text:a></text:p>
          </table:table-cell>
          <table:table-cell office:value-type="string" calcext:value-type="string">
            <text:p>Returns a reference to the Window object where the event occurred</text:p>
          </table:table-cell>
          <table:table-cell office:value-type="string" calcext:value-type="string">
            <text:p><text:a xlink:href="https://www.w3schools.com/jsref/obj_uievent.asp" xlink:type="simple">UiEv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Evaluates an expression and returns undefined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jsref_while.asp" xlink:type="simple">while</text:a></text:p>
          </table:table-cell>
          <table:table-cell office:value-type="string" calcext:value-type="string">
            <text:p>Marks a block of statements to be executed while a condition is true</text:p>
          </table:table-cell>
          <table:table-cell office:value-type="string" calcext:value-type="string">
            <text:p><text:a xlink:href="https://www.w3schools.com/jsref/jsref_statements.asp" xlink:type="simple">Statements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_write.asp" xlink:type="simple">write()</text:a></text:p>
          </table:table-cell>
          <table:table-cell office:value-type="string" calcext:value-type="string">
            <text:p>Writes HTML expressions or JavaScript code to a docu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www.w3schools.com/jsref/met_doc_writeln.asp" xlink:type="simple">writeln()</text:a></text:p>
          </table:table-cell>
          <table:table-cell office:value-type="string" calcext:value-type="string">
            <text:p>Same as write(), but adds a newline character after each statement</text:p>
          </table:table-cell>
          <table:table-cell office:value-type="string" calcext:value-type="string">
            <text:p><text:a xlink:href="https://www.w3schools.com/jsref/dom_obj_document.asp" xlink:type="simple">Documen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ield</text:p>
          </table:table-cell>
          <table:table-cell office:value-type="string" calcext:value-type="string">
            <text:p>Pauses and resumes a generator function</text:p>
          </table:table-cell>
          <table:table-cell office:value-type="string" calcext:value-type="string">
            <text:p><text:a xlink:href="https://www.w3schools.com/jsref/jsref_operators.asp" xlink:type="simple">Operator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00:09:00.146000000</meta:creation-date>
    <dc:date>2021-10-18T00:29:10.484000000</dc:date>
    <meta:editing-duration>PT9M59S</meta:editing-duration>
    <meta:editing-cycles>2</meta:editing-cycles>
    <meta:generator>LibreOffice/7.1.4.2$Windows_X86_64 LibreOffice_project/a529a4fab45b75fefc5b6226684193eb000654f6</meta:generator>
    <meta:document-statistic meta:table-count="2" meta:cell-count="4029" meta:object-count="0"/>
  </office:meta>
</office:document-meta>
</file>